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9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ff4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/>
    </style:style>
    <style:style style:name="ce12" style:family="table-cell" style:parent-style-name="Default" style:data-style-name="N119">
      <style:table-cell-properties fo:background-color="#ff0000"/>
      <style:text-properties fo:color="#000000"/>
    </style:style>
    <style:style style:name="ce13" style:family="table-cell" style:parent-style-name="Default" style:data-style-name="N119">
      <style:table-cell-properties fo:background-color="#ff0000"/>
      <style:text-properties style:use-window-font-color="true"/>
    </style:style>
    <style:style style:name="ce11" style:family="table-cell" style:parent-style-name="Default" style:data-style-name="N119"/>
    <style:style style:name="ce16" style:family="table-cell" style:parent-style-name="Default" style:data-style-name="N119">
      <style:text-properties fo:color="#000000"/>
    </style:style>
    <style:style style:name="ce27" style:family="table-cell" style:parent-style-name="Default" style:data-style-name="N119">
      <style:table-cell-properties fo:background-color="transparent"/>
      <style:text-properties fo:color="#000000"/>
    </style:style>
    <style:style style:name="ce20" style:family="table-cell" style:parent-style-name="Default" style:data-style-name="N119">
      <style:table-cell-properties fo:background-color="#81d41a"/>
      <style:text-properties fo:color="#000000"/>
    </style:style>
    <style:style style:name="ce19" style:family="table-cell" style:parent-style-name="Default" style:data-style-name="N119">
      <style:table-cell-properties fo:background-color="#81d41a"/>
    </style:style>
    <style:style style:name="ce29" style:family="table-cell" style:parent-style-name="Default" style:data-style-name="N119">
      <style:table-cell-properties fo:background-color="transparent"/>
    </style:style>
    <style:style style:name="ce24" style:family="table-cell" style:parent-style-name="Default" style:data-style-name="N119">
      <style:table-cell-properties fo:background-color="#ffffff"/>
      <style:text-properties fo:color="#000000"/>
    </style:style>
    <style:style style:name="ce25" style:family="table-cell" style:parent-style-name="Default" style:data-style-name="N119">
      <style:table-cell-properties fo:background-color="#ffffff"/>
    </style:style>
    <style:style style:name="ce23" style:family="table-cell" style:parent-style-name="Default" style:data-style-name="N119">
      <style:table-cell-properties fo:background-color="#ff0000"/>
    </style:style>
    <style:style style:name="ce15" style:family="table-cell" style:parent-style-name="Default" style:data-style-name="N119">
      <style:text-properties fo:color="#3465a4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onization_energies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ce3"/>
        <table:table-column table:style-name="co1" table:number-columns-repeated="4" table:default-cell-style-name="ce6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number-columns-repeated="19" table:default-cell-style-name="ce1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Electro affinity [eV]:</text:p>
          </table:table-cell>
          <table:table-cell table:style-name="Default" office:value-type="string" calcext:value-type="string">
            <text:p>ionization energies [eV]:</text:p>
          </table:table-cell>
          <table:table-cell table:style-name="Default" table:number-columns-repeated="5"/>
          <table:table-cell table:number-columns-repeated="12"/>
          <table:table-cell office:value-type="string" calcext:value-type="string">
            <text:p>Energy after ionization:</text:p>
          </table:table-cell>
          <table:table-cell table:number-columns-repeated="18"/>
          <table:table-cell table:style-name="Default" office:value-type="string" calcext:value-type="string">
            <text:p>Coefficients for ionization degrees:</text:p>
          </table:table-cell>
          <table:table-cell table:style-name="Default" table:number-columns-repeated="18"/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.754195" calcext:value-type="float">
            <text:p>0.754195</text:p>
          </table:table-cell>
          <table:table-cell office:value-type="float" office:value="13.59844" calcext:value-type="float">
            <text:p>13.59844</text:p>
          </table:table-cell>
          <table:table-cell table:style-name="Default" table:number-columns-repeated="5"/>
          <table:table-cell table:number-columns-repeated="12"/>
          <table:table-cell table:formula="of:=[.W3] + [.C3]" office:value-type="float" office:value="14.352635" calcext:value-type="float">
            <text:p>14.352635</text:p>
          </table:table-cell>
          <table:table-cell table:formula="of:=SUM([.D3:.U3])" office:value-type="float" office:value="13.59844" calcext:value-type="float">
            <text:p>13.59844</text:p>
          </table:table-cell>
          <table:table-cell table:number-columns-repeated="17"/>
          <table:table-cell table:style-name="ce12" table:formula="of:=[.V3]/11.5967" office:value-type="float" office:value="1.23764821026671" calcext:value-type="float">
            <text:p>1.237648</text:p>
          </table:table-cell>
          <table:table-cell office:value-type="float" office:value="1" calcext:value-type="float">
            <text:p>1.000000</text:p>
          </table:table-cell>
          <table:table-cell table:number-columns-repeated="10"/>
          <table:table-cell office:value-type="float" office:value="14" calcext:value-type="float">
            <text:p>14.000000</text:p>
          </table:table-cell>
          <table:table-cell office:value-type="float" office:value="5" calcext:value-type="float">
            <text:p>5.0000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float" office:value="-0.5" calcext:value-type="float">
            <text:p>-0.5</text:p>
          </table:table-cell>
          <table:table-cell office:value-type="float" office:value="24.58738" calcext:value-type="float">
            <text:p>24.58738</text:p>
          </table:table-cell>
          <table:table-cell office:value-type="float" office:value="54.41776" calcext:value-type="float">
            <text:p>54.41776</text:p>
          </table:table-cell>
          <table:table-cell table:style-name="Default" table:number-columns-repeated="4"/>
          <table:table-cell table:number-columns-repeated="12"/>
          <table:table-cell table:formula="of:=[.W4] + [.C4]" office:value-type="float" office:value="78.50514" calcext:value-type="float">
            <text:p>78.50514</text:p>
          </table:table-cell>
          <table:table-cell table:formula="of:=SUM([.D4:.U4])" office:value-type="float" office:value="79.00514" calcext:value-type="float">
            <text:p>79.00514</text:p>
          </table:table-cell>
          <table:table-cell table:formula="of:=SUM([.E4:.U4])" office:value-type="float" office:value="54.41776" calcext:value-type="float">
            <text:p>54.41776</text:p>
          </table:table-cell>
          <table:table-cell table:number-columns-repeated="16"/>
          <table:table-cell table:style-name="ce12" table:formula="of:=[.V4]/32.7412" office:value-type="float" office:value="2.39774779177306" calcext:value-type="float">
            <text:p>2.397748</text:p>
          </table:table-cell>
          <table:table-cell table:style-name="ce20" table:formula="of:=[.W4]/78.7062" office:value-type="float" office:value="1.00379817600138" calcext:value-type="float">
            <text:p>1.003798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office:value-type="float" office:value="18" calcext:value-type="float">
            <text:p>18.000000</text:p>
          </table:table-cell>
          <table:table-cell table:style-name="ce20" office:value-type="float" office:value="12" calcext:value-type="float">
            <text:p>12.000000</text:p>
          </table:table-cell>
          <table:table-cell office:value-type="float" office:value="3" calcext:value-type="float">
            <text:p>3.000000</text:p>
          </table:table-cell>
          <table:table-cell table:number-columns-repeated="2"/>
          <table:table-cell office:value-type="string" calcext:value-type="string">
            <text:p>Fidelity = 0.9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0.618049" calcext:value-type="float">
            <text:p>0.618049</text:p>
          </table:table-cell>
          <table:table-cell office:value-type="float" office:value="5.39171" calcext:value-type="float">
            <text:p>5.39171</text:p>
          </table:table-cell>
          <table:table-cell office:value-type="float" office:value="75.64009" calcext:value-type="float">
            <text:p>75.64009</text:p>
          </table:table-cell>
          <table:table-cell table:style-name="ce3" office:value-type="float" office:value="122.45435" calcext:value-type="float">
            <text:p>122.45435</text:p>
          </table:table-cell>
          <table:table-cell table:style-name="Default" table:number-columns-repeated="3"/>
          <table:table-cell table:number-columns-repeated="12"/>
          <table:table-cell table:formula="of:=[.W5] + [.C5]" office:value-type="float" office:value="204.104199" calcext:value-type="float">
            <text:p>204.104199</text:p>
          </table:table-cell>
          <table:table-cell table:formula="of:=SUM([.D5:.U5])" office:value-type="float" office:value="203.48615" calcext:value-type="float">
            <text:p>203.48615</text:p>
          </table:table-cell>
          <table:table-cell table:formula="of:=SUM([.E5:.U5])" office:value-type="float" office:value="198.09444" calcext:value-type="float">
            <text:p>198.09444</text:p>
          </table:table-cell>
          <table:table-cell table:formula="of:=SUM([.F5:.U5])" office:value-type="float" office:value="122.45435" calcext:value-type="float">
            <text:p>122.45435</text:p>
          </table:table-cell>
          <table:table-cell table:number-columns-repeated="15"/>
          <table:table-cell table:style-name="ce13" table:formula="of:=[.V5]/35.2066" office:value-type="float" office:value="5.79732774536593" calcext:value-type="float">
            <text:p>5.797328</text:p>
          </table:table-cell>
          <table:table-cell table:formula="of:=[.W5]/199.363" office:value-type="float" office:value="1.02068162096277" calcext:value-type="float">
            <text:p>1.020682</text:p>
          </table:table-cell>
          <table:table-cell table:style-name="ce29" table:formula="of:=[.X5]/199.725" office:value-type="float" office:value="0.991835974464889" calcext:value-type="float">
            <text:p>0.991836</text:p>
          </table:table-cell>
          <table:table-cell office:value-type="float" office:value="1" calcext:value-type="float">
            <text:p>1.000000</text:p>
          </table:table-cell>
          <table:table-cell table:number-columns-repeated="8"/>
          <table:table-cell office:value-type="float" office:value="26" calcext:value-type="float">
            <text:p>26.000000</text:p>
          </table:table-cell>
          <table:table-cell office:value-type="float" office:value="9" calcext:value-type="float">
            <text:p>9.000000</text:p>
          </table:table-cell>
          <table:table-cell office:value-type="float" office:value="11" calcext:value-type="float">
            <text:p>11.000000</text:p>
          </table:table-cell>
          <table:table-cell table:number-columns-repeated="2"/>
          <table:table-cell office:value-type="string" calcext:value-type="string">
            <text:p>wavefunction_lenght_factor = 1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float" office:value="-0.5" calcext:value-type="float">
            <text:p>-0.5</text:p>
          </table:table-cell>
          <table:table-cell office:value-type="float" office:value="9.32269" calcext:value-type="float">
            <text:p>9.32269</text:p>
          </table:table-cell>
          <table:table-cell office:value-type="float" office:value="18.21115" calcext:value-type="float">
            <text:p>18.21115</text:p>
          </table:table-cell>
          <table:table-cell table:style-name="ce3" office:value-type="float" office:value="153.8962" calcext:value-type="float">
            <text:p>153.8962</text:p>
          </table:table-cell>
          <table:table-cell table:style-name="ce3" office:value-type="float" office:value="217.71858" calcext:value-type="float">
            <text:p>217.71858</text:p>
          </table:table-cell>
          <table:table-cell table:style-name="Default" table:number-columns-repeated="2"/>
          <table:table-cell table:number-columns-repeated="12"/>
          <table:table-cell table:formula="of:=[.W6] + [.C6]" office:value-type="float" office:value="398.64862" calcext:value-type="float">
            <text:p>398.64862</text:p>
          </table:table-cell>
          <table:table-cell table:formula="of:=SUM([.D6:.U6])" office:value-type="float" office:value="399.14862" calcext:value-type="float">
            <text:p>399.14862</text:p>
          </table:table-cell>
          <table:table-cell table:formula="of:=SUM([.E6:.U6])" office:value-type="float" office:value="389.82593" calcext:value-type="float">
            <text:p>389.82593</text:p>
          </table:table-cell>
          <table:table-cell table:formula="of:=SUM([.F6:.U6])" office:value-type="float" office:value="371.61478" calcext:value-type="float">
            <text:p>371.61478</text:p>
          </table:table-cell>
          <table:table-cell table:formula="of:=SUM([.G6:.U6])" office:value-type="float" office:value="217.71858" calcext:value-type="float">
            <text:p>217.71858</text:p>
          </table:table-cell>
          <table:table-cell table:number-columns-repeated="14"/>
          <table:table-cell table:formula="of:=[.V6]/393.349" office:value-type="float" office:value="1.01347307353012" calcext:value-type="float">
            <text:p>1.013473</text:p>
          </table:table-cell>
          <table:table-cell table:style-name="ce19" table:formula="of:=[.W6]/380.993" office:value-type="float" office:value="1.04765342145394" calcext:value-type="float">
            <text:p>1.047653</text:p>
          </table:table-cell>
          <table:table-cell table:formula="of:=[.X6]/376.274" office:value-type="float" office:value="1.03601612123081" calcext:value-type="float">
            <text:p>1.036016</text:p>
          </table:table-cell>
          <table:table-cell table:style-name="ce25" table:formula="of:=[.Y6]/371.653" office:value-type="float" office:value="0.9998971621378" calcext:value-type="float">
            <text:p>0.999897</text:p>
          </table:table-cell>
          <table:table-cell office:value-type="float" office:value="1" calcext:value-type="float">
            <text:p>1.000000</text:p>
          </table:table-cell>
          <table:table-cell table:number-columns-repeated="7"/>
          <table:table-cell table:style-name="ce29" office:value-type="float" office:value="8" calcext:value-type="float">
            <text:p>8.000000</text:p>
          </table:table-cell>
          <table:table-cell table:style-name="ce20" office:value-type="float" office:value="10" calcext:value-type="float">
            <text:p>10.000000</text:p>
          </table:table-cell>
          <table:table-cell office:value-type="float" office:value="10" calcext:value-type="float">
            <text:p>10.000000</text:p>
          </table:table-cell>
          <table:table-cell office:value-type="float" office:value="11" calcext:value-type="float">
            <text:p>11.000000</text:p>
          </table:table-cell>
          <table:table-cell/>
          <table:table-cell office:value-type="string" calcext:value-type="string">
            <text:p>Number of iterations = 1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0.279723" calcext:value-type="float">
            <text:p>0.279723</text:p>
          </table:table-cell>
          <table:table-cell office:value-type="float" office:value="8.29803" calcext:value-type="float">
            <text:p>8.29803</text:p>
          </table:table-cell>
          <table:table-cell office:value-type="float" office:value="25.15484" calcext:value-type="float">
            <text:p>25.15484</text:p>
          </table:table-cell>
          <table:table-cell table:style-name="ce3" office:value-type="float" office:value="37.93064" calcext:value-type="float">
            <text:p>37.93064</text:p>
          </table:table-cell>
          <table:table-cell table:style-name="ce3" office:value-type="float" office:value="259.37521" calcext:value-type="float">
            <text:p>259.37521</text:p>
          </table:table-cell>
          <table:table-cell table:style-name="ce3" office:value-type="float" office:value="340.2258" calcext:value-type="float">
            <text:p>340.2258</text:p>
          </table:table-cell>
          <table:table-cell table:style-name="Default"/>
          <table:table-cell table:number-columns-repeated="12"/>
          <table:table-cell table:formula="of:=[.W7] + [.C7]" office:value-type="float" office:value="671.264243" calcext:value-type="float">
            <text:p>671.264243</text:p>
          </table:table-cell>
          <table:table-cell table:formula="of:=SUM([.D7:.U7])" office:value-type="float" office:value="670.98452" calcext:value-type="float">
            <text:p>670.98452</text:p>
          </table:table-cell>
          <table:table-cell table:formula="of:=SUM([.E7:.U7])" office:value-type="float" office:value="662.68649" calcext:value-type="float">
            <text:p>662.68649</text:p>
          </table:table-cell>
          <table:table-cell table:formula="of:=SUM([.F7:.U7])" office:value-type="float" office:value="637.53165" calcext:value-type="float">
            <text:p>637.53165</text:p>
          </table:table-cell>
          <table:table-cell table:formula="of:=SUM([.G7:.U7])" office:value-type="float" office:value="599.60101" calcext:value-type="float">
            <text:p>599.60101</text:p>
          </table:table-cell>
          <table:table-cell table:formula="of:=SUM([.H7:.U7])" office:value-type="float" office:value="340.2258" calcext:value-type="float">
            <text:p>340.2258</text:p>
          </table:table-cell>
          <table:table-cell table:number-columns-repeated="13"/>
          <table:table-cell table:style-name="ce16" table:formula="of:=[.V7]/706.286" office:value-type="float" office:value="0.950414199063835" calcext:value-type="float">
            <text:p>0.950414</text:p>
          </table:table-cell>
          <table:table-cell table:style-name="ce29" table:formula="of:=[.W7]/670.712" office:value-type="float" office:value="1.00040631448371" calcext:value-type="float">
            <text:p>1.000406</text:p>
          </table:table-cell>
          <table:table-cell table:formula="of:=[.X7]/644.753" office:value-type="float" office:value="1.02781451191386" calcext:value-type="float">
            <text:p>1.027815</text:p>
          </table:table-cell>
          <table:table-cell table:formula="of:=[.Y7]/607.9" office:value-type="float" office:value="1.04874428359928" calcext:value-type="float">
            <text:p>1.048744</text:p>
          </table:table-cell>
          <table:table-cell table:formula="of:=[.Z7]/590.802" office:value-type="float" office:value="1.01489333143761" calcext:value-type="float">
            <text:p>1.014893</text:p>
          </table:table-cell>
          <table:table-cell office:value-type="float" office:value="1" calcext:value-type="float">
            <text:p>1.000000</text:p>
          </table:table-cell>
          <table:table-cell table:number-columns-repeated="6"/>
          <table:table-cell office:value-type="float" office:value="8" calcext:value-type="float">
            <text:p>8.000000</text:p>
          </table:table-cell>
          <table:table-cell table:style-name="ce29" office:value-type="float" office:value="8" calcext:value-type="float">
            <text:p>8.000000</text:p>
          </table:table-cell>
          <table:table-cell office:value-type="float" office:value="7" calcext:value-type="float">
            <text:p>7.000000</text:p>
          </table:table-cell>
          <table:table-cell office:value-type="float" office:value="10" calcext:value-type="float">
            <text:p>10.000000</text:p>
          </table:table-cell>
          <table:table-cell office:value-type="float" office:value="11" calcext:value-type="float">
            <text:p>11.0000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.2621226" calcext:value-type="float">
            <text:p>1.2621226</text:p>
          </table:table-cell>
          <table:table-cell office:value-type="float" office:value="11.2603" calcext:value-type="float">
            <text:p>11.2603</text:p>
          </table:table-cell>
          <table:table-cell office:value-type="float" office:value="24.38332" calcext:value-type="float">
            <text:p>24.38332</text:p>
          </table:table-cell>
          <table:table-cell table:style-name="ce3" office:value-type="float" office:value="47.8878" calcext:value-type="float">
            <text:p>47.8878</text:p>
          </table:table-cell>
          <table:table-cell table:style-name="ce3" office:value-type="float" office:value="64.4939" calcext:value-type="float">
            <text:p>64.4939</text:p>
          </table:table-cell>
          <table:table-cell table:style-name="ce3" office:value-type="float" office:value="392.087" calcext:value-type="float">
            <text:p>392.087</text:p>
          </table:table-cell>
          <table:table-cell table:style-name="ce3" office:value-type="float" office:value="489.99334" calcext:value-type="float">
            <text:p>489.99334</text:p>
          </table:table-cell>
          <table:table-cell table:number-columns-repeated="12"/>
          <table:table-cell table:formula="of:=[.W8] + [.C8]" office:value-type="float" office:value="1031.3677826" calcext:value-type="float">
            <text:p>1031.3677826</text:p>
          </table:table-cell>
          <table:table-cell table:formula="of:=SUM([.D8:.U8])" office:value-type="float" office:value="1030.10566" calcext:value-type="float">
            <text:p>1030.10566</text:p>
          </table:table-cell>
          <table:table-cell table:formula="of:=SUM([.E8:.U8])" office:value-type="float" office:value="1018.84536" calcext:value-type="float">
            <text:p>1018.84536</text:p>
          </table:table-cell>
          <table:table-cell table:formula="of:=SUM([.F8:.U8])" office:value-type="float" office:value="994.46204" calcext:value-type="float">
            <text:p>994.46204</text:p>
          </table:table-cell>
          <table:table-cell table:formula="of:=SUM([.G8:.U8])" office:value-type="float" office:value="946.57424" calcext:value-type="float">
            <text:p>946.57424</text:p>
          </table:table-cell>
          <table:table-cell table:formula="of:=SUM([.H8:.U8])" office:value-type="float" office:value="882.08034" calcext:value-type="float">
            <text:p>882.08034</text:p>
          </table:table-cell>
          <table:table-cell table:formula="of:=SUM([.I8:.U8])" office:value-type="float" office:value="489.99334" calcext:value-type="float">
            <text:p>489.99334</text:p>
          </table:table-cell>
          <table:table-cell table:number-columns-repeated="12"/>
          <table:table-cell table:style-name="ce16" table:formula="of:=[.V8]/1073.92" office:value-type="float" office:value="0.960376734393623" calcext:value-type="float">
            <text:p>0.960377</text:p>
          </table:table-cell>
          <table:table-cell table:style-name="ce24" table:formula="of:=[.W8]/1018.97" office:value-type="float" office:value="1.01092834921538" calcext:value-type="float">
            <text:p>1.010928</text:p>
          </table:table-cell>
          <table:table-cell table:style-name="ce27" table:formula="of:=[.X8]/965.197" office:value-type="float" office:value="1.05558280848366" calcext:value-type="float">
            <text:p>1.055583</text:p>
          </table:table-cell>
          <table:table-cell table:formula="of:=[.Y8]/898.139" office:value-type="float" office:value="1.10724736371542" calcext:value-type="float">
            <text:p>1.107247</text:p>
          </table:table-cell>
          <table:table-cell table:formula="of:=[.Z8]/888.175" office:value-type="float" office:value="1.06575195203648" calcext:value-type="float">
            <text:p>1.065752</text:p>
          </table:table-cell>
          <table:table-cell table:formula="of:=[.AA8]/853.252" office:value-type="float" office:value="1.03378643120672" calcext:value-type="float">
            <text:p>1.033786</text:p>
          </table:table-cell>
          <table:table-cell office:value-type="float" office:value="1" calcext:value-type="float">
            <text:p>1.000000</text:p>
          </table:table-cell>
          <table:table-cell table:number-columns-repeated="5"/>
          <table:table-cell office:value-type="float" office:value="8" calcext:value-type="float">
            <text:p>8.000000</text:p>
          </table:table-cell>
          <table:table-cell table:style-name="ce25" office:value-type="float" office:value="9" calcext:value-type="float">
            <text:p>9.000000</text:p>
          </table:table-cell>
          <table:table-cell table:style-name="ce29" office:value-type="float" office:value="9" calcext:value-type="float">
            <text:p>9.000000</text:p>
          </table:table-cell>
          <table:table-cell office:value-type="float" office:value="12" calcext:value-type="float">
            <text:p>12.000000</text:p>
          </table:table-cell>
          <table:table-cell office:value-type="float" office:value="11" calcext:value-type="float">
            <text:p>11.000000</text:p>
          </table:table-cell>
          <table:table-cell office:value-type="float" office:value="10" calcext:value-type="float">
            <text:p>10.0000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-0.07" calcext:value-type="float">
            <text:p>-0.07</text:p>
          </table:table-cell>
          <table:table-cell office:value-type="float" office:value="4.53414" calcext:value-type="float">
            <text:p>4.53414</text:p>
          </table:table-cell>
          <table:table-cell office:value-type="float" office:value="29.6013" calcext:value-type="float">
            <text:p>29.6013</text:p>
          </table:table-cell>
          <table:table-cell table:style-name="ce3" office:value-type="float" office:value="47.44924" calcext:value-type="float">
            <text:p>47.44924</text:p>
          </table:table-cell>
          <table:table-cell table:style-name="ce3" office:value-type="float" office:value="77.4735" calcext:value-type="float">
            <text:p>77.4735</text:p>
          </table:table-cell>
          <table:table-cell table:style-name="ce3" office:value-type="float" office:value="97.8902" calcext:value-type="float">
            <text:p>97.8902</text:p>
          </table:table-cell>
          <table:table-cell table:style-name="ce3" office:value-type="float" office:value="552.0718" calcext:value-type="float">
            <text:p>552.0718</text:p>
          </table:table-cell>
          <table:table-cell table:style-name="ce3" office:value-type="float" office:value="667.046" calcext:value-type="float">
            <text:p>667.046</text:p>
          </table:table-cell>
          <table:table-cell table:number-columns-repeated="11"/>
          <table:table-cell table:formula="of:=[.W9] + [.C9]" office:value-type="float" office:value="1475.99618" calcext:value-type="float">
            <text:p>1475.99618</text:p>
          </table:table-cell>
          <table:table-cell table:formula="of:=SUM([.D9:.U9])" office:value-type="float" office:value="1476.06618" calcext:value-type="float">
            <text:p>1476.06618</text:p>
          </table:table-cell>
          <table:table-cell table:formula="of:=SUM([.E9:.U9])" office:value-type="float" office:value="1471.53204" calcext:value-type="float">
            <text:p>1471.53204</text:p>
          </table:table-cell>
          <table:table-cell table:formula="of:=SUM([.F9:.U9])" office:value-type="float" office:value="1441.93074" calcext:value-type="float">
            <text:p>1441.93074</text:p>
          </table:table-cell>
          <table:table-cell table:formula="of:=SUM([.G9:.U9])" office:value-type="float" office:value="1394.4815" calcext:value-type="float">
            <text:p>1394.4815</text:p>
          </table:table-cell>
          <table:table-cell table:formula="of:=SUM([.H9:.U9])" office:value-type="float" office:value="1317.008" calcext:value-type="float">
            <text:p>1317.008</text:p>
          </table:table-cell>
          <table:table-cell table:formula="of:=SUM([.I9:.U9])" office:value-type="float" office:value="1219.1178" calcext:value-type="float">
            <text:p>1219.1178</text:p>
          </table:table-cell>
          <table:table-cell table:formula="of:=SUM([.J9:.U9])" office:value-type="float" office:value="667.046" calcext:value-type="float">
            <text:p>667.046</text:p>
          </table:table-cell>
          <table:table-cell table:number-columns-repeated="11"/>
          <table:table-cell table:style-name="ce27" table:formula="of:=[.V9]/1539.65" office:value-type="float" office:value="0.958656954502647" calcext:value-type="float">
            <text:p>0.958657</text:p>
          </table:table-cell>
          <table:table-cell table:style-name="ce27" table:formula="of:=[.W9]/1463.41" office:value-type="float" office:value="1.00864841705332" calcext:value-type="float">
            <text:p>1.008648</text:p>
          </table:table-cell>
          <table:table-cell table:style-name="ce27" table:formula="of:=[.X9]/1385.59" office:value-type="float" office:value="1.06202559198609" calcext:value-type="float">
            <text:p>1.062026</text:p>
          </table:table-cell>
          <table:table-cell table:style-name="ce27" table:formula="of:=[.Y9]/1307.98" office:value-type="float" office:value="1.10241038853805" calcext:value-type="float">
            <text:p>1.102410</text:p>
          </table:table-cell>
          <table:table-cell table:formula="of:=[.Z9]/1278.01" office:value-type="float" office:value="1.09113504589166" calcext:value-type="float">
            <text:p>1.091135</text:p>
          </table:table-cell>
          <table:table-cell table:formula="of:=[.AA9]/1214.39" office:value-type="float" office:value="1.08450168397302" calcext:value-type="float">
            <text:p>1.084502</text:p>
          </table:table-cell>
          <table:table-cell table:formula="of:=[.AB9]/1153.27" office:value-type="float" office:value="1.05709660357072" calcext:value-type="float">
            <text:p>1.057097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table:style-name="ce29" office:value-type="float" office:value="7" calcext:value-type="float">
            <text:p>7.000000</text:p>
          </table:table-cell>
          <table:table-cell table:style-name="ce29" office:value-type="float" office:value="8" calcext:value-type="float">
            <text:p>8.000000</text:p>
          </table:table-cell>
          <table:table-cell table:style-name="ce29" office:value-type="float" office:value="9" calcext:value-type="float">
            <text:p>9.000000</text:p>
          </table:table-cell>
          <table:table-cell table:style-name="ce29" office:value-type="float" office:value="7" calcext:value-type="float">
            <text:p>7.000000</text:p>
          </table:table-cell>
          <table:table-cell table:number-columns-repeated="2" office:value-type="float" office:value="11" calcext:value-type="float">
            <text:p>11.000000</text:p>
          </table:table-cell>
          <table:table-cell office:value-type="float" office:value="10" calcext:value-type="float">
            <text:p>10.0000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.46111297" calcext:value-type="float">
            <text:p>1.46111297</text:p>
          </table:table-cell>
          <table:table-cell office:value-type="float" office:value="13.61806" calcext:value-type="float">
            <text:p>13.61806</text:p>
          </table:table-cell>
          <table:table-cell office:value-type="float" office:value="35.1173" calcext:value-type="float">
            <text:p>35.1173</text:p>
          </table:table-cell>
          <table:table-cell table:style-name="ce3" office:value-type="float" office:value="54.9355" calcext:value-type="float">
            <text:p>54.9355</text:p>
          </table:table-cell>
          <table:table-cell table:style-name="ce3" office:value-type="float" office:value="77.41353" calcext:value-type="float">
            <text:p>77.41353</text:p>
          </table:table-cell>
          <table:table-cell table:style-name="ce3" office:value-type="float" office:value="113.899" calcext:value-type="float">
            <text:p>113.899</text:p>
          </table:table-cell>
          <table:table-cell table:style-name="ce3" office:value-type="float" office:value="138.1197" calcext:value-type="float">
            <text:p>138.1197</text:p>
          </table:table-cell>
          <table:table-cell table:style-name="ce3" office:value-type="float" office:value="739.29" calcext:value-type="float">
            <text:p>739.29</text:p>
          </table:table-cell>
          <table:table-cell table:style-name="ce3" office:value-type="float" office:value="871.4101" calcext:value-type="float">
            <text:p>871.4101</text:p>
          </table:table-cell>
          <table:table-cell table:number-columns-repeated="10"/>
          <table:table-cell table:style-name="ce9" table:formula="of:=SUM([.C10:.U10])" office:value-type="float" office:value="2045.26430297" calcext:value-type="float">
            <text:p>2045.26430297</text:p>
          </table:table-cell>
          <table:table-cell table:formula="of:=SUM([.D10:.U10])" office:value-type="float" office:value="2043.80319" calcext:value-type="float">
            <text:p>2043.80319</text:p>
          </table:table-cell>
          <table:table-cell table:formula="of:=SUM([.E10:.U10])" office:value-type="float" office:value="2030.18513" calcext:value-type="float">
            <text:p>2030.18513</text:p>
          </table:table-cell>
          <table:table-cell table:formula="of:=SUM([.F10:.U10])" office:value-type="float" office:value="1995.06783" calcext:value-type="float">
            <text:p>1995.06783</text:p>
          </table:table-cell>
          <table:table-cell table:formula="of:=SUM([.G10:.U10])" office:value-type="float" office:value="1940.13233" calcext:value-type="float">
            <text:p>1940.13233</text:p>
          </table:table-cell>
          <table:table-cell table:formula="of:=SUM([.H10:.U10])" office:value-type="float" office:value="1862.7188" calcext:value-type="float">
            <text:p>1862.7188</text:p>
          </table:table-cell>
          <table:table-cell table:formula="of:=SUM([.I10:.U10])" office:value-type="float" office:value="1748.8198" calcext:value-type="float">
            <text:p>1748.8198</text:p>
          </table:table-cell>
          <table:table-cell table:style-name="ce9" table:formula="of:=SUM([.J10:.U10])" office:value-type="float" office:value="1610.7001" calcext:value-type="float">
            <text:p>1610.7001</text:p>
          </table:table-cell>
          <table:table-cell table:formula="of:=SUM([.K10:.U10])" office:value-type="float" office:value="871.4101" calcext:value-type="float">
            <text:p>871.4101</text:p>
          </table:table-cell>
          <table:table-cell table:number-columns-repeated="10"/>
          <table:table-cell table:style-name="ce27" table:formula="of:=[.V10]/2115.18" office:value-type="float" office:value="0.966945745974338" calcext:value-type="float">
            <text:p>0.966946</text:p>
          </table:table-cell>
          <table:table-cell table:style-name="ce16" table:formula="of:=[.W10]/2014.19" office:value-type="float" office:value="1.01470228230703" calcext:value-type="float">
            <text:p>1.014702</text:p>
          </table:table-cell>
          <table:table-cell table:style-name="ce16" table:formula="of:=[.X10]/1909.8" office:value-type="float" office:value="1.06303546444654" calcext:value-type="float">
            <text:p>1.063035</text:p>
          </table:table-cell>
          <table:table-cell table:style-name="ce27" table:formula="of:=[.Y10]/1801.78" office:value-type="float" office:value="1.10727604369013" calcext:value-type="float">
            <text:p>1.107276</text:p>
          </table:table-cell>
          <table:table-cell table:style-name="ce27" table:formula="of:=[.Z10]/1784.22" office:value-type="float" office:value="1.08738402775442" calcext:value-type="float">
            <text:p>1.087384</text:p>
          </table:table-cell>
          <table:table-cell table:formula="of:=[.AA10]/1681.31" office:value-type="float" office:value="1.10789729437165" calcext:value-type="float">
            <text:p>1.107897</text:p>
          </table:table-cell>
          <table:table-cell table:formula="of:=[.AB10]/1585.01" office:value-type="float" office:value="1.10334937949918" calcext:value-type="float">
            <text:p>1.103349</text:p>
          </table:table-cell>
          <table:table-cell table:formula="of:=[.AC10]/1486.86" office:value-type="float" office:value="1.08328968430114" calcext:value-type="float">
            <text:p>1.083290</text:p>
          </table:table-cell>
          <table:table-cell office:value-type="float" office:value="1" calcext:value-type="float">
            <text:p>1.000000</text:p>
          </table:table-cell>
          <table:table-cell table:number-columns-repeated="3"/>
          <table:table-cell table:style-name="ce29" office:value-type="float" office:value="7" calcext:value-type="float">
            <text:p>7.000000</text:p>
          </table:table-cell>
          <table:table-cell table:style-name="ce29" office:value-type="float" office:value="6" calcext:value-type="float">
            <text:p>6.000000</text:p>
          </table:table-cell>
          <table:table-cell table:number-columns-repeated="2" table:style-name="ce29" office:value-type="float" office:value="7" calcext:value-type="float">
            <text:p>7.000000</text:p>
          </table:table-cell>
          <table:table-cell table:style-name="ce29" office:value-type="float" office:value="26" calcext:value-type="float">
            <text:p>26.000000</text:p>
          </table:table-cell>
          <table:table-cell table:number-columns-repeated="2" office:value-type="float" office:value="11" calcext:value-type="float">
            <text:p>11.000000</text:p>
          </table:table-cell>
          <table:table-cell table:style-name="ce11" office:value-type="float" office:value="9" calcext:value-type="float">
            <text:p>9.000000</text:p>
          </table:table-cell>
          <table:table-cell table:style-name="ce1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.4011898" calcext:value-type="float">
            <text:p>3.4011898</text:p>
          </table:table-cell>
          <table:table-cell office:value-type="float" office:value="17.42282" calcext:value-type="float">
            <text:p>17.42282</text:p>
          </table:table-cell>
          <table:table-cell office:value-type="float" office:value="34.97082" calcext:value-type="float">
            <text:p>34.97082</text:p>
          </table:table-cell>
          <table:table-cell table:style-name="ce3" office:value-type="float" office:value="62.7084" calcext:value-type="float">
            <text:p>62.7084</text:p>
          </table:table-cell>
          <table:table-cell table:style-name="ce3" office:value-type="float" office:value="87.1398" calcext:value-type="float">
            <text:p>87.1398</text:p>
          </table:table-cell>
          <table:table-cell table:style-name="ce3" office:value-type="float" office:value="114.2428" calcext:value-type="float">
            <text:p>114.2428</text:p>
          </table:table-cell>
          <table:table-cell table:style-name="ce3" office:value-type="float" office:value="157.1651" calcext:value-type="float">
            <text:p>157.1651</text:p>
          </table:table-cell>
          <table:table-cell table:style-name="ce3" office:value-type="float" office:value="185.186" calcext:value-type="float">
            <text:p>185.186</text:p>
          </table:table-cell>
          <table:table-cell table:style-name="ce3" office:value-type="float" office:value="953.9112" calcext:value-type="float">
            <text:p>953.9112</text:p>
          </table:table-cell>
          <table:table-cell table:style-name="ce3" office:value-type="float" office:value="1103.1176" calcext:value-type="float">
            <text:p>1103.1176</text:p>
          </table:table-cell>
          <table:table-cell table:number-columns-repeated="9"/>
          <table:table-cell table:formula="of:=[.W11] + [.C11]" office:value-type="float" office:value="2719.2657298" calcext:value-type="float">
            <text:p>2719.2657298</text:p>
          </table:table-cell>
          <table:table-cell table:formula="of:=SUM([.D11:.U11])" office:value-type="float" office:value="2715.86454" calcext:value-type="float">
            <text:p>2715.86454</text:p>
          </table:table-cell>
          <table:table-cell table:formula="of:=SUM([.E11:.U11])" office:value-type="float" office:value="2698.44172" calcext:value-type="float">
            <text:p>2698.44172</text:p>
          </table:table-cell>
          <table:table-cell table:formula="of:=SUM([.F11:.U11])" office:value-type="float" office:value="2663.4709" calcext:value-type="float">
            <text:p>2663.4709</text:p>
          </table:table-cell>
          <table:table-cell table:formula="of:=SUM([.G11:.U11])" office:value-type="float" office:value="2600.7625" calcext:value-type="float">
            <text:p>2600.7625</text:p>
          </table:table-cell>
          <table:table-cell table:formula="of:=SUM([.H11:.U11])" office:value-type="float" office:value="2513.6227" calcext:value-type="float">
            <text:p>2513.6227</text:p>
          </table:table-cell>
          <table:table-cell table:formula="of:=SUM([.I11:.U11])" office:value-type="float" office:value="2399.3799" calcext:value-type="float">
            <text:p>2399.3799</text:p>
          </table:table-cell>
          <table:table-cell table:formula="of:=SUM([.J11:.U11])" office:value-type="float" office:value="2242.2148" calcext:value-type="float">
            <text:p>2242.2148</text:p>
          </table:table-cell>
          <table:table-cell table:formula="of:=SUM([.K11:.U11])" office:value-type="float" office:value="2057.0288" calcext:value-type="float">
            <text:p>2057.0288</text:p>
          </table:table-cell>
          <table:table-cell table:formula="of:=SUM([.L11:.U11])" office:value-type="float" office:value="1103.1176" calcext:value-type="float">
            <text:p>1103.1176</text:p>
          </table:table-cell>
          <table:table-cell table:number-columns-repeated="9"/>
          <table:table-cell table:style-name="ce16" table:formula="of:=[.V11]/2570.77" office:value-type="float" office:value="1.05776313314688" calcext:value-type="float">
            <text:p>1.057763</text:p>
          </table:table-cell>
          <table:table-cell table:style-name="ce12" table:formula="of:=[.W11]/1909.11" office:value-type="float" office:value="1.42258148561372" calcext:value-type="float">
            <text:p>1.422581</text:p>
          </table:table-cell>
          <table:table-cell table:style-name="ce12" table:formula="of:=[.X11]/1867.44" office:value-type="float" office:value="1.44499513772866" calcext:value-type="float">
            <text:p>1.444995</text:p>
          </table:table-cell>
          <table:table-cell table:style-name="ce27" table:formula="of:=[.Y11]/2403.04" office:value-type="float" office:value="1.10837559924096" calcext:value-type="float">
            <text:p>1.108376</text:p>
          </table:table-cell>
          <table:table-cell table:style-name="ce27" table:formula="of:=[.Z11]/2260.87" office:value-type="float" office:value="1.15033703839672" calcext:value-type="float">
            <text:p>1.150337</text:p>
          </table:table-cell>
          <table:table-cell table:style-name="ce27" table:formula="of:=[.AA11]/2266.56" office:value-type="float" office:value="1.1090033795708" calcext:value-type="float">
            <text:p>1.109003</text:p>
          </table:table-cell>
          <table:table-cell table:style-name="ce16" table:formula="of:=[.AB11]/2128.4" office:value-type="float" office:value="1.12731624694606" calcext:value-type="float">
            <text:p>1.127316</text:p>
          </table:table-cell>
          <table:table-cell table:style-name="ce16" table:formula="of:=[.AC11]/1992.42" office:value-type="float" office:value="1.12537256201002" calcext:value-type="float">
            <text:p>1.125373</text:p>
          </table:table-cell>
          <table:table-cell table:style-name="ce16" table:formula="of:=[.AD11]/1847.98" office:value-type="float" office:value="1.11312286929512" calcext:value-type="float">
            <text:p>1.113123</text:p>
          </table:table-cell>
          <table:table-cell office:value-type="float" office:value="1" calcext:value-type="float">
            <text:p>1.000000</text:p>
          </table:table-cell>
          <table:table-cell table:number-columns-repeated="2"/>
          <table:table-cell table:style-name="ce29" office:value-type="float" office:value="12" calcext:value-type="float">
            <text:p>12.000000</text:p>
          </table:table-cell>
          <table:table-cell table:number-columns-repeated="2" table:style-name="ce23" office:value-type="float" office:value="101" calcext:value-type="float">
            <text:p>101.000000</text:p>
          </table:table-cell>
          <table:table-cell table:style-name="ce29" office:value-type="float" office:value="7" calcext:value-type="float">
            <text:p>7.000000</text:p>
          </table:table-cell>
          <table:table-cell table:style-name="ce29" office:value-type="float" office:value="20" calcext:value-type="float">
            <text:p>20.000000</text:p>
          </table:table-cell>
          <table:table-cell table:style-name="ce29" office:value-type="float" office:value="10" calcext:value-type="float">
            <text:p>10.000000</text:p>
          </table:table-cell>
          <table:table-cell table:style-name="ce29" office:value-type="float" office:value="11" calcext:value-type="float">
            <text:p>11.000000</text:p>
          </table:table-cell>
          <table:table-cell table:style-name="ce11" office:value-type="float" office:value="11" calcext:value-type="float">
            <text:p>11.000000</text:p>
          </table:table-cell>
          <table:table-cell table:style-name="ce11" office:value-type="float" office:value="8" calcext:value-type="float">
            <text:p>8.000000</text:p>
          </table:table-cell>
          <table:table-cell table:style-name="ce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-1.2" calcext:value-type="float">
            <text:p>-1.2</text:p>
          </table:table-cell>
          <table:table-cell office:value-type="float" office:value="21.5646" calcext:value-type="float">
            <text:p>21.5646</text:p>
          </table:table-cell>
          <table:table-cell office:value-type="float" office:value="40.96328" calcext:value-type="float">
            <text:p>40.96328</text:p>
          </table:table-cell>
          <table:table-cell table:style-name="ce3" office:value-type="float" office:value="63.45" calcext:value-type="float">
            <text:p>63.45</text:p>
          </table:table-cell>
          <table:table-cell table:style-name="ce3" office:value-type="float" office:value="97.12" calcext:value-type="float">
            <text:p>97.12</text:p>
          </table:table-cell>
          <table:table-cell table:style-name="ce3" office:value-type="float" office:value="126.21" calcext:value-type="float">
            <text:p>126.21</text:p>
          </table:table-cell>
          <table:table-cell table:style-name="ce3" office:value-type="float" office:value="157.93" calcext:value-type="float">
            <text:p>157.93</text:p>
          </table:table-cell>
          <table:table-cell table:style-name="ce3" office:value-type="float" office:value="207.2759" calcext:value-type="float">
            <text:p>207.2759</text:p>
          </table:table-cell>
          <table:table-cell table:style-name="ce3" office:value-type="float" office:value="239.0989" calcext:value-type="float">
            <text:p>239.0989</text:p>
          </table:table-cell>
          <table:table-cell table:style-name="ce3" office:value-type="float" office:value="1195.8286" calcext:value-type="float">
            <text:p>1195.8286</text:p>
          </table:table-cell>
          <table:table-cell table:style-name="ce3" office:value-type="float" office:value="1362.1995" calcext:value-type="float">
            <text:p>1362.1995</text:p>
          </table:table-cell>
          <table:table-cell table:number-columns-repeated="8"/>
          <table:table-cell table:formula="of:=[.W12] + [.C12]" office:value-type="float" office:value="3510.44078" calcext:value-type="float">
            <text:p>3510.44078</text:p>
          </table:table-cell>
          <table:table-cell table:formula="of:=SUM([.D12:.U12])" office:value-type="float" office:value="3511.64078" calcext:value-type="float">
            <text:p>3511.64078</text:p>
          </table:table-cell>
          <table:table-cell table:formula="of:=SUM([.E12:.U12])" office:value-type="float" office:value="3490.07618" calcext:value-type="float">
            <text:p>3490.07618</text:p>
          </table:table-cell>
          <table:table-cell table:formula="of:=SUM([.F12:.U12])" office:value-type="float" office:value="3449.1129" calcext:value-type="float">
            <text:p>3449.1129</text:p>
          </table:table-cell>
          <table:table-cell table:formula="of:=SUM([.G12:.U12])" office:value-type="float" office:value="3385.6629" calcext:value-type="float">
            <text:p>3385.6629</text:p>
          </table:table-cell>
          <table:table-cell table:formula="of:=SUM([.H12:.U12])" office:value-type="float" office:value="3288.5429" calcext:value-type="float">
            <text:p>3288.5429</text:p>
          </table:table-cell>
          <table:table-cell table:formula="of:=SUM([.I12:.U12])" office:value-type="float" office:value="3162.3329" calcext:value-type="float">
            <text:p>3162.3329</text:p>
          </table:table-cell>
          <table:table-cell table:formula="of:=SUM([.J12:.U12])" office:value-type="float" office:value="3004.4029" calcext:value-type="float">
            <text:p>3004.4029</text:p>
          </table:table-cell>
          <table:table-cell table:formula="of:=SUM([.K12:.U12])" office:value-type="float" office:value="2797.127" calcext:value-type="float">
            <text:p>2797.127</text:p>
          </table:table-cell>
          <table:table-cell table:formula="of:=SUM([.L12:.U12])" office:value-type="float" office:value="2558.0281" calcext:value-type="float">
            <text:p>2558.0281</text:p>
          </table:table-cell>
          <table:table-cell table:formula="of:=SUM([.M12:.U12])" office:value-type="float" office:value="1362.1995" calcext:value-type="float">
            <text:p>1362.1995</text:p>
          </table:table-cell>
          <table:table-cell table:number-columns-repeated="8"/>
          <table:table-cell table:style-name="ce12" table:formula="of:=[.V12]/1010.91" office:value-type="float" office:value="3.47255520273813" calcext:value-type="float">
            <text:p>3.472555</text:p>
          </table:table-cell>
          <table:table-cell table:style-name="ce27" table:formula="of:=[.W12]/3139.45" office:value-type="float" office:value="1.11855286116995" calcext:value-type="float">
            <text:p>1.118553</text:p>
          </table:table-cell>
          <table:table-cell table:style-name="ce12" table:formula="of:=[.X12]/1272.43" office:value-type="float" office:value="2.74284336269972" calcext:value-type="float">
            <text:p>2.742843</text:p>
          </table:table-cell>
          <table:table-cell table:style-name="ce16" table:formula="of:=[.Y12]/3014.7" office:value-type="float" office:value="1.14409821872823" calcext:value-type="float">
            <text:p>1.144098</text:p>
          </table:table-cell>
          <table:table-cell table:style-name="ce12" table:formula="of:=[.Z12]/2283.86" office:value-type="float" office:value="1.48243014020124" calcext:value-type="float">
            <text:p>1.482430</text:p>
          </table:table-cell>
          <table:table-cell table:style-name="ce27" table:formula="of:=[.AA12]/2557.84" office:value-type="float" office:value="1.28567185594095" calcext:value-type="float">
            <text:p>1.285672</text:p>
          </table:table-cell>
          <table:table-cell table:style-name="ce27" table:formula="of:=[.AB12]/2801" office:value-type="float" office:value="1.12900139235987" calcext:value-type="float">
            <text:p>1.129001</text:p>
          </table:table-cell>
          <table:table-cell table:style-name="ce16" table:formula="of:=[.AC12]/2613.8" office:value-type="float" office:value="1.14943870992425" calcext:value-type="float">
            <text:p>1.149439</text:p>
          </table:table-cell>
          <table:table-cell table:style-name="ce16" table:formula="of:=[.AD12]/2430.74" office:value-type="float" office:value="1.15073064169759" calcext:value-type="float">
            <text:p>1.150731</text:p>
          </table:table-cell>
          <table:table-cell table:style-name="ce16" table:formula="of:=[.AE12]/2231.77" office:value-type="float" office:value="1.14618804805155" calcext:value-type="float">
            <text:p>1.146188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29" office:value-type="float" office:value="26" calcext:value-type="float">
            <text:p>26.000000</text:p>
          </table:table-cell>
          <table:table-cell table:style-name="ce29" office:value-type="float" office:value="12" calcext:value-type="float">
            <text:p>12.000000</text:p>
          </table:table-cell>
          <table:table-cell table:number-columns-repeated="3" table:style-name="ce23" office:value-type="float" office:value="101" calcext:value-type="float">
            <text:p>101.000000</text:p>
          </table:table-cell>
          <table:table-cell table:style-name="ce29" office:value-type="float" office:value="52" calcext:value-type="float">
            <text:p>52.000000</text:p>
          </table:table-cell>
          <table:table-cell office:value-type="float" office:value="10" calcext:value-type="float">
            <text:p>10.000000</text:p>
          </table:table-cell>
          <table:table-cell table:number-columns-repeated="2" table:style-name="ce11" office:value-type="float" office:value="11" calcext:value-type="float">
            <text:p>11.000000</text:p>
          </table:table-cell>
          <table:table-cell table:style-name="ce11" office:value-type="float" office:value="6" calcext:value-type="float">
            <text:p>6.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0.547926" calcext:value-type="float">
            <text:p>0.547926</text:p>
          </table:table-cell>
          <table:table-cell office:value-type="float" office:value="5.13908" calcext:value-type="float">
            <text:p>5.13908</text:p>
          </table:table-cell>
          <table:table-cell/>
          <table:table-cell table:style-name="ce3" table:number-columns-repeated="9"/>
          <table:table-cell table:number-columns-repeated="7"/>
          <table:table-cell table:formula="of:=[.W13] + [.C13]" office:value-type="float" office:value="5.687006" calcext:value-type="float">
            <text:p>5.687006</text:p>
          </table:table-cell>
          <table:table-cell table:formula="of:=SUM([.D13:.U13])" office:value-type="float" office:value="5.13908" calcext:value-type="float">
            <text:p>5.13908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float" office:value="-0.4" calcext:value-type="float">
            <text:p>-0.4</text:p>
          </table:table-cell>
          <table:table-cell office:value-type="float" office:value="7.64624" calcext:value-type="float">
            <text:p>7.64624</text:p>
          </table:table-cell>
          <table:table-cell office:value-type="float" office:value="15.03528" calcext:value-type="float">
            <text:p>15.03528</text:p>
          </table:table-cell>
          <table:table-cell table:style-name="ce3" table:number-columns-repeated="10"/>
          <table:table-cell table:number-columns-repeated="6"/>
          <table:table-cell table:formula="of:=[.W14] + [.C14]" office:value-type="float" office:value="22.28152" calcext:value-type="float">
            <text:p>22.28152</text:p>
          </table:table-cell>
          <table:table-cell table:formula="of:=SUM([.D14:.U14])" office:value-type="float" office:value="22.68152" calcext:value-type="float">
            <text:p>22.68152</text:p>
          </table:table-cell>
          <table:table-cell table:formula="of:=SUM([.E14:.U14])" office:value-type="float" office:value="15.03528" calcext:value-type="float">
            <text:p>15.03528</text:p>
          </table:table-cell>
          <table:table-cell table:number-columns-repeated="3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float" office:value="0.43283" calcext:value-type="float">
            <text:p>0.43283</text:p>
          </table:table-cell>
          <table:table-cell office:value-type="float" office:value="0.98577" calcext:value-type="float">
            <text:p>0.98577</text:p>
          </table:table-cell>
          <table:table-cell office:value-type="float" office:value="18.82856" calcext:value-type="float">
            <text:p>18.82856</text:p>
          </table:table-cell>
          <table:table-cell table:style-name="ce3" office:value-type="float" office:value="28.44765" calcext:value-type="float">
            <text:p>28.44765</text:p>
          </table:table-cell>
          <table:table-cell table:style-name="ce3" table:number-columns-repeated="10"/>
          <table:table-cell table:number-columns-repeated="5"/>
          <table:table-cell table:formula="of:=[.W15] + [.C15]" office:value-type="float" office:value="48.69481" calcext:value-type="float">
            <text:p>48.69481</text:p>
          </table:table-cell>
          <table:table-cell table:formula="of:=SUM([.D15:.U15])" office:value-type="float" office:value="48.26198" calcext:value-type="float">
            <text:p>48.26198</text:p>
          </table:table-cell>
          <table:table-cell table:formula="of:=SUM([.E15:.U15])" office:value-type="float" office:value="47.27621" calcext:value-type="float">
            <text:p>47.27621</text:p>
          </table:table-cell>
          <table:table-cell table:formula="of:=SUM([.F15:.U15])" office:value-type="float" office:value="28.44765" calcext:value-type="float">
            <text:p>28.44765</text:p>
          </table:table-cell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float" office:value="1.3895212" calcext:value-type="float">
            <text:p>1.3895212</text:p>
          </table:table-cell>
          <table:table-cell office:value-type="float" office:value="8.15169" calcext:value-type="float">
            <text:p>8.15169</text:p>
          </table:table-cell>
          <table:table-cell office:value-type="float" office:value="16.34585" calcext:value-type="float">
            <text:p>16.34585</text:p>
          </table:table-cell>
          <table:table-cell table:style-name="ce3" office:value-type="float" office:value="33.49302" calcext:value-type="float">
            <text:p>33.49302</text:p>
          </table:table-cell>
          <table:table-cell table:style-name="ce3" office:value-type="float" office:value="45.14181" calcext:value-type="float">
            <text:p>45.14181</text:p>
          </table:table-cell>
          <table:table-cell table:style-name="ce3" table:number-columns-repeated="10"/>
          <table:table-cell table:number-columns-repeated="4"/>
          <table:table-cell table:formula="of:=[.W16] + [.C16]" office:value-type="float" office:value="104.5218912" calcext:value-type="float">
            <text:p>104.5218912</text:p>
          </table:table-cell>
          <table:table-cell table:formula="of:=SUM([.D16:.U16])" office:value-type="float" office:value="103.13237" calcext:value-type="float">
            <text:p>103.13237</text:p>
          </table:table-cell>
          <table:table-cell table:formula="of:=SUM([.E16:.U16])" office:value-type="float" office:value="94.98068" calcext:value-type="float">
            <text:p>94.98068</text:p>
          </table:table-cell>
          <table:table-cell table:formula="of:=SUM([.F16:.U16])" office:value-type="float" office:value="78.63483" calcext:value-type="float">
            <text:p>78.63483</text:p>
          </table:table-cell>
          <table:table-cell table:formula="of:=SUM([.G16:.U16])" office:value-type="float" office:value="45.14181" calcext:value-type="float">
            <text:p>45.14181</text:p>
          </table:table-cell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float" office:value="0.746609" calcext:value-type="float">
            <text:p>0.746609</text:p>
          </table:table-cell>
          <table:table-cell office:value-type="float" office:value="10.48669" calcext:value-type="float">
            <text:p>10.48669</text:p>
          </table:table-cell>
          <table:table-cell office:value-type="float" office:value="19.7694" calcext:value-type="float">
            <text:p>19.7694</text:p>
          </table:table-cell>
          <table:table-cell table:style-name="ce3" office:value-type="float" office:value="30.2027" calcext:value-type="float">
            <text:p>30.2027</text:p>
          </table:table-cell>
          <table:table-cell table:style-name="ce3" office:value-type="float" office:value="51.4439" calcext:value-type="float">
            <text:p>51.4439</text:p>
          </table:table-cell>
          <table:table-cell table:style-name="ce3" office:value-type="float" office:value="65.0251" calcext:value-type="float">
            <text:p>65.0251</text:p>
          </table:table-cell>
          <table:table-cell table:style-name="ce3" table:number-columns-repeated="10"/>
          <table:table-cell table:number-columns-repeated="3"/>
          <table:table-cell table:formula="of:=[.W17] + [.C17]" office:value-type="float" office:value="177.674399" calcext:value-type="float">
            <text:p>177.674399</text:p>
          </table:table-cell>
          <table:table-cell table:formula="of:=SUM([.D17:.U17])" office:value-type="float" office:value="176.92779" calcext:value-type="float">
            <text:p>176.92779</text:p>
          </table:table-cell>
          <table:table-cell table:formula="of:=SUM([.E17:.U17])" office:value-type="float" office:value="166.4411" calcext:value-type="float">
            <text:p>166.4411</text:p>
          </table:table-cell>
          <table:table-cell table:formula="of:=SUM([.F17:.U17])" office:value-type="float" office:value="146.6717" calcext:value-type="float">
            <text:p>146.6717</text:p>
          </table:table-cell>
          <table:table-cell table:formula="of:=SUM([.G17:.U17])" office:value-type="float" office:value="116.469" calcext:value-type="float">
            <text:p>116.469</text:p>
          </table:table-cell>
          <table:table-cell table:formula="of:=SUM([.H17:.U17])" office:value-type="float" office:value="65.0251" calcext:value-type="float">
            <text:p>65.0251</text:p>
          </table:table-cell>
          <table:table-cell table:number-columns-repeated="3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2.0771042" calcext:value-type="float">
            <text:p>2.0771042</text:p>
          </table:table-cell>
          <table:table-cell office:value-type="float" office:value="10.36001" calcext:value-type="float">
            <text:p>10.36001</text:p>
          </table:table-cell>
          <table:table-cell office:value-type="float" office:value="23.3379" calcext:value-type="float">
            <text:p>23.3379</text:p>
          </table:table-cell>
          <table:table-cell table:style-name="ce3" office:value-type="float" office:value="34.79" calcext:value-type="float">
            <text:p>34.79</text:p>
          </table:table-cell>
          <table:table-cell table:style-name="ce3" office:value-type="float" office:value="47.222" calcext:value-type="float">
            <text:p>47.222</text:p>
          </table:table-cell>
          <table:table-cell table:style-name="ce3" office:value-type="float" office:value="72.5945" calcext:value-type="float">
            <text:p>72.5945</text:p>
          </table:table-cell>
          <table:table-cell table:style-name="ce3" office:value-type="float" office:value="88.053" calcext:value-type="float">
            <text:p>88.053</text:p>
          </table:table-cell>
          <table:table-cell table:style-name="ce3" table:number-columns-repeated="10"/>
          <table:table-cell table:number-columns-repeated="2"/>
          <table:table-cell table:formula="of:=[.W18] + [.C18]" office:value-type="float" office:value="278.4345142" calcext:value-type="float">
            <text:p>278.4345142</text:p>
          </table:table-cell>
          <table:table-cell table:formula="of:=SUM([.D18:.U18])" office:value-type="float" office:value="276.35741" calcext:value-type="float">
            <text:p>276.35741</text:p>
          </table:table-cell>
          <table:table-cell table:formula="of:=SUM([.E18:.U18])" office:value-type="float" office:value="265.9974" calcext:value-type="float">
            <text:p>265.9974</text:p>
          </table:table-cell>
          <table:table-cell table:formula="of:=SUM([.F18:.U18])" office:value-type="float" office:value="242.6595" calcext:value-type="float">
            <text:p>242.6595</text:p>
          </table:table-cell>
          <table:table-cell table:formula="of:=SUM([.G18:.U18])" office:value-type="float" office:value="207.8695" calcext:value-type="float">
            <text:p>207.8695</text:p>
          </table:table-cell>
          <table:table-cell table:formula="of:=SUM([.H18:.U18])" office:value-type="float" office:value="160.6475" calcext:value-type="float">
            <text:p>160.6475</text:p>
          </table:table-cell>
          <table:table-cell table:formula="of:=SUM([.I18:.U18])" office:value-type="float" office:value="88.053" calcext:value-type="float">
            <text:p>88.053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float" office:value="3.612725" calcext:value-type="float">
            <text:p>3.612725</text:p>
          </table:table-cell>
          <table:table-cell office:value-type="float" office:value="12.96764" calcext:value-type="float">
            <text:p>12.96764</text:p>
          </table:table-cell>
          <table:table-cell office:value-type="float" office:value="23.814" calcext:value-type="float">
            <text:p>23.814</text:p>
          </table:table-cell>
          <table:table-cell table:style-name="ce3" office:value-type="float" office:value="39.61" calcext:value-type="float">
            <text:p>39.61</text:p>
          </table:table-cell>
          <table:table-cell table:style-name="ce3" office:value-type="float" office:value="53.4652" calcext:value-type="float">
            <text:p>53.4652</text:p>
          </table:table-cell>
          <table:table-cell table:style-name="ce3" office:value-type="float" office:value="67.8" calcext:value-type="float">
            <text:p>67.8</text:p>
          </table:table-cell>
          <table:table-cell table:style-name="ce3" office:value-type="float" office:value="97.03" calcext:value-type="float">
            <text:p>97.03</text:p>
          </table:table-cell>
          <table:table-cell table:style-name="ce3" office:value-type="float" office:value="114.1958" calcext:value-type="float">
            <text:p>114.1958</text:p>
          </table:table-cell>
          <table:table-cell table:style-name="ce3" table:number-columns-repeated="10"/>
          <table:table-cell/>
          <table:table-cell table:formula="of:=[.W19] + [.C19]" office:value-type="float" office:value="412.495365" calcext:value-type="float">
            <text:p>412.495365</text:p>
          </table:table-cell>
          <table:table-cell table:formula="of:=SUM([.D19:.U19])" office:value-type="float" office:value="408.88264" calcext:value-type="float">
            <text:p>408.88264</text:p>
          </table:table-cell>
          <table:table-cell table:formula="of:=SUM([.E19:.U19])" office:value-type="float" office:value="395.915" calcext:value-type="float">
            <text:p>395.915</text:p>
          </table:table-cell>
          <table:table-cell table:formula="of:=SUM([.F19:.U19])" office:value-type="float" office:value="372.101" calcext:value-type="float">
            <text:p>372.101</text:p>
          </table:table-cell>
          <table:table-cell table:formula="of:=SUM([.G19:.U19])" office:value-type="float" office:value="332.491" calcext:value-type="float">
            <text:p>332.491</text:p>
          </table:table-cell>
          <table:table-cell table:formula="of:=SUM([.H19:.U19])" office:value-type="float" office:value="279.0258" calcext:value-type="float">
            <text:p>279.0258</text:p>
          </table:table-cell>
          <table:table-cell table:formula="of:=SUM([.I19:.U19])" office:value-type="float" office:value="211.2258" calcext:value-type="float">
            <text:p>211.2258</text:p>
          </table:table-cell>
          <table:table-cell table:formula="of:=SUM([.J19:.U19])" office:value-type="float" office:value="114.1958" calcext:value-type="float">
            <text:p>114.195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float" office:value="-1" calcext:value-type="float">
            <text:p>-1</text:p>
          </table:table-cell>
          <table:table-cell office:value-type="float" office:value="15.75962" calcext:value-type="float">
            <text:p>15.75962</text:p>
          </table:table-cell>
          <table:table-cell office:value-type="float" office:value="27.62967" calcext:value-type="float">
            <text:p>27.62967</text:p>
          </table:table-cell>
          <table:table-cell table:style-name="ce3" office:value-type="float" office:value="40.74" calcext:value-type="float">
            <text:p>40.74</text:p>
          </table:table-cell>
          <table:table-cell table:style-name="ce3" office:value-type="float" office:value="59.81" calcext:value-type="float">
            <text:p>59.81</text:p>
          </table:table-cell>
          <table:table-cell table:style-name="ce3" office:value-type="float" office:value="75.02" calcext:value-type="float">
            <text:p>75.02</text:p>
          </table:table-cell>
          <table:table-cell table:style-name="ce3" office:value-type="float" office:value="91.009" calcext:value-type="float">
            <text:p>91.009</text:p>
          </table:table-cell>
          <table:table-cell table:style-name="ce3" office:value-type="float" office:value="124.323" calcext:value-type="float">
            <text:p>124.323</text:p>
          </table:table-cell>
          <table:table-cell table:style-name="ce3" office:value-type="float" office:value="143.46" calcext:value-type="float">
            <text:p>143.46</text:p>
          </table:table-cell>
          <table:table-cell table:style-name="ce3" table:number-columns-repeated="10"/>
          <table:table-cell table:formula="of:=[.W20] + [.C20]" office:value-type="float" office:value="576.75129" calcext:value-type="float">
            <text:p>576.75129</text:p>
          </table:table-cell>
          <table:table-cell table:formula="of:=SUM([.D20:.U20])" office:value-type="float" office:value="577.75129" calcext:value-type="float">
            <text:p>577.75129</text:p>
          </table:table-cell>
          <table:table-cell table:formula="of:=SUM([.E20:.U20])" office:value-type="float" office:value="561.99167" calcext:value-type="float">
            <text:p>561.99167</text:p>
          </table:table-cell>
          <table:table-cell table:formula="of:=SUM([.F20:.U20])" office:value-type="float" office:value="534.362" calcext:value-type="float">
            <text:p>534.362</text:p>
          </table:table-cell>
          <table:table-cell table:formula="of:=SUM([.G20:.U20])" office:value-type="float" office:value="493.622" calcext:value-type="float">
            <text:p>493.622</text:p>
          </table:table-cell>
          <table:table-cell table:formula="of:=SUM([.H20:.U20])" office:value-type="float" office:value="433.812" calcext:value-type="float">
            <text:p>433.812</text:p>
          </table:table-cell>
          <table:table-cell table:formula="of:=SUM([.I20:.U20])" office:value-type="float" office:value="358.792" calcext:value-type="float">
            <text:p>358.792</text:p>
          </table:table-cell>
          <table:table-cell table:formula="of:=SUM([.J20:.U20])" office:value-type="float" office:value="267.783" calcext:value-type="float">
            <text:p>267.783</text:p>
          </table:table-cell>
          <table:table-cell table:formula="of:=SUM([.K20:.U20])" office:value-type="float" office:value="143.46" calcext:value-type="float">
            <text:p>143.46</text:p>
          </table:table-cell>
          <table:table-cell table:number-columns-repeated="3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float" office:value="0.501459" calcext:value-type="float">
            <text:p>0.501459</text:p>
          </table:table-cell>
          <table:table-cell office:value-type="float" office:value="4.34066" calcext:value-type="float">
            <text:p>4.34066</text:p>
          </table:table-cell>
          <table:table-cell table:style-name="Default" table:number-columns-repeated="5"/>
          <table:table-cell table:number-columns-repeated="12"/>
          <table:table-cell table:formula="of:=[.W21] + [.C21]" office:value-type="float" office:value="4.842119" calcext:value-type="float">
            <text:p>4.842119</text:p>
          </table:table-cell>
          <table:table-cell table:formula="of:=SUM([.D21:.U21])" office:value-type="float" office:value="4.34066" calcext:value-type="float">
            <text:p>4.34066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6.11316" calcext:value-type="float">
            <text:p>6.11316</text:p>
          </table:table-cell>
          <table:table-cell office:value-type="float" office:value="11.87172" calcext:value-type="float">
            <text:p>11.87172</text:p>
          </table:table-cell>
          <table:table-cell table:style-name="ce3"/>
          <table:table-cell table:style-name="Default" table:number-columns-repeated="3"/>
          <table:table-cell table:number-columns-repeated="12"/>
          <table:table-cell table:formula="of:=[.W22] + [.C22]" office:value-type="float" office:value="18.00943" calcext:value-type="float">
            <text:p>18.00943</text:p>
          </table:table-cell>
          <table:table-cell table:formula="of:=SUM([.D22:.U22])" office:value-type="float" office:value="17.98488" calcext:value-type="float">
            <text:p>17.98488</text:p>
          </table:table-cell>
          <table:table-cell table:formula="of:=SUM([.E22:.U22])" office:value-type="float" office:value="11.87172" calcext:value-type="float">
            <text:p>11.87172</text:p>
          </table:table-cell>
          <table:table-cell table:number-columns-repeated="3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float" office:value="0.17938" calcext:value-type="float">
            <text:p>0.17938</text:p>
          </table:table-cell>
          <table:table-cell office:value-type="float" office:value="6.5615" calcext:value-type="float">
            <text:p>6.5615</text:p>
          </table:table-cell>
          <table:table-cell office:value-type="float" office:value="12.79967" calcext:value-type="float">
            <text:p>12.79967</text:p>
          </table:table-cell>
          <table:table-cell table:style-name="ce3" office:value-type="float" office:value="24.75666" calcext:value-type="float">
            <text:p>24.75666</text:p>
          </table:table-cell>
          <table:table-cell table:style-name="Default" table:number-columns-repeated="3"/>
          <table:table-cell table:number-columns-repeated="12"/>
          <table:table-cell table:formula="of:=[.W23] + [.C23]" office:value-type="float" office:value="44.29721" calcext:value-type="float">
            <text:p>44.29721</text:p>
          </table:table-cell>
          <table:table-cell table:formula="of:=SUM([.D23:.U23])" office:value-type="float" office:value="44.11783" calcext:value-type="float">
            <text:p>44.11783</text:p>
          </table:table-cell>
          <table:table-cell table:formula="of:=SUM([.E23:.U23])" office:value-type="float" office:value="37.55633" calcext:value-type="float">
            <text:p>37.55633</text:p>
          </table:table-cell>
          <table:table-cell table:formula="of:=SUM([.F23:.U23])" office:value-type="float" office:value="24.75666" calcext:value-type="float">
            <text:p>24.75666</text:p>
          </table:table-cell>
          <table:table-cell table:number-columns-repeated="3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float" office:value="0.07554" calcext:value-type="float">
            <text:p>0.07554</text:p>
          </table:table-cell>
          <table:table-cell office:value-type="float" office:value="6.8281" calcext:value-type="float">
            <text:p>6.8281</text:p>
          </table:table-cell>
          <table:table-cell office:value-type="float" office:value="13.5755" calcext:value-type="float">
            <text:p>13.5755</text:p>
          </table:table-cell>
          <table:table-cell table:style-name="ce3" office:value-type="float" office:value="27.4917" calcext:value-type="float">
            <text:p>27.4917</text:p>
          </table:table-cell>
          <table:table-cell table:style-name="ce3" office:value-type="float" office:value="43.2672" calcext:value-type="float">
            <text:p>43.2672</text:p>
          </table:table-cell>
          <table:table-cell table:style-name="Default" table:number-columns-repeated="2"/>
          <table:table-cell table:number-columns-repeated="12"/>
          <table:table-cell table:formula="of:=[.W24] + [.C24]" office:value-type="float" office:value="91.23804" calcext:value-type="float">
            <text:p>91.23804</text:p>
          </table:table-cell>
          <table:table-cell table:formula="of:=SUM([.D24:.U24])" office:value-type="float" office:value="91.1625" calcext:value-type="float">
            <text:p>91.1625</text:p>
          </table:table-cell>
          <table:table-cell table:formula="of:=SUM([.E24:.U24])" office:value-type="float" office:value="84.3344" calcext:value-type="float">
            <text:p>84.3344</text:p>
          </table:table-cell>
          <table:table-cell table:formula="of:=SUM([.F24:.U24])" office:value-type="float" office:value="70.7589" calcext:value-type="float">
            <text:p>70.7589</text:p>
          </table:table-cell>
          <table:table-cell table:formula="of:=SUM([.G24:.U24])" office:value-type="float" office:value="43.2672" calcext:value-type="float">
            <text:p>43.2672</text:p>
          </table:table-cell>
          <table:table-cell table:number-columns-repeated="3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0.52766" calcext:value-type="float">
            <text:p>0.52766</text:p>
          </table:table-cell>
          <table:table-cell office:value-type="float" office:value="6.7462" calcext:value-type="float">
            <text:p>6.7462</text:p>
          </table:table-cell>
          <table:table-cell office:value-type="float" office:value="14.66" calcext:value-type="float">
            <text:p>14.66</text:p>
          </table:table-cell>
          <table:table-cell table:style-name="ce3" office:value-type="float" office:value="29.311" calcext:value-type="float">
            <text:p>29.311</text:p>
          </table:table-cell>
          <table:table-cell table:style-name="ce3" office:value-type="float" office:value="46.709" calcext:value-type="float">
            <text:p>46.709</text:p>
          </table:table-cell>
          <table:table-cell table:style-name="ce3" office:value-type="float" office:value="65.2817" calcext:value-type="float">
            <text:p>65.2817</text:p>
          </table:table-cell>
          <table:table-cell table:style-name="Default"/>
          <table:table-cell table:number-columns-repeated="12"/>
          <table:table-cell table:formula="of:=[.W25] + [.C25]" office:value-type="float" office:value="163.23556" calcext:value-type="float">
            <text:p>163.23556</text:p>
          </table:table-cell>
          <table:table-cell table:formula="of:=SUM([.D25:.U25])" office:value-type="float" office:value="162.7079" calcext:value-type="float">
            <text:p>162.7079</text:p>
          </table:table-cell>
          <table:table-cell table:formula="of:=SUM([.E25:.U25])" office:value-type="float" office:value="155.9617" calcext:value-type="float">
            <text:p>155.9617</text:p>
          </table:table-cell>
          <table:table-cell table:formula="of:=SUM([.F25:.U25])" office:value-type="float" office:value="141.3017" calcext:value-type="float">
            <text:p>141.3017</text:p>
          </table:table-cell>
          <table:table-cell table:formula="of:=SUM([.G25:.U25])" office:value-type="float" office:value="111.9907" calcext:value-type="float">
            <text:p>111.9907</text:p>
          </table:table-cell>
          <table:table-cell table:formula="of:=SUM([.H25:.U25])" office:value-type="float" office:value="65.2817" calcext:value-type="float">
            <text:p>65.2817</text:p>
          </table:table-cell>
          <table:table-cell table:number-columns-repeated="3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float" office:value="0.675928" calcext:value-type="float">
            <text:p>0.675928</text:p>
          </table:table-cell>
          <table:table-cell office:value-type="float" office:value="6.7665" calcext:value-type="float">
            <text:p>6.7665</text:p>
          </table:table-cell>
          <table:table-cell office:value-type="float" office:value="16.4857" calcext:value-type="float">
            <text:p>16.4857</text:p>
          </table:table-cell>
          <table:table-cell table:style-name="ce3" office:value-type="float" office:value="30.96" calcext:value-type="float">
            <text:p>30.96</text:p>
          </table:table-cell>
          <table:table-cell table:style-name="ce3" office:value-type="float" office:value="49.16" calcext:value-type="float">
            <text:p>49.16</text:p>
          </table:table-cell>
          <table:table-cell table:style-name="ce3" office:value-type="float" office:value="69.46" calcext:value-type="float">
            <text:p>69.46</text:p>
          </table:table-cell>
          <table:table-cell table:style-name="ce3" office:value-type="float" office:value="90.6349" calcext:value-type="float">
            <text:p>90.6349</text:p>
          </table:table-cell>
          <table:table-cell table:number-columns-repeated="12"/>
          <table:table-cell table:formula="of:=[.W26] + [.C26]" office:value-type="float" office:value="264.143028" calcext:value-type="float">
            <text:p>264.143028</text:p>
          </table:table-cell>
          <table:table-cell table:formula="of:=SUM([.D26:.U26])" office:value-type="float" office:value="263.4671" calcext:value-type="float">
            <text:p>263.4671</text:p>
          </table:table-cell>
          <table:table-cell table:formula="of:=SUM([.E26:.U26])" office:value-type="float" office:value="256.7006" calcext:value-type="float">
            <text:p>256.7006</text:p>
          </table:table-cell>
          <table:table-cell table:formula="of:=SUM([.F26:.U26])" office:value-type="float" office:value="240.2149" calcext:value-type="float">
            <text:p>240.2149</text:p>
          </table:table-cell>
          <table:table-cell table:formula="of:=SUM([.G26:.U26])" office:value-type="float" office:value="209.2549" calcext:value-type="float">
            <text:p>209.2549</text:p>
          </table:table-cell>
          <table:table-cell table:formula="of:=SUM([.H26:.U26])" office:value-type="float" office:value="160.0949" calcext:value-type="float">
            <text:p>160.0949</text:p>
          </table:table-cell>
          <table:table-cell table:formula="of:=SUM([.I26:.U26])" office:value-type="float" office:value="90.6349" calcext:value-type="float">
            <text:p>90.6349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float" office:value="-0.5" calcext:value-type="float">
            <text:p>-0.5</text:p>
          </table:table-cell>
          <table:table-cell office:value-type="float" office:value="7.43402" calcext:value-type="float">
            <text:p>7.43402</text:p>
          </table:table-cell>
          <table:table-cell office:value-type="float" office:value="15.63999" calcext:value-type="float">
            <text:p>15.63999</text:p>
          </table:table-cell>
          <table:table-cell table:style-name="ce3" office:value-type="float" office:value="33.668" calcext:value-type="float">
            <text:p>33.668</text:p>
          </table:table-cell>
          <table:table-cell table:style-name="ce3" office:value-type="float" office:value="51.2" calcext:value-type="float">
            <text:p>51.2</text:p>
          </table:table-cell>
          <table:table-cell table:style-name="ce3" office:value-type="float" office:value="72.4" calcext:value-type="float">
            <text:p>72.4</text:p>
          </table:table-cell>
          <table:table-cell table:style-name="ce3" office:value-type="float" office:value="95.6" calcext:value-type="float">
            <text:p>95.6</text:p>
          </table:table-cell>
          <table:table-cell table:style-name="ce3" office:value-type="float" office:value="119.203" calcext:value-type="float">
            <text:p>119.203</text:p>
          </table:table-cell>
          <table:table-cell table:number-columns-repeated="11"/>
          <table:table-cell table:formula="of:=[.W27] + [.C27]" office:value-type="float" office:value="394.64501" calcext:value-type="float">
            <text:p>394.64501</text:p>
          </table:table-cell>
          <table:table-cell table:formula="of:=SUM([.D27:.U27])" office:value-type="float" office:value="395.14501" calcext:value-type="float">
            <text:p>395.14501</text:p>
          </table:table-cell>
          <table:table-cell table:formula="of:=SUM([.E27:.U27])" office:value-type="float" office:value="387.71099" calcext:value-type="float">
            <text:p>387.71099</text:p>
          </table:table-cell>
          <table:table-cell table:formula="of:=SUM([.F27:.U27])" office:value-type="float" office:value="372.071" calcext:value-type="float">
            <text:p>372.071</text:p>
          </table:table-cell>
          <table:table-cell table:formula="of:=SUM([.G27:.U27])" office:value-type="float" office:value="338.403" calcext:value-type="float">
            <text:p>338.403</text:p>
          </table:table-cell>
          <table:table-cell table:formula="of:=SUM([.H27:.U27])" office:value-type="float" office:value="287.203" calcext:value-type="float">
            <text:p>287.203</text:p>
          </table:table-cell>
          <table:table-cell table:formula="of:=SUM([.I27:.U27])" office:value-type="float" office:value="214.803" calcext:value-type="float">
            <text:p>214.803</text:p>
          </table:table-cell>
          <table:table-cell table:formula="of:=SUM([.J27:.U27])" office:value-type="float" office:value="119.203" calcext:value-type="float">
            <text:p>119.203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float" office:value="0.153236" calcext:value-type="float">
            <text:p>0.153236</text:p>
          </table:table-cell>
          <table:table-cell office:value-type="float" office:value="7.9024" calcext:value-type="float">
            <text:p>7.9024</text:p>
          </table:table-cell>
          <table:table-cell office:value-type="float" office:value="16.1878" calcext:value-type="float">
            <text:p>16.1878</text:p>
          </table:table-cell>
          <table:table-cell table:style-name="ce3" office:value-type="float" office:value="30.652" calcext:value-type="float">
            <text:p>30.652</text:p>
          </table:table-cell>
          <table:table-cell table:style-name="ce3" office:value-type="float" office:value="54.8" calcext:value-type="float">
            <text:p>54.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9.1" calcext:value-type="float">
            <text:p>99.1</text:p>
          </table:table-cell>
          <table:table-cell table:style-name="ce3" office:value-type="float" office:value="124.98" calcext:value-type="float">
            <text:p>124.98</text:p>
          </table:table-cell>
          <table:table-cell table:style-name="ce3" office:value-type="float" office:value="151.06" calcext:value-type="float">
            <text:p>151.06</text:p>
          </table:table-cell>
          <table:table-cell table:number-columns-repeated="10"/>
          <table:table-cell table:formula="of:=[.W28] + [.C28]" office:value-type="float" office:value="559.835436" calcext:value-type="float">
            <text:p>559.835436</text:p>
          </table:table-cell>
          <table:table-cell table:formula="of:=SUM([.D28:.U28])" office:value-type="float" office:value="559.6822" calcext:value-type="float">
            <text:p>559.6822</text:p>
          </table:table-cell>
          <table:table-cell table:formula="of:=SUM([.E28:.U28])" office:value-type="float" office:value="551.7798" calcext:value-type="float">
            <text:p>551.7798</text:p>
          </table:table-cell>
          <table:table-cell table:formula="of:=SUM([.F28:.U28])" office:value-type="float" office:value="535.592" calcext:value-type="float">
            <text:p>535.592</text:p>
          </table:table-cell>
          <table:table-cell table:formula="of:=SUM([.G28:.U28])" office:value-type="float" office:value="504.94" calcext:value-type="float">
            <text:p>504.94</text:p>
          </table:table-cell>
          <table:table-cell table:formula="of:=SUM([.H28:.U28])" office:value-type="float" office:value="450.14" calcext:value-type="float">
            <text:p>450.14</text:p>
          </table:table-cell>
          <table:table-cell table:formula="of:=SUM([.I28:.U28])" office:value-type="float" office:value="375.14" calcext:value-type="float">
            <text:p>375.14</text:p>
          </table:table-cell>
          <table:table-cell table:formula="of:=SUM([.J28:.U28])" office:value-type="float" office:value="276.04" calcext:value-type="float">
            <text:p>276.04</text:p>
          </table:table-cell>
          <table:table-cell table:formula="of:=SUM([.K28:.U28])" office:value-type="float" office:value="151.06" calcext:value-type="float">
            <text:p>151.06</text:p>
          </table:table-cell>
          <table:table-cell table:number-columns-repeated="3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float" office:value="0.662255" calcext:value-type="float">
            <text:p>0.662255</text:p>
          </table:table-cell>
          <table:table-cell office:value-type="float" office:value="7.881" calcext:value-type="float">
            <text:p>7.881</text:p>
          </table:table-cell>
          <table:table-cell office:value-type="float" office:value="17.083" calcext:value-type="float">
            <text:p>17.083</text:p>
          </table:table-cell>
          <table:table-cell table:style-name="ce3" office:value-type="float" office:value="33.5" calcext:value-type="float">
            <text:p>33.5</text:p>
          </table:table-cell>
          <table:table-cell table:style-name="ce3" office:value-type="float" office:value="51.3" calcext:value-type="float">
            <text:p>51.3</text:p>
          </table:table-cell>
          <table:table-cell table:style-name="ce3" office:value-type="float" office:value="79.5" calcext:value-type="float">
            <text:p>79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.9" calcext:value-type="float">
            <text:p>128.9</text:p>
          </table:table-cell>
          <table:table-cell table:style-name="ce3" office:value-type="float" office:value="157.8" calcext:value-type="float">
            <text:p>157.8</text:p>
          </table:table-cell>
          <table:table-cell table:style-name="ce3" office:value-type="float" office:value="186.13" calcext:value-type="float">
            <text:p>186.13</text:p>
          </table:table-cell>
          <table:table-cell table:number-columns-repeated="9"/>
          <table:table-cell table:formula="of:=[.W29] + [.C29]" office:value-type="float" office:value="664.756255" calcext:value-type="float">
            <text:p>664.756255</text:p>
          </table:table-cell>
          <table:table-cell table:formula="of:=SUM([.D29:.U29])" office:value-type="float" office:value="664.094" calcext:value-type="float">
            <text:p>664.094</text:p>
          </table:table-cell>
          <table:table-cell table:formula="of:=SUM([.E29:.U29])" office:value-type="float" office:value="656.213" calcext:value-type="float">
            <text:p>656.213</text:p>
          </table:table-cell>
          <table:table-cell table:formula="of:=SUM([.F29:.U29])" office:value-type="float" office:value="639.13" calcext:value-type="float">
            <text:p>639.13</text:p>
          </table:table-cell>
          <table:table-cell table:formula="of:=SUM([.G29:.U29])" office:value-type="float" office:value="605.63" calcext:value-type="float">
            <text:p>605.63</text:p>
          </table:table-cell>
          <table:table-cell table:formula="of:=SUM([.H29:.U29])" office:value-type="float" office:value="554.33" calcext:value-type="float">
            <text:p>554.33</text:p>
          </table:table-cell>
          <table:table-cell table:formula="of:=SUM([.I29:.U29])" office:value-type="float" office:value="474.83" calcext:value-type="float">
            <text:p>474.83</text:p>
          </table:table-cell>
          <table:table-cell table:formula="of:=SUM([.J29:.U29])" office:value-type="float" office:value="472.83" calcext:value-type="float">
            <text:p>472.83</text:p>
          </table:table-cell>
          <table:table-cell table:formula="of:=SUM([.K29:.U29])" office:value-type="float" office:value="343.93" calcext:value-type="float">
            <text:p>343.93</text:p>
          </table:table-cell>
          <table:table-cell table:formula="of:=SUM([.L29:.U29])" office:value-type="float" office:value="186.13" calcext:value-type="float">
            <text:p>186.13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1.15716" calcext:value-type="float">
            <text:p>1.15716</text:p>
          </table:table-cell>
          <table:table-cell office:value-type="float" office:value="7.6398" calcext:value-type="float">
            <text:p>7.6398</text:p>
          </table:table-cell>
          <table:table-cell office:value-type="float" office:value="18.16884" calcext:value-type="float">
            <text:p>18.16884</text:p>
          </table:table-cell>
          <table:table-cell table:style-name="ce3" office:value-type="float" office:value="35.19" calcext:value-type="float">
            <text:p>35.19</text:p>
          </table:table-cell>
          <table:table-cell table:style-name="ce3" office:value-type="float" office:value="54.9" calcext:value-type="float">
            <text:p>54.9</text:p>
          </table:table-cell>
          <table:table-cell table:style-name="ce3" office:value-type="float" office:value="76.06" calcext:value-type="float">
            <text:p>76.0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24.6" calcext:value-type="float">
            <text:p>224.6</text:p>
          </table:table-cell>
          <table:table-cell table:number-columns-repeated="8"/>
          <table:table-cell table:formula="of:=[.W30] + [.C30]" office:value-type="float" office:value="1013.7158" calcext:value-type="float">
            <text:p>1013.7158</text:p>
          </table:table-cell>
          <table:table-cell table:formula="of:=SUM([.D30:.U30])" office:value-type="float" office:value="1012.55864" calcext:value-type="float">
            <text:p>1012.55864</text:p>
          </table:table-cell>
          <table:table-cell table:formula="of:=SUM([.E30:.U30])" office:value-type="float" office:value="1004.91884" calcext:value-type="float">
            <text:p>1004.91884</text:p>
          </table:table-cell>
          <table:table-cell table:formula="of:=SUM([.F30:.U30])" office:value-type="float" office:value="986.75" calcext:value-type="float">
            <text:p>986.75</text:p>
          </table:table-cell>
          <table:table-cell table:formula="of:=SUM([.G30:.U30])" office:value-type="float" office:value="951.56" calcext:value-type="float">
            <text:p>951.56</text:p>
          </table:table-cell>
          <table:table-cell table:formula="of:=SUM([.H30:.U30])" office:value-type="float" office:value="896.66" calcext:value-type="float">
            <text:p>896.66</text:p>
          </table:table-cell>
          <table:table-cell table:formula="of:=SUM([.I30:.U30])" office:value-type="float" office:value="820.6" calcext:value-type="float">
            <text:p>820.6</text:p>
          </table:table-cell>
          <table:table-cell table:formula="of:=SUM([.J30:.U30])" office:value-type="float" office:value="712.6" calcext:value-type="float">
            <text:p>712.6</text:p>
          </table:table-cell>
          <table:table-cell table:formula="of:=SUM([.K30:.U30])" office:value-type="float" office:value="579.6" calcext:value-type="float">
            <text:p>579.6</text:p>
          </table:table-cell>
          <table:table-cell table:formula="of:=SUM([.L30:.U30])" office:value-type="float" office:value="417.6" calcext:value-type="float">
            <text:p>417.6</text:p>
          </table:table-cell>
          <table:table-cell table:formula="of:=SUM([.M30:.U30])" office:value-type="float" office:value="224.6" calcext:value-type="float">
            <text:p>224.6</text:p>
          </table:table-cell>
          <table:table-cell table:number-columns-repeated="3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float" office:value="1.23578" calcext:value-type="float">
            <text:p>1.23578</text:p>
          </table:table-cell>
          <table:table-cell office:value-type="float" office:value="7.72638" calcext:value-type="float">
            <text:p>7.72638</text:p>
          </table:table-cell>
          <table:table-cell office:value-type="float" office:value="20.2924" calcext:value-type="float">
            <text:p>20.2924</text:p>
          </table:table-cell>
          <table:table-cell table:style-name="ce3" office:value-type="float" office:value="36.841" calcext:value-type="float">
            <text:p>36.841</text:p>
          </table:table-cell>
          <table:table-cell table:style-name="ce3" office:value-type="float" office:value="57.38" calcext:value-type="float">
            <text:p>57.38</text:p>
          </table:table-cell>
          <table:table-cell table:style-name="ce3" office:value-type="float" office:value="79.8" calcext:value-type="float">
            <text:p>79.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65.3" calcext:value-type="float">
            <text:p>265.3</text:p>
          </table:table-cell>
          <table:table-cell table:number-columns-repeated="7"/>
          <table:table-cell table:formula="of:=[.W31] + [.C31]" office:value-type="float" office:value="1307.57556" calcext:value-type="float">
            <text:p>1307.57556</text:p>
          </table:table-cell>
          <table:table-cell table:formula="of:=SUM([.D31:.U31])" office:value-type="float" office:value="1306.33978" calcext:value-type="float">
            <text:p>1306.33978</text:p>
          </table:table-cell>
          <table:table-cell table:formula="of:=SUM([.E31:.U31])" office:value-type="float" office:value="1298.6134" calcext:value-type="float">
            <text:p>1298.6134</text:p>
          </table:table-cell>
          <table:table-cell table:formula="of:=SUM([.F31:.U31])" office:value-type="float" office:value="1278.321" calcext:value-type="float">
            <text:p>1278.321</text:p>
          </table:table-cell>
          <table:table-cell table:formula="of:=SUM([.G31:.U31])" office:value-type="float" office:value="1241.48" calcext:value-type="float">
            <text:p>1241.48</text:p>
          </table:table-cell>
          <table:table-cell table:formula="of:=SUM([.H31:.U31])" office:value-type="float" office:value="1184.1" calcext:value-type="float">
            <text:p>1184.1</text:p>
          </table:table-cell>
          <table:table-cell table:formula="of:=SUM([.I31:.U31])" office:value-type="float" office:value="1104.3" calcext:value-type="float">
            <text:p>1104.3</text:p>
          </table:table-cell>
          <table:table-cell table:formula="of:=SUM([.J31:.U31])" office:value-type="float" office:value="1001.3" calcext:value-type="float">
            <text:p>1001.3</text:p>
          </table:table-cell>
          <table:table-cell table:formula="of:=SUM([.K31:.U31])" office:value-type="float" office:value="862.3" calcext:value-type="float">
            <text:p>862.3</text:p>
          </table:table-cell>
          <table:table-cell table:formula="of:=SUM([.L31:.U31])" office:value-type="float" office:value="696.3" calcext:value-type="float">
            <text:p>696.3</text:p>
          </table:table-cell>
          <table:table-cell table:formula="of:=SUM([.M31:.U31])" office:value-type="float" office:value="497.3" calcext:value-type="float">
            <text:p>497.3</text:p>
          </table:table-cell>
          <table:table-cell table:formula="of:=SUM([.N31:.U31])" office:value-type="float" office:value="265.3" calcext:value-type="float">
            <text:p>265.3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float" office:value="-0.6" calcext:value-type="float">
            <text:p>-0.6</text:p>
          </table:table-cell>
          <table:table-cell office:value-type="float" office:value="9.3942" calcext:value-type="float">
            <text:p>9.3942</text:p>
          </table:table-cell>
          <table:table-cell office:value-type="float" office:value="17.9644" calcext:value-type="float">
            <text:p>17.9644</text:p>
          </table:table-cell>
          <table:table-cell table:style-name="ce3" office:value-type="float" office:value="39.723" calcext:value-type="float">
            <text:p>39.723</text:p>
          </table:table-cell>
          <table:table-cell table:style-name="ce3" office:value-type="float" office:value="59.4" calcext:value-type="float">
            <text:p>59.4</text:p>
          </table:table-cell>
          <table:table-cell table:style-name="ce3" office:value-type="float" office:value="82.6" calcext:value-type="float">
            <text:p>82.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10.8" calcext:value-type="float">
            <text:p>310.8</text:p>
          </table:table-cell>
          <table:table-cell table:number-columns-repeated="6"/>
          <table:table-cell table:formula="of:=[.W32] + [.C32]" office:value-type="float" office:value="1650.2816" calcext:value-type="float">
            <text:p>1650.2816</text:p>
          </table:table-cell>
          <table:table-cell table:formula="of:=SUM([.D32:.U32])" office:value-type="float" office:value="1650.8816" calcext:value-type="float">
            <text:p>1650.8816</text:p>
          </table:table-cell>
          <table:table-cell table:formula="of:=SUM([.E32:.U32])" office:value-type="float" office:value="1641.4874" calcext:value-type="float">
            <text:p>1641.4874</text:p>
          </table:table-cell>
          <table:table-cell table:formula="of:=SUM([.F32:.U32])" office:value-type="float" office:value="1623.523" calcext:value-type="float">
            <text:p>1623.523</text:p>
          </table:table-cell>
          <table:table-cell table:formula="of:=SUM([.G32:.U32])" office:value-type="float" office:value="1583.8" calcext:value-type="float">
            <text:p>1583.8</text:p>
          </table:table-cell>
          <table:table-cell table:formula="of:=SUM([.H32:.U32])" office:value-type="float" office:value="1524.4" calcext:value-type="float">
            <text:p>1524.4</text:p>
          </table:table-cell>
          <table:table-cell table:formula="of:=SUM([.I32:.U32])" office:value-type="float" office:value="1441.8" calcext:value-type="float">
            <text:p>1441.8</text:p>
          </table:table-cell>
          <table:table-cell table:formula="of:=SUM([.J32:.U32])" office:value-type="float" office:value="1333.8" calcext:value-type="float">
            <text:p>1333.8</text:p>
          </table:table-cell>
          <table:table-cell table:formula="of:=SUM([.K32:.U32])" office:value-type="float" office:value="1199.8" calcext:value-type="float">
            <text:p>1199.8</text:p>
          </table:table-cell>
          <table:table-cell table:formula="of:=SUM([.L32:.U32])" office:value-type="float" office:value="1025.8" calcext:value-type="float">
            <text:p>1025.8</text:p>
          </table:table-cell>
          <table:table-cell table:formula="of:=SUM([.M32:.U32])" office:value-type="float" office:value="822.8" calcext:value-type="float">
            <text:p>822.8</text:p>
          </table:table-cell>
          <table:table-cell table:formula="of:=SUM([.N32:.U32])" office:value-type="float" office:value="584.8" calcext:value-type="float">
            <text:p>584.8</text:p>
          </table:table-cell>
          <table:table-cell table:formula="of:=SUM([.O32:.U32])" office:value-type="float" office:value="310.8" calcext:value-type="float">
            <text:p>310.8</text:p>
          </table:table-cell>
          <table:table-cell table:number-columns-repeated="2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Ga</text:p>
          </table:table-cell>
          <table:table-cell office:value-type="float" office:value="0.301166" calcext:value-type="float">
            <text:p>0.301166</text:p>
          </table:table-cell>
          <table:table-cell office:value-type="float" office:value="5.9993" calcext:value-type="float">
            <text:p>5.9993</text:p>
          </table:table-cell>
          <table:table-cell office:value-type="float" office:value="20.5142" calcext:value-type="float">
            <text:p>20.5142</text:p>
          </table:table-cell>
          <table:table-cell table:style-name="ce3" office:value-type="float" office:value="30.71" calcext:value-type="float">
            <text:p>30.71</text:p>
          </table:table-cell>
          <table:table-cell table:style-name="ce3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12"/>
          <table:table-cell table:formula="of:=[.W33] + [.C33]" office:value-type="float" office:value="121.524666" calcext:value-type="float">
            <text:p>121.524666</text:p>
          </table:table-cell>
          <table:table-cell table:formula="of:=SUM([.D33:.U33])" office:value-type="float" office:value="121.2235" calcext:value-type="float">
            <text:p>121.2235</text:p>
          </table:table-cell>
          <table:table-cell table:formula="of:=SUM([.E33:.U33])" office:value-type="float" office:value="115.2242" calcext:value-type="float">
            <text:p>115.2242</text:p>
          </table:table-cell>
          <table:table-cell table:formula="of:=SUM([.F33:.U33])" office:value-type="float" office:value="94.71" calcext:value-type="float">
            <text:p>94.71</text:p>
          </table:table-cell>
          <table:table-cell table:formula="of:=SUM([.G33:.U33])" office:value-type="float" office:value="64" calcext:value-type="float">
            <text:p>64</text:p>
          </table:table-cell>
          <table:table-cell table:formula="of:=SUM([.H33:.U33])" office:value-type="float" office:value="0" calcext:value-type="float">
            <text:p>0</text:p>
          </table:table-cell>
          <table:table-cell table:formula="of:=SUM([.I33:.U33])" office:value-type="float" office:value="0" calcext:value-type="float">
            <text:p>0</text:p>
          </table:table-cell>
          <table:table-cell table:formula="of:=SUM([.J33:.U33])" office:value-type="float" office:value="0" calcext:value-type="float">
            <text:p>0</text:p>
          </table:table-cell>
          <table:table-cell table:formula="of:=SUM([.K33:.U33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Ge</text:p>
          </table:table-cell>
          <table:table-cell office:value-type="float" office:value="1.2326764" calcext:value-type="float">
            <text:p>1.2326764</text:p>
          </table:table-cell>
          <table:table-cell office:value-type="float" office:value="7.8994" calcext:value-type="float">
            <text:p>7.8994</text:p>
          </table:table-cell>
          <table:table-cell office:value-type="float" office:value="15.93462" calcext:value-type="float">
            <text:p>15.93462</text:p>
          </table:table-cell>
          <table:table-cell table:style-name="ce3" office:value-type="float" office:value="34.2241" calcext:value-type="float">
            <text:p>34.2241</text:p>
          </table:table-cell>
          <table:table-cell table:style-name="ce3" office:value-type="float" office:value="45.7131" calcext:value-type="float">
            <text:p>45.7131</text:p>
          </table:table-cell>
          <table:table-cell table:style-name="ce3" office:value-type="float" office:value="93.5" calcext:value-type="float">
            <text:p>93.5</text:p>
          </table:table-cell>
          <table:table-cell table:style-name="Default"/>
          <table:table-cell table:number-columns-repeated="12"/>
          <table:table-cell table:formula="of:=[.W34] + [.C34]" office:value-type="float" office:value="198.5038964" calcext:value-type="float">
            <text:p>198.5038964</text:p>
          </table:table-cell>
          <table:table-cell table:formula="of:=SUM([.D34:.U34])" office:value-type="float" office:value="197.27122" calcext:value-type="float">
            <text:p>197.27122</text:p>
          </table:table-cell>
          <table:table-cell table:formula="of:=SUM([.E34:.U34])" office:value-type="float" office:value="189.37182" calcext:value-type="float">
            <text:p>189.37182</text:p>
          </table:table-cell>
          <table:table-cell table:formula="of:=SUM([.F34:.U34])" office:value-type="float" office:value="173.4372" calcext:value-type="float">
            <text:p>173.4372</text:p>
          </table:table-cell>
          <table:table-cell table:formula="of:=SUM([.G34:.U34])" office:value-type="float" office:value="139.2131" calcext:value-type="float">
            <text:p>139.2131</text:p>
          </table:table-cell>
          <table:table-cell table:formula="of:=SUM([.H34:.U34])" office:value-type="float" office:value="93.5" calcext:value-type="float">
            <text:p>93.5</text:p>
          </table:table-cell>
          <table:table-cell table:formula="of:=SUM([.I34:.U34])" office:value-type="float" office:value="0" calcext:value-type="float">
            <text:p>0</text:p>
          </table:table-cell>
          <table:table-cell table:formula="of:=SUM([.J34:.U34])" office:value-type="float" office:value="0" calcext:value-type="float">
            <text:p>0</text:p>
          </table:table-cell>
          <table:table-cell table:formula="of:=SUM([.K34:.U34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As</text:p>
          </table:table-cell>
          <table:table-cell office:value-type="float" office:value="0.8048" calcext:value-type="float">
            <text:p>0.8048</text:p>
          </table:table-cell>
          <table:table-cell office:value-type="float" office:value="9.7886" calcext:value-type="float">
            <text:p>9.7886</text:p>
          </table:table-cell>
          <table:table-cell office:value-type="float" office:value="18.633" calcext:value-type="float">
            <text:p>18.633</text:p>
          </table:table-cell>
          <table:table-cell table:style-name="ce3" office:value-type="float" office:value="28.351" calcext:value-type="float">
            <text:p>28.351</text:p>
          </table:table-cell>
          <table:table-cell table:style-name="ce3" office:value-type="float" office:value="50.13" calcext:value-type="float">
            <text:p>50.13</text:p>
          </table:table-cell>
          <table:table-cell table:style-name="ce3" office:value-type="float" office:value="62.63" calcext:value-type="float">
            <text:p>62.63</text:p>
          </table:table-cell>
          <table:table-cell table:style-name="ce3" office:value-type="float" office:value="127.6" calcext:value-type="float">
            <text:p>127.6</text:p>
          </table:table-cell>
          <table:table-cell table:number-columns-repeated="12"/>
          <table:table-cell table:formula="of:=[.W35] + [.C35]" office:value-type="float" office:value="297.9374" calcext:value-type="float">
            <text:p>297.9374</text:p>
          </table:table-cell>
          <table:table-cell table:formula="of:=SUM([.D35:.U35])" office:value-type="float" office:value="297.1326" calcext:value-type="float">
            <text:p>297.1326</text:p>
          </table:table-cell>
          <table:table-cell table:formula="of:=SUM([.E35:.U35])" office:value-type="float" office:value="287.344" calcext:value-type="float">
            <text:p>287.344</text:p>
          </table:table-cell>
          <table:table-cell table:formula="of:=SUM([.F35:.U35])" office:value-type="float" office:value="268.711" calcext:value-type="float">
            <text:p>268.711</text:p>
          </table:table-cell>
          <table:table-cell table:formula="of:=SUM([.G35:.U35])" office:value-type="float" office:value="240.36" calcext:value-type="float">
            <text:p>240.36</text:p>
          </table:table-cell>
          <table:table-cell table:formula="of:=SUM([.H35:.U35])" office:value-type="float" office:value="190.23" calcext:value-type="float">
            <text:p>190.23</text:p>
          </table:table-cell>
          <table:table-cell table:formula="of:=SUM([.I35:.U35])" office:value-type="float" office:value="127.6" calcext:value-type="float">
            <text:p>127.6</text:p>
          </table:table-cell>
          <table:table-cell table:formula="of:=SUM([.J35:.U35])" office:value-type="float" office:value="0" calcext:value-type="float">
            <text:p>0</text:p>
          </table:table-cell>
          <table:table-cell table:formula="of:=SUM([.K35:.U35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e</text:p>
          </table:table-cell>
          <table:table-cell office:value-type="float" office:value="2.0206047" calcext:value-type="float">
            <text:p>2.0206047</text:p>
          </table:table-cell>
          <table:table-cell office:value-type="float" office:value="9.75238" calcext:value-type="float">
            <text:p>9.75238</text:p>
          </table:table-cell>
          <table:table-cell office:value-type="float" office:value="21.19" calcext:value-type="float">
            <text:p>21.19</text:p>
          </table:table-cell>
          <table:table-cell table:style-name="ce3" office:value-type="float" office:value="30.8204" calcext:value-type="float">
            <text:p>30.8204</text:p>
          </table:table-cell>
          <table:table-cell table:style-name="ce3" office:value-type="float" office:value="42.945" calcext:value-type="float">
            <text:p>42.945</text:p>
          </table:table-cell>
          <table:table-cell table:style-name="ce3" office:value-type="float" office:value="68.3" calcext:value-type="float">
            <text:p>68.3</text:p>
          </table:table-cell>
          <table:table-cell table:style-name="ce3" office:value-type="float" office:value="81.7" calcext:value-type="float">
            <text:p>81.7</text:p>
          </table:table-cell>
          <table:table-cell table:style-name="ce3" office:value-type="float" office:value="155.4" calcext:value-type="float">
            <text:p>155.4</text:p>
          </table:table-cell>
          <table:table-cell table:number-columns-repeated="11"/>
          <table:table-cell table:formula="of:=[.W36] + [.C36]" office:value-type="float" office:value="412.1283847" calcext:value-type="float">
            <text:p>412.1283847</text:p>
          </table:table-cell>
          <table:table-cell table:formula="of:=SUM([.D36:.U36])" office:value-type="float" office:value="410.10778" calcext:value-type="float">
            <text:p>410.10778</text:p>
          </table:table-cell>
          <table:table-cell table:formula="of:=SUM([.E36:.U36])" office:value-type="float" office:value="400.3554" calcext:value-type="float">
            <text:p>400.3554</text:p>
          </table:table-cell>
          <table:table-cell table:formula="of:=SUM([.F36:.U36])" office:value-type="float" office:value="379.1654" calcext:value-type="float">
            <text:p>379.1654</text:p>
          </table:table-cell>
          <table:table-cell table:formula="of:=SUM([.G36:.U36])" office:value-type="float" office:value="348.345" calcext:value-type="float">
            <text:p>348.345</text:p>
          </table:table-cell>
          <table:table-cell table:formula="of:=SUM([.H36:.U36])" office:value-type="float" office:value="305.4" calcext:value-type="float">
            <text:p>305.4</text:p>
          </table:table-cell>
          <table:table-cell table:formula="of:=SUM([.I36:.U36])" office:value-type="float" office:value="237.1" calcext:value-type="float">
            <text:p>237.1</text:p>
          </table:table-cell>
          <table:table-cell table:formula="of:=SUM([.J36:.U36])" office:value-type="float" office:value="155.4" calcext:value-type="float">
            <text:p>155.4</text:p>
          </table:table-cell>
          <table:table-cell table:formula="of:=SUM([.K36:.U36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Br</text:p>
          </table:table-cell>
          <table:table-cell office:value-type="float" office:value="3.363588" calcext:value-type="float">
            <text:p>3.363588</text:p>
          </table:table-cell>
          <table:table-cell office:value-type="float" office:value="11.81381" calcext:value-type="float">
            <text:p>11.81381</text:p>
          </table:table-cell>
          <table:table-cell office:value-type="float" office:value="21.8" calcext:value-type="float">
            <text:p>21.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7.3" calcext:value-type="float">
            <text:p>47.3</text:p>
          </table:table-cell>
          <table:table-cell table:style-name="ce3" office:value-type="float" office:value="59.7" calcext:value-type="float">
            <text:p>59.7</text:p>
          </table:table-cell>
          <table:table-cell table:style-name="ce3" office:value-type="float" office:value="88.6" calcext:value-type="float">
            <text:p>88.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92.8" calcext:value-type="float">
            <text:p>192.8</text:p>
          </table:table-cell>
          <table:table-cell table:number-columns-repeated="10"/>
          <table:table-cell table:formula="of:=[.W37] + [.C37]" office:value-type="float" office:value="564.377398" calcext:value-type="float">
            <text:p>564.377398</text:p>
          </table:table-cell>
          <table:table-cell table:formula="of:=SUM([.D37:.U37])" office:value-type="float" office:value="561.01381" calcext:value-type="float">
            <text:p>561.01381</text:p>
          </table:table-cell>
          <table:table-cell table:formula="of:=SUM([.E37:.U37])" office:value-type="float" office:value="549.2" calcext:value-type="float">
            <text:p>549.2</text:p>
          </table:table-cell>
          <table:table-cell table:formula="of:=SUM([.F37:.U37])" office:value-type="float" office:value="527.4" calcext:value-type="float">
            <text:p>527.4</text:p>
          </table:table-cell>
          <table:table-cell table:formula="of:=SUM([.G37:.U37])" office:value-type="float" office:value="491.4" calcext:value-type="float">
            <text:p>491.4</text:p>
          </table:table-cell>
          <table:table-cell table:formula="of:=SUM([.H37:.U37])" office:value-type="float" office:value="444.1" calcext:value-type="float">
            <text:p>444.1</text:p>
          </table:table-cell>
          <table:table-cell table:formula="of:=SUM([.I37:.U37])" office:value-type="float" office:value="384.4" calcext:value-type="float">
            <text:p>384.4</text:p>
          </table:table-cell>
          <table:table-cell table:formula="of:=SUM([.J37:.U37])" office:value-type="float" office:value="295.8" calcext:value-type="float">
            <text:p>295.8</text:p>
          </table:table-cell>
          <table:table-cell table:formula="of:=SUM([.K37:.U37])" office:value-type="float" office:value="192.8" calcext:value-type="float">
            <text:p>192.8</text:p>
          </table:table-cell>
          <table:table-cell table:number-columns-repeated="3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float" office:value="-1" calcext:value-type="float">
            <text:p>-1</text:p>
          </table:table-cell>
          <table:table-cell office:value-type="float" office:value="13.99961" calcext:value-type="float">
            <text:p>13.99961</text:p>
          </table:table-cell>
          <table:table-cell office:value-type="float" office:value="24.35985" calcext:value-type="float">
            <text:p>24.35985</text:p>
          </table:table-cell>
          <table:table-cell table:style-name="ce3" office:value-type="float" office:value="36.95" calcext:value-type="float">
            <text:p>36.95</text:p>
          </table:table-cell>
          <table:table-cell table:style-name="ce3" office:value-type="float" office:value="52.5" calcext:value-type="float">
            <text:p>52.5</text:p>
          </table:table-cell>
          <table:table-cell table:style-name="ce3" office:value-type="float" office:value="64.7" calcext:value-type="float">
            <text:p>64.7</text:p>
          </table:table-cell>
          <table:table-cell table:style-name="ce3" office:value-type="float" office:value="78.5" calcext:value-type="float">
            <text:p>78.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25.802" calcext:value-type="float">
            <text:p>125.802</text:p>
          </table:table-cell>
          <table:table-cell table:style-name="ce3" office:value-type="float" office:value="230.85" calcext:value-type="float">
            <text:p>230.85</text:p>
          </table:table-cell>
          <table:table-cell table:style-name="ce3" office:value-type="float" office:value="268.2" calcext:value-type="float">
            <text:p>268.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641" calcext:value-type="float">
            <text:p>641</text:p>
          </table:table-cell>
          <table:table-cell table:formula="of:=[.W38] + [.C38]" office:value-type="float" office:value="4767.86146" calcext:value-type="float">
            <text:p>4767.86146</text:p>
          </table:table-cell>
          <table:table-cell table:formula="of:=SUM([.D38:.U38])" office:value-type="float" office:value="4768.86146" calcext:value-type="float">
            <text:p>4768.86146</text:p>
          </table:table-cell>
          <table:table-cell table:formula="of:=SUM([.E38:.U38])" office:value-type="float" office:value="4754.86185" calcext:value-type="float">
            <text:p>4754.86185</text:p>
          </table:table-cell>
          <table:table-cell table:formula="of:=SUM([.F38:.U38])" office:value-type="float" office:value="4730.502" calcext:value-type="float">
            <text:p>4730.502</text:p>
          </table:table-cell>
          <table:table-cell table:formula="of:=SUM([.G38:.U38])" office:value-type="float" office:value="4693.552" calcext:value-type="float">
            <text:p>4693.552</text:p>
          </table:table-cell>
          <table:table-cell table:formula="of:=SUM([.H38:.U38])" office:value-type="float" office:value="4641.052" calcext:value-type="float">
            <text:p>4641.052</text:p>
          </table:table-cell>
          <table:table-cell table:formula="of:=SUM([.I38:.U38])" office:value-type="float" office:value="4576.352" calcext:value-type="float">
            <text:p>4576.352</text:p>
          </table:table-cell>
          <table:table-cell table:formula="of:=SUM([.J38:.U38])" office:value-type="float" office:value="4497.852" calcext:value-type="float">
            <text:p>4497.852</text:p>
          </table:table-cell>
          <table:table-cell table:formula="of:=SUM([.K38:.U38])" office:value-type="float" office:value="4386.852" calcext:value-type="float">
            <text:p>4386.852</text:p>
          </table:table-cell>
          <table:table-cell table:formula="of:=SUM([.L38:.U38])" office:value-type="float" office:value="4261.05" calcext:value-type="float">
            <text:p>4261.05</text:p>
          </table:table-cell>
          <table:table-cell table:formula="of:=SUM([.M38:.U38])" office:value-type="float" office:value="4030.2" calcext:value-type="float">
            <text:p>4030.2</text:p>
          </table:table-cell>
          <table:table-cell table:formula="of:=SUM([.N38:.U38])" office:value-type="float" office:value="3762" calcext:value-type="float">
            <text:p>3762</text:p>
          </table:table-cell>
          <table:table-cell table:formula="of:=SUM([.O38:.U38])" office:value-type="float" office:value="3454" calcext:value-type="float">
            <text:p>3454</text:p>
          </table:table-cell>
          <table:table-cell table:formula="of:=SUM([.P38:.U38])" office:value-type="float" office:value="3104" calcext:value-type="float">
            <text:p>3104</text:p>
          </table:table-cell>
          <table:table-cell table:formula="of:=SUM([.Q38:.U38])" office:value-type="float" office:value="2713" calcext:value-type="float">
            <text:p>2713</text:p>
          </table:table-cell>
          <table:table-cell table:formula="of:=SUM([.R38:.U38])" office:value-type="float" office:value="2266" calcext:value-type="float">
            <text:p>2266</text:p>
          </table:table-cell>
          <table:table-cell table:formula="of:=SUM([.S38:.U38])" office:value-type="float" office:value="1774" calcext:value-type="float">
            <text:p>1774</text:p>
          </table:table-cell>
          <table:table-cell table:formula="of:=SUM([.T38:.U38])" office:value-type="float" office:value="1233" calcext:value-type="float">
            <text:p>1233</text:p>
          </table:table-cell>
          <table:table-cell table:formula="of:=SUM([.U38:.U38])" office:value-type="float" office:value="641" calcext:value-type="float">
            <text:p>641</text:p>
          </table:table-cell>
          <table:table-cell table:number-columns-repeated="17"/>
          <table:table-cell table:style-name="ce15" table:number-columns-repeated="2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float" office:value="0.485916" calcext:value-type="float">
            <text:p>0.485916</text:p>
          </table:table-cell>
          <table:table-cell office:value-type="float" office:value="4.17713" calcext:value-type="float">
            <text:p>4.17713</text:p>
          </table:table-cell>
          <table:table-cell table:style-name="Default" table:number-columns-repeated="5"/>
          <table:table-cell table:number-columns-repeated="12"/>
          <table:table-cell table:formula="of:=[.W39] + [.C39]" office:value-type="float" office:value="4.663046" calcext:value-type="float">
            <text:p>4.663046</text:p>
          </table:table-cell>
          <table:table-cell table:formula="of:=SUM([.D39:.U39])" office:value-type="float" office:value="4.17713" calcext:value-type="float">
            <text:p>4.17713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5.6949" calcext:value-type="float">
            <text:p>5.6949</text:p>
          </table:table-cell>
          <table:table-cell office:value-type="float" office:value="11.03013" calcext:value-type="float">
            <text:p>11.03013</text:p>
          </table:table-cell>
          <table:table-cell table:style-name="Default" table:number-columns-repeated="4"/>
          <table:table-cell table:number-columns-repeated="12"/>
          <table:table-cell table:formula="of:=[.W40] + [.C40]" office:value-type="float" office:value="16.77709" calcext:value-type="float">
            <text:p>16.77709</text:p>
          </table:table-cell>
          <table:table-cell table:formula="of:=SUM([.D40:.U40])" office:value-type="float" office:value="16.72503" calcext:value-type="float">
            <text:p>16.72503</text:p>
          </table:table-cell>
          <table:table-cell table:formula="of:=SUM([.E40:.U40])" office:value-type="float" office:value="11.03013" calcext:value-type="float">
            <text:p>11.03013</text:p>
          </table:table-cell>
          <table:table-cell table:number-columns-repeated="3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float" office:value="0.31129" calcext:value-type="float">
            <text:p>0.31129</text:p>
          </table:table-cell>
          <table:table-cell office:value-type="float" office:value="6.2171" calcext:value-type="float">
            <text:p>6.2171</text:p>
          </table:table-cell>
          <table:table-cell office:value-type="float" office:value="12.24" calcext:value-type="float">
            <text:p>12.24</text:p>
          </table:table-cell>
          <table:table-cell table:style-name="ce3" office:value-type="float" office:value="20.52" calcext:value-type="float">
            <text:p>20.52</text:p>
          </table:table-cell>
          <table:table-cell table:style-name="Default" table:number-columns-repeated="3"/>
          <table:table-cell table:number-columns-repeated="12"/>
          <table:table-cell table:formula="of:=[.W41] + [.C41]" office:value-type="float" office:value="39.28839" calcext:value-type="float">
            <text:p>39.28839</text:p>
          </table:table-cell>
          <table:table-cell table:formula="of:=SUM([.D41:.U41])" office:value-type="float" office:value="38.9771" calcext:value-type="float">
            <text:p>38.9771</text:p>
          </table:table-cell>
          <table:table-cell table:formula="of:=SUM([.E41:.U41])" office:value-type="float" office:value="32.76" calcext:value-type="float">
            <text:p>32.76</text:p>
          </table:table-cell>
          <table:table-cell table:formula="of:=SUM([.F41:.U41])" office:value-type="float" office:value="20.52" calcext:value-type="float">
            <text:p>20.52</text:p>
          </table:table-cell>
          <table:table-cell table:number-columns-repeated="3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float" office:value="0.43328" calcext:value-type="float">
            <text:p>0.43328</text:p>
          </table:table-cell>
          <table:table-cell office:value-type="float" office:value="6.6339" calcext:value-type="float">
            <text:p>6.6339</text:p>
          </table:table-cell>
          <table:table-cell office:value-type="float" office:value="13.13" calcext:value-type="float">
            <text:p>13.13</text:p>
          </table:table-cell>
          <table:table-cell table:style-name="ce3" office:value-type="float" office:value="22.99" calcext:value-type="float">
            <text:p>22.99</text:p>
          </table:table-cell>
          <table:table-cell table:style-name="ce3" office:value-type="float" office:value="34.34" calcext:value-type="float">
            <text:p>34.34</text:p>
          </table:table-cell>
          <table:table-cell table:style-name="Default" table:number-columns-repeated="2"/>
          <table:table-cell table:number-columns-repeated="12"/>
          <table:table-cell table:formula="of:=[.W42] + [.C42]" office:value-type="float" office:value="77.52718" calcext:value-type="float">
            <text:p>77.52718</text:p>
          </table:table-cell>
          <table:table-cell table:formula="of:=SUM([.D42:.U42])" office:value-type="float" office:value="77.0939" calcext:value-type="float">
            <text:p>77.0939</text:p>
          </table:table-cell>
          <table:table-cell table:formula="of:=SUM([.E42:.U42])" office:value-type="float" office:value="70.46" calcext:value-type="float">
            <text:p>70.46</text:p>
          </table:table-cell>
          <table:table-cell table:formula="of:=SUM([.F42:.U42])" office:value-type="float" office:value="57.33" calcext:value-type="float">
            <text:p>57.33</text:p>
          </table:table-cell>
          <table:table-cell table:formula="of:=SUM([.G42:.U42])" office:value-type="float" office:value="34.34" calcext:value-type="float">
            <text:p>34.34</text:p>
          </table:table-cell>
          <table:table-cell table:number-columns-repeated="3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float" office:value="0.9174" calcext:value-type="float">
            <text:p>0.9174</text:p>
          </table:table-cell>
          <table:table-cell office:value-type="float" office:value="6.75885" calcext:value-type="float">
            <text:p>6.75885</text:p>
          </table:table-cell>
          <table:table-cell office:value-type="float" office:value="14.32" calcext:value-type="float">
            <text:p>14.32</text:p>
          </table:table-cell>
          <table:table-cell table:style-name="ce3" office:value-type="float" office:value="25.04" calcext:value-type="float">
            <text:p>25.04</text:p>
          </table:table-cell>
          <table:table-cell table:style-name="ce3" office:value-type="float" office:value="38.3" calcext:value-type="float">
            <text:p>38.3</text:p>
          </table:table-cell>
          <table:table-cell table:style-name="ce3" office:value-type="float" office:value="50.55" calcext:value-type="float">
            <text:p>50.55</text:p>
          </table:table-cell>
          <table:table-cell table:style-name="Default"/>
          <table:table-cell table:number-columns-repeated="12"/>
          <table:table-cell table:formula="of:=[.W43] + [.C43]" office:value-type="float" office:value="135.88625" calcext:value-type="float">
            <text:p>135.88625</text:p>
          </table:table-cell>
          <table:table-cell table:formula="of:=SUM([.D43:.U43])" office:value-type="float" office:value="134.96885" calcext:value-type="float">
            <text:p>134.96885</text:p>
          </table:table-cell>
          <table:table-cell table:formula="of:=SUM([.E43:.U43])" office:value-type="float" office:value="128.21" calcext:value-type="float">
            <text:p>128.21</text:p>
          </table:table-cell>
          <table:table-cell table:formula="of:=SUM([.F43:.U43])" office:value-type="float" office:value="113.89" calcext:value-type="float">
            <text:p>113.89</text:p>
          </table:table-cell>
          <table:table-cell table:formula="of:=SUM([.G43:.U43])" office:value-type="float" office:value="88.85" calcext:value-type="float">
            <text:p>88.85</text:p>
          </table:table-cell>
          <table:table-cell table:formula="of:=SUM([.H43:.U43])" office:value-type="float" office:value="50.55" calcext:value-type="float">
            <text:p>50.55</text:p>
          </table:table-cell>
          <table:table-cell table:number-columns-repeated="3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float" office:value="0.74723" calcext:value-type="float">
            <text:p>0.74723</text:p>
          </table:table-cell>
          <table:table-cell office:value-type="float" office:value="7.09243" calcext:value-type="float">
            <text:p>7.09243</text:p>
          </table:table-cell>
          <table:table-cell office:value-type="float" office:value="16.16" calcext:value-type="float">
            <text:p>16.16</text:p>
          </table:table-cell>
          <table:table-cell table:style-name="ce3" office:value-type="float" office:value="27.13" calcext:value-type="float">
            <text:p>27.13</text:p>
          </table:table-cell>
          <table:table-cell table:style-name="ce3" office:value-type="float" office:value="46.4" calcext:value-type="float">
            <text:p>46.4</text:p>
          </table:table-cell>
          <table:table-cell table:style-name="ce3" office:value-type="float" office:value="54.49" calcext:value-type="float">
            <text:p>54.49</text:p>
          </table:table-cell>
          <table:table-cell table:style-name="ce3" office:value-type="float" office:value="68.8276" calcext:value-type="float">
            <text:p>68.8276</text:p>
          </table:table-cell>
          <table:table-cell table:number-columns-repeated="12"/>
          <table:table-cell table:formula="of:=[.W44] + [.C44]" office:value-type="float" office:value="220.84726" calcext:value-type="float">
            <text:p>220.84726</text:p>
          </table:table-cell>
          <table:table-cell table:formula="of:=SUM([.D44:.U44])" office:value-type="float" office:value="220.10003" calcext:value-type="float">
            <text:p>220.10003</text:p>
          </table:table-cell>
          <table:table-cell table:formula="of:=SUM([.E44:.U44])" office:value-type="float" office:value="213.0076" calcext:value-type="float">
            <text:p>213.0076</text:p>
          </table:table-cell>
          <table:table-cell table:formula="of:=SUM([.F44:.U44])" office:value-type="float" office:value="196.8476" calcext:value-type="float">
            <text:p>196.8476</text:p>
          </table:table-cell>
          <table:table-cell table:formula="of:=SUM([.G44:.U44])" office:value-type="float" office:value="169.7176" calcext:value-type="float">
            <text:p>169.7176</text:p>
          </table:table-cell>
          <table:table-cell table:formula="of:=SUM([.H44:.U44])" office:value-type="float" office:value="123.3176" calcext:value-type="float">
            <text:p>123.3176</text:p>
          </table:table-cell>
          <table:table-cell table:formula="of:=SUM([.I44:.U44])" office:value-type="float" office:value="68.8276" calcext:value-type="float">
            <text:p>68.8276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Tc</text:p>
          </table:table-cell>
          <table:table-cell office:value-type="float" office:value="0.55" calcext:value-type="float">
            <text:p>0.55</text:p>
          </table:table-cell>
          <table:table-cell office:value-type="float" office:value="7.28" calcext:value-type="float">
            <text:p>7.28</text:p>
          </table:table-cell>
          <table:table-cell office:value-type="float" office:value="15.26" calcext:value-type="float">
            <text:p>15.26</text:p>
          </table:table-cell>
          <table:table-cell table:style-name="ce3" office:value-type="float" office:value="29.54" calcext:value-type="float">
            <text:p>29.54</text:p>
          </table:table-cell>
          <table:table-cell table:style-name="Default" table:number-columns-repeated="3"/>
          <table:table-cell table:number-columns-repeated="12"/>
          <table:table-cell table:formula="of:=[.W45] + [.C45]" office:value-type="float" office:value="52.63" calcext:value-type="float">
            <text:p>52.63</text:p>
          </table:table-cell>
          <table:table-cell table:formula="of:=SUM([.D45:.U45])" office:value-type="float" office:value="52.08" calcext:value-type="float">
            <text:p>52.08</text:p>
          </table:table-cell>
          <table:table-cell table:formula="of:=SUM([.E45:.U45])" office:value-type="float" office:value="44.8" calcext:value-type="float">
            <text:p>44.8</text:p>
          </table:table-cell>
          <table:table-cell table:formula="of:=SUM([.F45:.U45])" office:value-type="float" office:value="29.54" calcext:value-type="float">
            <text:p>29.54</text:p>
          </table:table-cell>
          <table:table-cell table:number-columns-repeated="3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u</text:p>
          </table:table-cell>
          <table:table-cell office:value-type="float" office:value="1.04627" calcext:value-type="float">
            <text:p>1.04627</text:p>
          </table:table-cell>
          <table:table-cell office:value-type="float" office:value="7.3605" calcext:value-type="float">
            <text:p>7.3605</text:p>
          </table:table-cell>
          <table:table-cell office:value-type="float" office:value="16.76" calcext:value-type="float">
            <text:p>16.76</text:p>
          </table:table-cell>
          <table:table-cell table:style-name="ce3" office:value-type="float" office:value="28.47" calcext:value-type="float">
            <text:p>28.47</text:p>
          </table:table-cell>
          <table:table-cell table:style-name="ce3"/>
          <table:table-cell table:style-name="Default" table:number-columns-repeated="2"/>
          <table:table-cell table:number-columns-repeated="12"/>
          <table:table-cell table:formula="of:=[.W46] + [.C46]" office:value-type="float" office:value="53.63677" calcext:value-type="float">
            <text:p>53.63677</text:p>
          </table:table-cell>
          <table:table-cell table:formula="of:=SUM([.D46:.U46])" office:value-type="float" office:value="52.5905" calcext:value-type="float">
            <text:p>52.5905</text:p>
          </table:table-cell>
          <table:table-cell table:formula="of:=SUM([.E46:.U46])" office:value-type="float" office:value="45.23" calcext:value-type="float">
            <text:p>45.23</text:p>
          </table:table-cell>
          <table:table-cell table:formula="of:=SUM([.F46:.U46])" office:value-type="float" office:value="28.47" calcext:value-type="float">
            <text:p>28.47</text:p>
          </table:table-cell>
          <table:table-cell table:number-columns-repeated="3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Rh</text:p>
          </table:table-cell>
          <table:table-cell office:value-type="float" office:value="1.14289" calcext:value-type="float">
            <text:p>1.14289</text:p>
          </table:table-cell>
          <table:table-cell office:value-type="float" office:value="7.4589" calcext:value-type="float">
            <text:p>7.4589</text:p>
          </table:table-cell>
          <table:table-cell office:value-type="float" office:value="18.08" calcext:value-type="float">
            <text:p>18.08</text:p>
          </table:table-cell>
          <table:table-cell table:style-name="ce3" office:value-type="float" office:value="31.06" calcext:value-type="float">
            <text:p>31.06</text:p>
          </table:table-cell>
          <table:table-cell table:style-name="Default" table:number-columns-repeated="3"/>
          <table:table-cell table:number-columns-repeated="12"/>
          <table:table-cell table:formula="of:=[.W47] + [.C47]" office:value-type="float" office:value="57.74179" calcext:value-type="float">
            <text:p>57.74179</text:p>
          </table:table-cell>
          <table:table-cell table:formula="of:=SUM([.D47:.U47])" office:value-type="float" office:value="56.5989" calcext:value-type="float">
            <text:p>56.5989</text:p>
          </table:table-cell>
          <table:table-cell table:formula="of:=SUM([.E47:.U47])" office:value-type="float" office:value="49.14" calcext:value-type="float">
            <text:p>49.14</text:p>
          </table:table-cell>
          <table:table-cell table:formula="of:=SUM([.F47:.U47])" office:value-type="float" office:value="31.06" calcext:value-type="float">
            <text:p>31.06</text:p>
          </table:table-cell>
          <table:table-cell table:number-columns-repeated="3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Pd</text:p>
          </table:table-cell>
          <table:table-cell office:value-type="float" office:value="0.56214" calcext:value-type="float">
            <text:p>0.56214</text:p>
          </table:table-cell>
          <table:table-cell office:value-type="float" office:value="8.3369" calcext:value-type="float">
            <text:p>8.3369</text:p>
          </table:table-cell>
          <table:table-cell office:value-type="float" office:value="19.43" calcext:value-type="float">
            <text:p>19.43</text:p>
          </table:table-cell>
          <table:table-cell table:style-name="ce3" office:value-type="float" office:value="32.93" calcext:value-type="float">
            <text:p>32.93</text:p>
          </table:table-cell>
          <table:table-cell table:style-name="Default" table:number-columns-repeated="3"/>
          <table:table-cell table:number-columns-repeated="12"/>
          <table:table-cell table:formula="of:=[.W48] + [.C48]" office:value-type="float" office:value="61.25904" calcext:value-type="float">
            <text:p>61.25904</text:p>
          </table:table-cell>
          <table:table-cell table:formula="of:=SUM([.D48:.U48])" office:value-type="float" office:value="60.6969" calcext:value-type="float">
            <text:p>60.6969</text:p>
          </table:table-cell>
          <table:table-cell table:formula="of:=SUM([.E48:.U48])" office:value-type="float" office:value="52.36" calcext:value-type="float">
            <text:p>52.36</text:p>
          </table:table-cell>
          <table:table-cell table:formula="of:=SUM([.F48:.U48])" office:value-type="float" office:value="32.93" calcext:value-type="float">
            <text:p>32.93</text:p>
          </table:table-cell>
          <table:table-cell table:number-columns-repeated="3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Ag</text:p>
          </table:table-cell>
          <table:table-cell office:value-type="float" office:value="1.30447" calcext:value-type="float">
            <text:p>1.30447</text:p>
          </table:table-cell>
          <table:table-cell office:value-type="float" office:value="7.5762" calcext:value-type="float">
            <text:p>7.5762</text:p>
          </table:table-cell>
          <table:table-cell office:value-type="float" office:value="21.49" calcext:value-type="float">
            <text:p>21.49</text:p>
          </table:table-cell>
          <table:table-cell table:style-name="ce3" office:value-type="float" office:value="34.83" calcext:value-type="float">
            <text:p>34.83</text:p>
          </table:table-cell>
          <table:table-cell table:style-name="Default" table:number-columns-repeated="3"/>
          <table:table-cell table:number-columns-repeated="12"/>
          <table:table-cell table:formula="of:=[.W49] + [.C49]" office:value-type="float" office:value="65.20067" calcext:value-type="float">
            <text:p>65.20067</text:p>
          </table:table-cell>
          <table:table-cell table:formula="of:=SUM([.D49:.U49])" office:value-type="float" office:value="63.8962" calcext:value-type="float">
            <text:p>63.8962</text:p>
          </table:table-cell>
          <table:table-cell table:formula="of:=SUM([.E49:.U49])" office:value-type="float" office:value="56.32" calcext:value-type="float">
            <text:p>56.32</text:p>
          </table:table-cell>
          <table:table-cell table:formula="of:=SUM([.F49:.U49])" office:value-type="float" office:value="34.83" calcext:value-type="float">
            <text:p>34.83</text:p>
          </table:table-cell>
          <table:table-cell table:number-columns-repeated="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d</text:p>
          </table:table-cell>
          <table:table-cell office:value-type="float" office:value="-0.7" calcext:value-type="float">
            <text:p>-0.7</text:p>
          </table:table-cell>
          <table:table-cell office:value-type="float" office:value="8.9938" calcext:value-type="float">
            <text:p>8.9938</text:p>
          </table:table-cell>
          <table:table-cell office:value-type="float" office:value="16.90832" calcext:value-type="float">
            <text:p>16.90832</text:p>
          </table:table-cell>
          <table:table-cell table:style-name="ce3" office:value-type="float" office:value="37.48" calcext:value-type="float">
            <text:p>37.48</text:p>
          </table:table-cell>
          <table:table-cell table:style-name="Default" table:number-columns-repeated="3"/>
          <table:table-cell table:number-columns-repeated="12"/>
          <table:table-cell table:formula="of:=[.W50] + [.C50]" office:value-type="float" office:value="62.68212" calcext:value-type="float">
            <text:p>62.68212</text:p>
          </table:table-cell>
          <table:table-cell table:formula="of:=SUM([.D50:.U50])" office:value-type="float" office:value="63.38212" calcext:value-type="float">
            <text:p>63.38212</text:p>
          </table:table-cell>
          <table:table-cell table:formula="of:=SUM([.E50:.U50])" office:value-type="float" office:value="54.38832" calcext:value-type="float">
            <text:p>54.38832</text:p>
          </table:table-cell>
          <table:table-cell table:formula="of:=SUM([.F50:.U50])" office:value-type="float" office:value="37.48" calcext:value-type="float">
            <text:p>37.48</text:p>
          </table:table-cell>
          <table:table-cell table:number-columns-repeated="3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In</text:p>
          </table:table-cell>
          <table:table-cell office:value-type="float" office:value="0.38392" calcext:value-type="float">
            <text:p>0.38392</text:p>
          </table:table-cell>
          <table:table-cell office:value-type="float" office:value="5.78636" calcext:value-type="float">
            <text:p>5.78636</text:p>
          </table:table-cell>
          <table:table-cell office:value-type="float" office:value="18.8698" calcext:value-type="float">
            <text:p>18.8698</text:p>
          </table:table-cell>
          <table:table-cell table:style-name="ce3" office:value-type="float" office:value="28.03" calcext:value-type="float">
            <text:p>28.03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table:number-columns-repeated="2"/>
          <table:table-cell table:number-columns-repeated="12"/>
          <table:table-cell table:formula="of:=[.W51] + [.C51]" office:value-type="float" office:value="107.07008" calcext:value-type="float">
            <text:p>107.07008</text:p>
          </table:table-cell>
          <table:table-cell table:formula="of:=SUM([.D51:.U51])" office:value-type="float" office:value="106.68616" calcext:value-type="float">
            <text:p>106.68616</text:p>
          </table:table-cell>
          <table:table-cell table:formula="of:=SUM([.E51:.U51])" office:value-type="float" office:value="100.8998" calcext:value-type="float">
            <text:p>100.8998</text:p>
          </table:table-cell>
          <table:table-cell table:formula="of:=SUM([.F51:.U51])" office:value-type="float" office:value="82.03" calcext:value-type="float">
            <text:p>82.03</text:p>
          </table:table-cell>
          <table:table-cell table:formula="of:=SUM([.G51:.U51])" office:value-type="float" office:value="54" calcext:value-type="float">
            <text:p>54</text:p>
          </table:table-cell>
          <table:table-cell table:number-columns-repeated="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n</text:p>
          </table:table-cell>
          <table:table-cell office:value-type="float" office:value="1.11207" calcext:value-type="float">
            <text:p>1.11207</text:p>
          </table:table-cell>
          <table:table-cell office:value-type="float" office:value="7.3439" calcext:value-type="float">
            <text:p>7.3439</text:p>
          </table:table-cell>
          <table:table-cell office:value-type="float" office:value="14.63225" calcext:value-type="float">
            <text:p>14.63225</text:p>
          </table:table-cell>
          <table:table-cell table:style-name="ce3" office:value-type="float" office:value="30.5026" calcext:value-type="float">
            <text:p>30.5026</text:p>
          </table:table-cell>
          <table:table-cell table:style-name="ce3" office:value-type="float" office:value="40.73502" calcext:value-type="float">
            <text:p>40.73502</text:p>
          </table:table-cell>
          <table:table-cell table:style-name="ce3" office:value-type="float" office:value="72.28" calcext:value-type="float">
            <text:p>72.28</text:p>
          </table:table-cell>
          <table:table-cell table:style-name="Default"/>
          <table:table-cell table:number-columns-repeated="12"/>
          <table:table-cell table:formula="of:=[.W52] + [.C52]" office:value-type="float" office:value="166.60584" calcext:value-type="float">
            <text:p>166.60584</text:p>
          </table:table-cell>
          <table:table-cell table:formula="of:=SUM([.D52:.U52])" office:value-type="float" office:value="165.49377" calcext:value-type="float">
            <text:p>165.49377</text:p>
          </table:table-cell>
          <table:table-cell table:formula="of:=SUM([.E52:.U52])" office:value-type="float" office:value="158.14987" calcext:value-type="float">
            <text:p>158.14987</text:p>
          </table:table-cell>
          <table:table-cell table:formula="of:=SUM([.F52:.U52])" office:value-type="float" office:value="143.51762" calcext:value-type="float">
            <text:p>143.51762</text:p>
          </table:table-cell>
          <table:table-cell table:formula="of:=SUM([.G52:.U52])" office:value-type="float" office:value="113.01502" calcext:value-type="float">
            <text:p>113.01502</text:p>
          </table:table-cell>
          <table:table-cell table:formula="of:=SUM([.H52:.U52])" office:value-type="float" office:value="72.28" calcext:value-type="float">
            <text:p>72.28</text:p>
          </table:table-cell>
          <table:table-cell table:number-columns-repeated="3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b</text:p>
          </table:table-cell>
          <table:table-cell office:value-type="float" office:value="1.047401" calcext:value-type="float">
            <text:p>1.047401</text:p>
          </table:table-cell>
          <table:table-cell office:value-type="float" office:value="8.6084" calcext:value-type="float">
            <text:p>8.6084</text:p>
          </table:table-cell>
          <table:table-cell office:value-type="float" office:value="16.53051" calcext:value-type="float">
            <text:p>16.53051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office:value-type="float" office:value="44.2" calcext:value-type="float">
            <text:p>44.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2"/>
          <table:table-cell table:formula="of:=[.W53] + [.C53]" office:value-type="float" office:value="259.686311" calcext:value-type="float">
            <text:p>259.686311</text:p>
          </table:table-cell>
          <table:table-cell table:formula="of:=SUM([.D53:.U53])" office:value-type="float" office:value="258.63891" calcext:value-type="float">
            <text:p>258.63891</text:p>
          </table:table-cell>
          <table:table-cell table:formula="of:=SUM([.E53:.U53])" office:value-type="float" office:value="250.03051" calcext:value-type="float">
            <text:p>250.03051</text:p>
          </table:table-cell>
          <table:table-cell table:formula="of:=SUM([.F53:.U53])" office:value-type="float" office:value="233.5" calcext:value-type="float">
            <text:p>233.5</text:p>
          </table:table-cell>
          <table:table-cell table:formula="of:=SUM([.G53:.U53])" office:value-type="float" office:value="208.2" calcext:value-type="float">
            <text:p>208.2</text:p>
          </table:table-cell>
          <table:table-cell table:formula="of:=SUM([.H53:.U53])" office:value-type="float" office:value="164" calcext:value-type="float">
            <text:p>164</text:p>
          </table:table-cell>
          <table:table-cell table:formula="of:=SUM([.I53:.U53])" office:value-type="float" office:value="108" calcext:value-type="float">
            <text:p>108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e</text:p>
          </table:table-cell>
          <table:table-cell office:value-type="float" office:value="1.970875" calcext:value-type="float">
            <text:p>1.970875</text:p>
          </table:table-cell>
          <table:table-cell office:value-type="float" office:value="9.0096" calcext:value-type="float">
            <text:p>9.0096</text:p>
          </table:table-cell>
          <table:table-cell office:value-type="float" office:value="18.6" calcext:value-type="float">
            <text:p>18.6</text:p>
          </table:table-cell>
          <table:table-cell table:style-name="ce3" office:value-type="float" office:value="27.96" calcext:value-type="float">
            <text:p>27.96</text:p>
          </table:table-cell>
          <table:table-cell table:style-name="ce3" office:value-type="float" office:value="37.41" calcext:value-type="float">
            <text:p>37.41</text:p>
          </table:table-cell>
          <table:table-cell table:style-name="ce3" office:value-type="float" office:value="58.75" calcext:value-type="float">
            <text:p>58.75</text:p>
          </table:table-cell>
          <table:table-cell table:style-name="ce3" office:value-type="float" office:value="70.7" calcext:value-type="float">
            <text:p>70.7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11"/>
          <table:table-cell table:formula="of:=[.W54] + [.C54]" office:value-type="float" office:value="361.400475" calcext:value-type="float">
            <text:p>361.400475</text:p>
          </table:table-cell>
          <table:table-cell table:formula="of:=SUM([.D54:.U54])" office:value-type="float" office:value="359.4296" calcext:value-type="float">
            <text:p>359.4296</text:p>
          </table:table-cell>
          <table:table-cell table:formula="of:=SUM([.E54:.U54])" office:value-type="float" office:value="350.42" calcext:value-type="float">
            <text:p>350.42</text:p>
          </table:table-cell>
          <table:table-cell table:formula="of:=SUM([.F54:.U54])" office:value-type="float" office:value="331.82" calcext:value-type="float">
            <text:p>331.82</text:p>
          </table:table-cell>
          <table:table-cell table:formula="of:=SUM([.G54:.U54])" office:value-type="float" office:value="303.86" calcext:value-type="float">
            <text:p>303.86</text:p>
          </table:table-cell>
          <table:table-cell table:formula="of:=SUM([.H54:.U54])" office:value-type="float" office:value="266.45" calcext:value-type="float">
            <text:p>266.45</text:p>
          </table:table-cell>
          <table:table-cell table:formula="of:=SUM([.I54:.U54])" office:value-type="float" office:value="207.7" calcext:value-type="float">
            <text:p>207.7</text:p>
          </table:table-cell>
          <table:table-cell table:formula="of:=SUM([.J54:.U54])" office:value-type="float" office:value="137" calcext:value-type="float">
            <text:p>137</text:p>
          </table:table-cell>
          <table:table-cell table:number-columns-repeated="3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I</text:p>
          </table:table-cell>
          <table:table-cell office:value-type="float" office:value="3.0590465" calcext:value-type="float">
            <text:p>3.0590465</text:p>
          </table:table-cell>
          <table:table-cell office:value-type="float" office:value="10.45126" calcext:value-type="float">
            <text:p>10.45126</text:p>
          </table:table-cell>
          <table:table-cell office:value-type="float" office:value="19.1313" calcext:value-type="float">
            <text:p>19.1313</text:p>
          </table:table-cell>
          <table:table-cell table:style-name="ce3" office:value-type="float" office:value="33" calcext:value-type="float">
            <text:p>33</text:p>
          </table:table-cell>
          <table:table-cell table:style-name="Default" table:number-columns-repeated="3"/>
          <table:table-cell table:number-columns-repeated="12"/>
          <table:table-cell table:formula="of:=[.W55] + [.C55]" office:value-type="float" office:value="65.6416065" calcext:value-type="float">
            <text:p>65.6416065</text:p>
          </table:table-cell>
          <table:table-cell table:formula="of:=SUM([.D55:.U55])" office:value-type="float" office:value="62.58256" calcext:value-type="float">
            <text:p>62.58256</text:p>
          </table:table-cell>
          <table:table-cell table:formula="of:=SUM([.E55:.U55])" office:value-type="float" office:value="52.1313" calcext:value-type="float">
            <text:p>52.1313</text:p>
          </table:table-cell>
          <table:table-cell table:formula="of:=SUM([.F55:.U55])"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Xe</text:p>
          </table:table-cell>
          <table:table-cell office:value-type="float" office:value="3.059052" calcext:value-type="float">
            <text:p>3.059052</text:p>
          </table:table-cell>
          <table:table-cell office:value-type="float" office:value="12.1298" calcext:value-type="float">
            <text:p>12.1298</text:p>
          </table:table-cell>
          <table:table-cell office:value-type="float" office:value="21.20979" calcext:value-type="float">
            <text:p>21.20979</text:p>
          </table:table-cell>
          <table:table-cell table:style-name="ce3" office:value-type="float" office:value="32.123" calcext:value-type="float">
            <text:p>32.123</text:p>
          </table:table-cell>
          <table:table-cell table:style-name="Default" table:number-columns-repeated="3"/>
          <table:table-cell table:number-columns-repeated="12"/>
          <table:table-cell table:formula="of:=[.W56] + [.C56]" office:value-type="float" office:value="68.521642" calcext:value-type="float">
            <text:p>68.521642</text:p>
          </table:table-cell>
          <table:table-cell table:formula="of:=SUM([.D56:.U56])" office:value-type="float" office:value="65.46259" calcext:value-type="float">
            <text:p>65.46259</text:p>
          </table:table-cell>
          <table:table-cell table:formula="of:=SUM([.E56:.U56])" office:value-type="float" office:value="53.33279" calcext:value-type="float">
            <text:p>53.33279</text:p>
          </table:table-cell>
          <table:table-cell table:formula="of:=SUM([.F56:.U56])" office:value-type="float" office:value="32.123" calcext:value-type="float">
            <text:p>32.123</text:p>
          </table:table-cell>
          <table:table-cell table:number-columns-repeated="3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float" office:value="-0.8" calcext:value-type="float">
            <text:p>-0.8</text:p>
          </table:table-cell>
          <table:table-cell office:value-type="float" office:value="3.8939" calcext:value-type="float">
            <text:p>3.8939</text:p>
          </table:table-cell>
          <table:table-cell table:style-name="Default" table:number-columns-repeated="5"/>
          <table:table-cell table:number-columns-repeated="12"/>
          <table:table-cell table:formula="of:=[.W57] + [.C57]" office:value-type="float" office:value="3.0939" calcext:value-type="float">
            <text:p>3.0939</text:p>
          </table:table-cell>
          <table:table-cell table:formula="of:=SUM([.D57:.U57])" office:value-type="float" office:value="3.8939" calcext:value-type="float">
            <text:p>3.8939</text:p>
          </table:table-cell>
          <table:table-cell table:number-columns-repeated="17"/>
          <table:table-cell table:formula="of:=[.V57]/135.827" office:value-type="float" office:value="0.0227782399670169" calcext:value-type="float">
            <text:p>0.022778</text:p>
          </table:table-cell>
          <table:table-cell table:formula="of:=[.W57]/69.1415" office:value-type="float" office:value="0.0563178409493575" calcext:value-type="float">
            <text:p>0.056318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float" office:value="0.47163" calcext:value-type="float">
            <text:p>0.47163</text:p>
          </table:table-cell>
          <table:table-cell office:value-type="float" office:value="5.2117" calcext:value-type="float">
            <text:p>5.2117</text:p>
          </table:table-cell>
          <table:table-cell office:value-type="float" office:value="10.0039" calcext:value-type="float">
            <text:p>10.0039</text:p>
          </table:table-cell>
          <table:table-cell table:style-name="Default" table:number-columns-repeated="4"/>
          <table:table-cell table:number-columns-repeated="12"/>
          <table:table-cell table:formula="of:=[.W58] + [.C58]" office:value-type="float" office:value="15.68723" calcext:value-type="float">
            <text:p>15.68723</text:p>
          </table:table-cell>
          <table:table-cell table:formula="of:=SUM([.D58:.U58])" office:value-type="float" office:value="15.2156" calcext:value-type="float">
            <text:p>15.2156</text:p>
          </table:table-cell>
          <table:table-cell table:formula="of:=SUM([.E58:.U58])" office:value-type="float" office:value="10.0039" calcext:value-type="float">
            <text:p>10.0039</text:p>
          </table:table-cell>
          <table:table-cell table:number-columns-repeated="16"/>
          <table:table-cell table:formula="of:=[.V58]/337.02" office:value-type="float" office:value="0.0465468814907127" calcext:value-type="float">
            <text:p>0.046547</text:p>
          </table:table-cell>
          <table:table-cell table:formula="of:=[.W58]/218.778" office:value-type="float" office:value="0.0695481264112479" calcext:value-type="float">
            <text:p>0.069548</text:p>
          </table:table-cell>
          <table:table-cell table:formula="of:=[.X58]/111.059" office:value-type="float" office:value="0.0900773462754032" calcext:value-type="float">
            <text:p>0.090077</text:p>
          </table:table-cell>
          <table:table-cell table:number-columns-repeated="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float" office:value="0.14462" calcext:value-type="float">
            <text:p>0.14462</text:p>
          </table:table-cell>
          <table:table-cell office:value-type="float" office:value="5.5769" calcext:value-type="float">
            <text:p>5.5769</text:p>
          </table:table-cell>
          <table:table-cell office:value-type="float" office:value="11.06" calcext:value-type="float">
            <text:p>11.06</text:p>
          </table:table-cell>
          <table:table-cell table:style-name="ce3" office:value-type="float" office:value="19.1773" calcext:value-type="float">
            <text:p>19.1773</text:p>
          </table:table-cell>
          <table:table-cell table:style-name="Default" table:number-columns-repeated="3"/>
          <table:table-cell table:number-columns-repeated="12"/>
          <table:table-cell table:formula="of:=[.W59] + [.C59]" office:value-type="float" office:value="35.95882" calcext:value-type="float">
            <text:p>35.95882</text:p>
          </table:table-cell>
          <table:table-cell table:formula="of:=SUM([.D59:.U59])" office:value-type="float" office:value="35.8142" calcext:value-type="float">
            <text:p>35.8142</text:p>
          </table:table-cell>
          <table:table-cell table:formula="of:=SUM([.E59:.U59])" office:value-type="float" office:value="30.2373" calcext:value-type="float">
            <text:p>30.2373</text:p>
          </table:table-cell>
          <table:table-cell table:formula="of:=SUM([.F59:.U59])" office:value-type="float" office:value="19.1773" calcext:value-type="float">
            <text:p>19.1773</text:p>
          </table:table-cell>
          <table:table-cell table:number-columns-repeated="15"/>
          <table:table-cell table:formula="of:=[.V59]/709.868" office:value-type="float" office:value="0.050655643020956" calcext:value-type="float">
            <text:p>0.050656</text:p>
          </table:table-cell>
          <table:table-cell table:style-name="ce19" table:formula="of:=[.W59]/461.079" office:value-type="float" office:value="0.0776747585554753" calcext:value-type="float">
            <text:p>0.077675</text:p>
          </table:table-cell>
          <table:table-cell table:formula="of:=[.X59]/299.185" office:value-type="float" office:value="0.101065561441917" calcext:value-type="float">
            <text:p>0.101066</text:p>
          </table:table-cell>
          <table:table-cell table:formula="of:=[.Y59]/151.688" office:value-type="float" office:value="0.126425953272507" calcext:value-type="float">
            <text:p>0.12642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float" office:value="0.557546" calcext:value-type="float">
            <text:p>0.557546</text:p>
          </table:table-cell>
          <table:table-cell office:value-type="float" office:value="5.5387" calcext:value-type="float">
            <text:p>5.5387</text:p>
          </table:table-cell>
          <table:table-cell office:value-type="float" office:value="10.85" calcext:value-type="float">
            <text:p>10.85</text:p>
          </table:table-cell>
          <table:table-cell table:style-name="ce3" office:value-type="float" office:value="20.198" calcext:value-type="float">
            <text:p>20.198</text:p>
          </table:table-cell>
          <table:table-cell table:style-name="ce3" office:value-type="float" office:value="36.758" calcext:value-type="float">
            <text:p>36.758</text:p>
          </table:table-cell>
          <table:table-cell table:style-name="Default" table:number-columns-repeated="2"/>
          <table:table-cell table:number-columns-repeated="12"/>
          <table:table-cell table:formula="of:=[.W60] + [.C60]" office:value-type="float" office:value="73.902246" calcext:value-type="float">
            <text:p>73.902246</text:p>
          </table:table-cell>
          <table:table-cell table:formula="of:=SUM([.D60:.U60])" office:value-type="float" office:value="73.3447" calcext:value-type="float">
            <text:p>73.3447</text:p>
          </table:table-cell>
          <table:table-cell table:formula="of:=SUM([.E60:.U60])" office:value-type="float" office:value="67.806" calcext:value-type="float">
            <text:p>67.806</text:p>
          </table:table-cell>
          <table:table-cell table:formula="of:=SUM([.F60:.U60])" office:value-type="float" office:value="56.956" calcext:value-type="float">
            <text:p>56.956</text:p>
          </table:table-cell>
          <table:table-cell table:formula="of:=SUM([.G60:.U60])" office:value-type="float" office:value="36.758" calcext:value-type="float">
            <text:p>36.758</text:p>
          </table:table-cell>
          <table:table-cell table:number-columns-repeated="14"/>
          <table:table-cell table:formula="of:=[.V60]/1563.64" office:value-type="float" office:value="0.0472629543884782" calcext:value-type="float">
            <text:p>0.047263</text:p>
          </table:table-cell>
          <table:table-cell table:formula="of:=[.W60]/899.486" office:value-type="float" office:value="0.0815406798994092" calcext:value-type="float">
            <text:p>0.081541</text:p>
          </table:table-cell>
          <table:table-cell table:formula="of:=[.X60]/574.272" office:value-type="float" office:value="0.11807296890672" calcext:value-type="float">
            <text:p>0.118073</text:p>
          </table:table-cell>
          <table:table-cell table:formula="of:=[.Y60]/367.018" office:value-type="float" office:value="0.155185849195407" calcext:value-type="float">
            <text:p>0.155186</text:p>
          </table:table-cell>
          <table:table-cell table:formula="of:=[.Z60]/185.904" office:value-type="float" office:value="0.197725707892245" calcext:value-type="float">
            <text:p>0.197726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float" office:value="0.60016" calcext:value-type="float">
            <text:p>0.60016</text:p>
          </table:table-cell>
          <table:table-cell office:value-type="float" office:value="5.473" calcext:value-type="float">
            <text:p>5.473</text:p>
          </table:table-cell>
          <table:table-cell office:value-type="float" office:value="10.55" calcext:value-type="float">
            <text:p>10.55</text:p>
          </table:table-cell>
          <table:table-cell table:style-name="ce3" office:value-type="float" office:value="21.624" calcext:value-type="float">
            <text:p>21.624</text:p>
          </table:table-cell>
          <table:table-cell table:style-name="ce3" office:value-type="float" office:value="38.98" calcext:value-type="float">
            <text:p>38.98</text:p>
          </table:table-cell>
          <table:table-cell table:style-name="ce3" office:value-type="float" office:value="57.53" calcext:value-type="float">
            <text:p>57.53</text:p>
          </table:table-cell>
          <table:table-cell table:style-name="Default"/>
          <table:table-cell table:number-columns-repeated="12"/>
          <table:table-cell table:formula="of:=[.W61] + [.C61]" office:value-type="float" office:value="134.75716" calcext:value-type="float">
            <text:p>134.75716</text:p>
          </table:table-cell>
          <table:table-cell table:formula="of:=SUM([.D61:.U61])" office:value-type="float" office:value="134.157" calcext:value-type="float">
            <text:p>134.157</text:p>
          </table:table-cell>
          <table:table-cell table:formula="of:=SUM([.E61:.U61])" office:value-type="float" office:value="128.684" calcext:value-type="float">
            <text:p>128.684</text:p>
          </table:table-cell>
          <table:table-cell table:formula="of:=SUM([.F61:.U61])" office:value-type="float" office:value="118.134" calcext:value-type="float">
            <text:p>118.134</text:p>
          </table:table-cell>
          <table:table-cell table:formula="of:=SUM([.G61:.U61])" office:value-type="float" office:value="96.51" calcext:value-type="float">
            <text:p>96.51</text:p>
          </table:table-cell>
          <table:table-cell table:formula="of:=SUM([.H61:.U61])" office:value-type="float" office:value="57.53" calcext:value-type="float">
            <text:p>57.53</text:p>
          </table:table-cell>
          <table:table-cell table:number-columns-repeated="13"/>
          <table:table-cell table:formula="of:=[.V61]/2343.34" office:value-type="float" office:value="0.0575064480613142" calcext:value-type="float">
            <text:p>0.057506</text:p>
          </table:table-cell>
          <table:table-cell table:formula="of:=[.W61]/1848.32" office:value-type="float" office:value="0.072583210699446" calcext:value-type="float">
            <text:p>0.072583</text:p>
          </table:table-cell>
          <table:table-cell table:formula="of:=[.X61]/1065.75" office:value-type="float" office:value="0.120745015247478" calcext:value-type="float">
            <text:p>0.120745</text:p>
          </table:table-cell>
          <table:table-cell table:formula="of:=[.Y61]/677.874" office:value-type="float" office:value="0.174271324759469" calcext:value-type="float">
            <text:p>0.174271</text:p>
          </table:table-cell>
          <table:table-cell table:formula="of:=[.Z61]/431.089" office:value-type="float" office:value="0.223874884304633" calcext:value-type="float">
            <text:p>0.223875</text:p>
          </table:table-cell>
          <table:table-cell table:formula="of:=[.AA61]/218.199" office:value-type="float" office:value="0.263658403567386" calcext:value-type="float">
            <text:p>0.263658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Nd</text:p>
          </table:table-cell>
          <table:table-cell office:value-type="float" office:value="0.10923" calcext:value-type="float">
            <text:p>0.10923</text:p>
          </table:table-cell>
          <table:table-cell office:value-type="float" office:value="5.525" calcext:value-type="float">
            <text:p>5.525</text:p>
          </table:table-cell>
          <table:table-cell office:value-type="float" office:value="10.73" calcext:value-type="float">
            <text:p>10.73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40.41" calcext:value-type="float">
            <text:p>40.41</text:p>
          </table:table-cell>
          <table:table-cell table:style-name="Default" table:number-columns-repeated="2"/>
          <table:table-cell table:number-columns-repeated="12"/>
          <table:table-cell table:formula="of:=[.W62] + [.C62]" office:value-type="float" office:value="78.87423" calcext:value-type="float">
            <text:p>78.87423</text:p>
          </table:table-cell>
          <table:table-cell table:formula="of:=SUM([.D62:.U62])" office:value-type="float" office:value="78.765" calcext:value-type="float">
            <text:p>78.765</text:p>
          </table:table-cell>
          <table:table-cell table:formula="of:=SUM([.E62:.U62])" office:value-type="float" office:value="73.24" calcext:value-type="float">
            <text:p>73.24</text:p>
          </table:table-cell>
          <table:table-cell table:formula="of:=SUM([.F62:.U62])" office:value-type="float" office:value="62.51" calcext:value-type="float">
            <text:p>62.51</text:p>
          </table:table-cell>
          <table:table-cell table:formula="of:=SUM([.G62:.U62])" office:value-type="float" office:value="40.41" calcext:value-type="float">
            <text:p>40.41</text:p>
          </table:table-cell>
          <table:table-cell table:number-columns-repeated="3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Pm</text:p>
          </table:table-cell>
          <table:table-cell office:value-type="float" office:value="0.09749" calcext:value-type="float">
            <text:p>0.09749</text:p>
          </table:table-cell>
          <table:table-cell office:value-type="float" office:value="5.582" calcext:value-type="float">
            <text:p>5.582</text:p>
          </table:table-cell>
          <table:table-cell office:value-type="float" office:value="10.9" calcext:value-type="float">
            <text:p>10.9</text:p>
          </table:table-cell>
          <table:table-cell table:style-name="ce3" office:value-type="float" office:value="22.3" calcext:value-type="float">
            <text:p>22.3</text:p>
          </table:table-cell>
          <table:table-cell table:style-name="ce3" office:value-type="float" office:value="41.1" calcext:value-type="float">
            <text:p>41.1</text:p>
          </table:table-cell>
          <table:table-cell table:style-name="Default" table:number-columns-repeated="2"/>
          <table:table-cell table:number-columns-repeated="12"/>
          <table:table-cell table:formula="of:=[.W63] + [.C63]" office:value-type="float" office:value="79.97949" calcext:value-type="float">
            <text:p>79.97949</text:p>
          </table:table-cell>
          <table:table-cell table:formula="of:=SUM([.D63:.U63])" office:value-type="float" office:value="79.882" calcext:value-type="float">
            <text:p>79.882</text:p>
          </table:table-cell>
          <table:table-cell table:formula="of:=SUM([.E63:.U63])" office:value-type="float" office:value="74.3" calcext:value-type="float">
            <text:p>74.3</text:p>
          </table:table-cell>
          <table:table-cell table:formula="of:=SUM([.F63:.U63])" office:value-type="float" office:value="63.4" calcext:value-type="float">
            <text:p>63.4</text:p>
          </table:table-cell>
          <table:table-cell table:formula="of:=SUM([.G63:.U63])" office:value-type="float" office:value="41.1" calcext:value-type="float">
            <text:p>41.1</text:p>
          </table:table-cell>
          <table:table-cell table:number-columns-repeated="3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Sm</text:p>
          </table:table-cell>
          <table:table-cell office:value-type="float" office:value="0.129" calcext:value-type="float">
            <text:p>0.129</text:p>
          </table:table-cell>
          <table:table-cell office:value-type="float" office:value="5.6436" calcext:value-type="float">
            <text:p>5.6436</text:p>
          </table:table-cell>
          <table:table-cell office:value-type="float" office:value="11.07" calcext:value-type="float">
            <text:p>11.07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41.4" calcext:value-type="float">
            <text:p>41.4</text:p>
          </table:table-cell>
          <table:table-cell table:style-name="Default" table:number-columns-repeated="2"/>
          <table:table-cell table:number-columns-repeated="12"/>
          <table:table-cell table:formula="of:=[.W64] + [.C64]" office:value-type="float" office:value="81.6426" calcext:value-type="float">
            <text:p>81.6426</text:p>
          </table:table-cell>
          <table:table-cell table:formula="of:=SUM([.D64:.U64])" office:value-type="float" office:value="81.5136" calcext:value-type="float">
            <text:p>81.5136</text:p>
          </table:table-cell>
          <table:table-cell table:formula="of:=SUM([.E64:.U64])" office:value-type="float" office:value="75.87" calcext:value-type="float">
            <text:p>75.87</text:p>
          </table:table-cell>
          <table:table-cell table:formula="of:=SUM([.F64:.U64])" office:value-type="float" office:value="64.8" calcext:value-type="float">
            <text:p>64.8</text:p>
          </table:table-cell>
          <table:table-cell table:formula="of:=SUM([.G64:.U64])" office:value-type="float" office:value="41.4" calcext:value-type="float">
            <text:p>41.4</text:p>
          </table:table-cell>
          <table:table-cell table:number-columns-repeated="3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Eu</text:p>
          </table:table-cell>
          <table:table-cell office:value-type="float" office:value="0.162" calcext:value-type="float">
            <text:p>0.162</text:p>
          </table:table-cell>
          <table:table-cell office:value-type="float" office:value="5.6704" calcext:value-type="float">
            <text:p>5.6704</text:p>
          </table:table-cell>
          <table:table-cell office:value-type="float" office:value="11.241" calcext:value-type="float">
            <text:p>11.241</text:p>
          </table:table-cell>
          <table:table-cell table:style-name="ce3" office:value-type="float" office:value="24.92" calcext:value-type="float">
            <text:p>24.92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65] + [.C65]" office:value-type="float" office:value="84.6934" calcext:value-type="float">
            <text:p>84.6934</text:p>
          </table:table-cell>
          <table:table-cell table:formula="of:=SUM([.D65:.U65])" office:value-type="float" office:value="84.5314" calcext:value-type="float">
            <text:p>84.5314</text:p>
          </table:table-cell>
          <table:table-cell table:formula="of:=SUM([.E65:.U65])" office:value-type="float" office:value="78.861" calcext:value-type="float">
            <text:p>78.861</text:p>
          </table:table-cell>
          <table:table-cell table:formula="of:=SUM([.F65:.U65])" office:value-type="float" office:value="67.62" calcext:value-type="float">
            <text:p>67.62</text:p>
          </table:table-cell>
          <table:table-cell table:formula="of:=SUM([.G65:.U65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Gd</text:p>
          </table:table-cell>
          <table:table-cell office:value-type="float" office:value="0.116" calcext:value-type="float">
            <text:p>0.116</text:p>
          </table:table-cell>
          <table:table-cell office:value-type="float" office:value="6.1501" calcext:value-type="float">
            <text:p>6.1501</text:p>
          </table:table-cell>
          <table:table-cell office:value-type="float" office:value="12.09" calcext:value-type="float">
            <text:p>12.09</text:p>
          </table:table-cell>
          <table:table-cell table:style-name="ce3" office:value-type="float" office:value="20.63" calcext:value-type="float">
            <text:p>20.63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12"/>
          <table:table-cell table:formula="of:=[.W66] + [.C66]" office:value-type="float" office:value="82.9861" calcext:value-type="float">
            <text:p>82.9861</text:p>
          </table:table-cell>
          <table:table-cell table:formula="of:=SUM([.D66:.U66])" office:value-type="float" office:value="82.8701" calcext:value-type="float">
            <text:p>82.8701</text:p>
          </table:table-cell>
          <table:table-cell table:formula="of:=SUM([.E66:.U66])" office:value-type="float" office:value="76.72" calcext:value-type="float">
            <text:p>76.72</text:p>
          </table:table-cell>
          <table:table-cell table:formula="of:=SUM([.F66:.U66])" office:value-type="float" office:value="64.63" calcext:value-type="float">
            <text:p>64.63</text:p>
          </table:table-cell>
          <table:table-cell table:formula="of:=SUM([.G66:.U66])" office:value-type="float" office:value="44" calcext:value-type="float">
            <text:p>44</text:p>
          </table:table-cell>
          <table:table-cell table:number-columns-repeated="3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Tb</text:p>
          </table:table-cell>
          <table:table-cell office:value-type="float" office:value="0.212" calcext:value-type="float">
            <text:p>0.212</text:p>
          </table:table-cell>
          <table:table-cell office:value-type="float" office:value="5.8638" calcext:value-type="float">
            <text:p>5.8638</text:p>
          </table:table-cell>
          <table:table-cell office:value-type="float" office:value="11.52" calcext:value-type="float">
            <text:p>11.52</text:p>
          </table:table-cell>
          <table:table-cell table:style-name="ce3" office:value-type="float" office:value="21.91" calcext:value-type="float">
            <text:p>21.91</text:p>
          </table:table-cell>
          <table:table-cell table:style-name="ce3" office:value-type="float" office:value="39.79" calcext:value-type="float">
            <text:p>39.79</text:p>
          </table:table-cell>
          <table:table-cell table:style-name="Default" table:number-columns-repeated="2"/>
          <table:table-cell table:number-columns-repeated="12"/>
          <table:table-cell table:formula="of:=[.W67] + [.C67]" office:value-type="float" office:value="79.2958" calcext:value-type="float">
            <text:p>79.2958</text:p>
          </table:table-cell>
          <table:table-cell table:formula="of:=SUM([.D67:.U67])" office:value-type="float" office:value="79.0838" calcext:value-type="float">
            <text:p>79.0838</text:p>
          </table:table-cell>
          <table:table-cell table:formula="of:=SUM([.E67:.U67])" office:value-type="float" office:value="73.22" calcext:value-type="float">
            <text:p>73.22</text:p>
          </table:table-cell>
          <table:table-cell table:formula="of:=SUM([.F67:.U67])" office:value-type="float" office:value="61.7" calcext:value-type="float">
            <text:p>61.7</text:p>
          </table:table-cell>
          <table:table-cell table:formula="of:=SUM([.G67:.U67])" office:value-type="float" office:value="39.79" calcext:value-type="float">
            <text:p>39.79</text:p>
          </table:table-cell>
          <table:table-cell table:number-columns-repeated="3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Dy</text:p>
          </table:table-cell>
          <table:table-cell office:value-type="float" office:value="0.13131" calcext:value-type="float">
            <text:p>0.13131</text:p>
          </table:table-cell>
          <table:table-cell office:value-type="float" office:value="5.9389" calcext:value-type="float">
            <text:p>5.9389</text:p>
          </table:table-cell>
          <table:table-cell office:value-type="float" office:value="11.67" calcext:value-type="float">
            <text:p>11.67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41.47" calcext:value-type="float">
            <text:p>41.47</text:p>
          </table:table-cell>
          <table:table-cell table:style-name="Default" table:number-columns-repeated="2"/>
          <table:table-cell table:number-columns-repeated="12"/>
          <table:table-cell table:formula="of:=[.W68] + [.C68]" office:value-type="float" office:value="82.01021" calcext:value-type="float">
            <text:p>82.01021</text:p>
          </table:table-cell>
          <table:table-cell table:formula="of:=SUM([.D68:.U68])" office:value-type="float" office:value="81.8789" calcext:value-type="float">
            <text:p>81.8789</text:p>
          </table:table-cell>
          <table:table-cell table:formula="of:=SUM([.E68:.U68])" office:value-type="float" office:value="75.94" calcext:value-type="float">
            <text:p>75.94</text:p>
          </table:table-cell>
          <table:table-cell table:formula="of:=SUM([.F68:.U68])" office:value-type="float" office:value="64.27" calcext:value-type="float">
            <text:p>64.27</text:p>
          </table:table-cell>
          <table:table-cell table:formula="of:=SUM([.G68:.U68])" office:value-type="float" office:value="41.47" calcext:value-type="float">
            <text:p>41.47</text:p>
          </table:table-cell>
          <table:table-cell table:number-columns-repeated="3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Ho</text:p>
          </table:table-cell>
          <table:table-cell office:value-type="float" office:value="0.015" calcext:value-type="float">
            <text:p>0.015</text:p>
          </table:table-cell>
          <table:table-cell office:value-type="float" office:value="6.0215" calcext:value-type="float">
            <text:p>6.0215</text:p>
          </table:table-cell>
          <table:table-cell office:value-type="float" office:value="11.8" calcext:value-type="float">
            <text:p>11.8</text:p>
          </table:table-cell>
          <table:table-cell table:style-name="ce3" office:value-type="float" office:value="22.84" calcext:value-type="float">
            <text:p>22.84</text:p>
          </table:table-cell>
          <table:table-cell table:style-name="ce3" office:value-type="float" office:value="42.5" calcext:value-type="float">
            <text:p>42.5</text:p>
          </table:table-cell>
          <table:table-cell table:style-name="Default" table:number-columns-repeated="2"/>
          <table:table-cell table:number-columns-repeated="12"/>
          <table:table-cell table:formula="of:=[.W69] + [.C69]" office:value-type="float" office:value="83.1765" calcext:value-type="float">
            <text:p>83.1765</text:p>
          </table:table-cell>
          <table:table-cell table:formula="of:=SUM([.D69:.U69])" office:value-type="float" office:value="83.1615" calcext:value-type="float">
            <text:p>83.1615</text:p>
          </table:table-cell>
          <table:table-cell table:formula="of:=SUM([.E69:.U69])" office:value-type="float" office:value="77.14" calcext:value-type="float">
            <text:p>77.14</text:p>
          </table:table-cell>
          <table:table-cell table:formula="of:=SUM([.F69:.U69])" office:value-type="float" office:value="65.34" calcext:value-type="float">
            <text:p>65.34</text:p>
          </table:table-cell>
          <table:table-cell table:formula="of:=SUM([.G69:.U69])" office:value-type="float" office:value="42.5" calcext:value-type="float">
            <text:p>42.5</text:p>
          </table:table-cell>
          <table:table-cell table:number-columns-repeated="3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Er</text:p>
          </table:table-cell>
          <table:table-cell office:value-type="float" office:value="0.338" calcext:value-type="float">
            <text:p>0.338</text:p>
          </table:table-cell>
          <table:table-cell office:value-type="float" office:value="6.1077" calcext:value-type="float">
            <text:p>6.1077</text:p>
          </table:table-cell>
          <table:table-cell office:value-type="float" office:value="11.93" calcext:value-type="float">
            <text:p>11.93</text:p>
          </table:table-cell>
          <table:table-cell table:style-name="ce3" office:value-type="float" office:value="22.74" calcext:value-type="float">
            <text:p>22.74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70] + [.C70]" office:value-type="float" office:value="83.8157" calcext:value-type="float">
            <text:p>83.8157</text:p>
          </table:table-cell>
          <table:table-cell table:formula="of:=SUM([.D70:.U70])" office:value-type="float" office:value="83.4777" calcext:value-type="float">
            <text:p>83.4777</text:p>
          </table:table-cell>
          <table:table-cell table:formula="of:=SUM([.E70:.U70])" office:value-type="float" office:value="77.37" calcext:value-type="float">
            <text:p>77.37</text:p>
          </table:table-cell>
          <table:table-cell table:formula="of:=SUM([.F70:.U70])" office:value-type="float" office:value="65.44" calcext:value-type="float">
            <text:p>65.44</text:p>
          </table:table-cell>
          <table:table-cell table:formula="of:=SUM([.G70:.U70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Tm</text:p>
          </table:table-cell>
          <table:table-cell office:value-type="float" office:value="0.312" calcext:value-type="float">
            <text:p>0.312</text:p>
          </table:table-cell>
          <table:table-cell office:value-type="float" office:value="6.18431" calcext:value-type="float">
            <text:p>6.18431</text:p>
          </table:table-cell>
          <table:table-cell office:value-type="float" office:value="12.05" calcext:value-type="float">
            <text:p>12.05</text:p>
          </table:table-cell>
          <table:table-cell table:style-name="ce3" office:value-type="float" office:value="23.68" calcext:value-type="float">
            <text:p>23.68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71] + [.C71]" office:value-type="float" office:value="84.92631" calcext:value-type="float">
            <text:p>84.92631</text:p>
          </table:table-cell>
          <table:table-cell table:formula="of:=SUM([.D71:.U71])" office:value-type="float" office:value="84.61431" calcext:value-type="float">
            <text:p>84.61431</text:p>
          </table:table-cell>
          <table:table-cell table:formula="of:=SUM([.E71:.U71])" office:value-type="float" office:value="78.43" calcext:value-type="float">
            <text:p>78.43</text:p>
          </table:table-cell>
          <table:table-cell table:formula="of:=SUM([.F71:.U71])" office:value-type="float" office:value="66.38" calcext:value-type="float">
            <text:p>66.38</text:p>
          </table:table-cell>
          <table:table-cell table:formula="of:=SUM([.G71:.U71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Yb</text:p>
          </table:table-cell>
          <table:table-cell office:value-type="float" office:value="1.029" calcext:value-type="float">
            <text:p>1.029</text:p>
          </table:table-cell>
          <table:table-cell office:value-type="float" office:value="6.25416" calcext:value-type="float">
            <text:p>6.25416</text:p>
          </table:table-cell>
          <table:table-cell office:value-type="float" office:value="12.1761" calcext:value-type="float">
            <text:p>12.1761</text:p>
          </table:table-cell>
          <table:table-cell table:style-name="ce3" office:value-type="float" office:value="25.05" calcext:value-type="float">
            <text:p>25.05</text:p>
          </table:table-cell>
          <table:table-cell table:style-name="ce3" office:value-type="float" office:value="43.56" calcext:value-type="float">
            <text:p>43.56</text:p>
          </table:table-cell>
          <table:table-cell table:style-name="Default" table:number-columns-repeated="2"/>
          <table:table-cell table:number-columns-repeated="12"/>
          <table:table-cell table:formula="of:=[.W72] + [.C72]" office:value-type="float" office:value="88.06926" calcext:value-type="float">
            <text:p>88.06926</text:p>
          </table:table-cell>
          <table:table-cell table:formula="of:=SUM([.D72:.U72])" office:value-type="float" office:value="87.04026" calcext:value-type="float">
            <text:p>87.04026</text:p>
          </table:table-cell>
          <table:table-cell table:formula="of:=SUM([.E72:.U72])" office:value-type="float" office:value="80.7861" calcext:value-type="float">
            <text:p>80.7861</text:p>
          </table:table-cell>
          <table:table-cell table:formula="of:=SUM([.F72:.U72])" office:value-type="float" office:value="68.61" calcext:value-type="float">
            <text:p>68.61</text:p>
          </table:table-cell>
          <table:table-cell table:formula="of:=SUM([.G72:.U72])" office:value-type="float" office:value="43.56" calcext:value-type="float">
            <text:p>43.56</text:p>
          </table:table-cell>
          <table:table-cell table:number-columns-repeated="3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Lu</text:p>
          </table:table-cell>
          <table:table-cell office:value-type="float" office:value="-0.02" calcext:value-type="float">
            <text:p>-0.02</text:p>
          </table:table-cell>
          <table:table-cell office:value-type="float" office:value="5.4259" calcext:value-type="float">
            <text:p>5.4259</text:p>
          </table:table-cell>
          <table:table-cell office:value-type="float" office:value="13.9" calcext:value-type="float">
            <text:p>13.9</text:p>
          </table:table-cell>
          <table:table-cell table:style-name="ce3" office:value-type="float" office:value="20.9594" calcext:value-type="float">
            <text:p>20.9594</text:p>
          </table:table-cell>
          <table:table-cell table:style-name="ce3" office:value-type="float" office:value="45.25" calcext:value-type="float">
            <text:p>45.25</text:p>
          </table:table-cell>
          <table:table-cell table:style-name="ce3" office:value-type="float" office:value="66.8" calcext:value-type="float">
            <text:p>66.8</text:p>
          </table:table-cell>
          <table:table-cell table:style-name="Default"/>
          <table:table-cell table:number-columns-repeated="12"/>
          <table:table-cell table:formula="of:=[.W73] + [.C73]" office:value-type="float" office:value="152.3153" calcext:value-type="float">
            <text:p>152.3153</text:p>
          </table:table-cell>
          <table:table-cell table:formula="of:=SUM([.D73:.U73])" office:value-type="float" office:value="152.3353" calcext:value-type="float">
            <text:p>152.3353</text:p>
          </table:table-cell>
          <table:table-cell table:formula="of:=SUM([.E73:.U73])" office:value-type="float" office:value="146.9094" calcext:value-type="float">
            <text:p>146.9094</text:p>
          </table:table-cell>
          <table:table-cell table:formula="of:=SUM([.F73:.U73])" office:value-type="float" office:value="133.0094" calcext:value-type="float">
            <text:p>133.0094</text:p>
          </table:table-cell>
          <table:table-cell table:formula="of:=SUM([.G73:.U73])" office:value-type="float" office:value="112.05" calcext:value-type="float">
            <text:p>112.05</text:p>
          </table:table-cell>
          <table:table-cell table:formula="of:=SUM([.H73:.U73])" office:value-type="float" office:value="66.8" calcext:value-type="float">
            <text:p>66.8</text:p>
          </table:table-cell>
          <table:table-cell table:number-columns-repeated="3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Hf</text:p>
          </table:table-cell>
          <table:table-cell office:value-type="float" office:value="0.2388" calcext:value-type="float">
            <text:p>0.2388</text:p>
          </table:table-cell>
          <table:table-cell office:value-type="float" office:value="6.82507" calcext:value-type="float">
            <text:p>6.82507</text:p>
          </table:table-cell>
          <table:table-cell office:value-type="float" office:value="14.9" calcext:value-type="float">
            <text:p>14.9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33.33" calcext:value-type="float">
            <text:p>33.33</text:p>
          </table:table-cell>
          <table:table-cell table:style-name="Default" table:number-columns-repeated="2"/>
          <table:table-cell table:number-columns-repeated="12"/>
          <table:table-cell table:formula="of:=[.W74] + [.C74]" office:value-type="float" office:value="78.59387" calcext:value-type="float">
            <text:p>78.59387</text:p>
          </table:table-cell>
          <table:table-cell table:formula="of:=SUM([.D74:.U74])" office:value-type="float" office:value="78.35507" calcext:value-type="float">
            <text:p>78.35507</text:p>
          </table:table-cell>
          <table:table-cell table:formula="of:=SUM([.E74:.U74])" office:value-type="float" office:value="71.53" calcext:value-type="float">
            <text:p>71.53</text:p>
          </table:table-cell>
          <table:table-cell table:formula="of:=SUM([.F74:.U74])" office:value-type="float" office:value="56.63" calcext:value-type="float">
            <text:p>56.63</text:p>
          </table:table-cell>
          <table:table-cell table:formula="of:=SUM([.G74:.U74])" office:value-type="float" office:value="33.33" calcext:value-type="float">
            <text:p>33.33</text:p>
          </table:table-cell>
          <table:table-cell table:number-columns-repeated="3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Ta</text:p>
          </table:table-cell>
          <table:table-cell office:value-type="float" office:value="0.178" calcext:value-type="float">
            <text:p>0.178</text:p>
          </table:table-cell>
          <table:table-cell office:value-type="float" office:value="7.5496" calcext:value-type="float">
            <text:p>7.5496</text:p>
          </table:table-cell>
          <table:table-cell table:style-name="Default" table:number-columns-repeated="5"/>
          <table:table-cell table:number-columns-repeated="12"/>
          <table:table-cell table:formula="of:=[.W75] + [.C75]" office:value-type="float" office:value="7.7276" calcext:value-type="float">
            <text:p>7.7276</text:p>
          </table:table-cell>
          <table:table-cell table:formula="of:=SUM([.D75:.U75])" office:value-type="float" office:value="7.5496" calcext:value-type="float">
            <text:p>7.5496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W</text:p>
          </table:table-cell>
          <table:table-cell office:value-type="float" office:value="0.328859" calcext:value-type="float">
            <text:p>0.328859</text:p>
          </table:table-cell>
          <table:table-cell office:value-type="float" office:value="7.864" calcext:value-type="float">
            <text:p>7.864</text:p>
          </table:table-cell>
          <table:table-cell table:style-name="Default" table:number-columns-repeated="5"/>
          <table:table-cell table:number-columns-repeated="12"/>
          <table:table-cell table:formula="of:=[.W76] + [.C76]" office:value-type="float" office:value="8.192859" calcext:value-type="float">
            <text:p>8.192859</text:p>
          </table:table-cell>
          <table:table-cell table:formula="of:=SUM([.D76:.U76])" office:value-type="float" office:value="7.864" calcext:value-type="float">
            <text:p>7.864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Re</text:p>
          </table:table-cell>
          <table:table-cell office:value-type="float" office:value="0.81626" calcext:value-type="float">
            <text:p>0.81626</text:p>
          </table:table-cell>
          <table:table-cell office:value-type="float" office:value="7.8335" calcext:value-type="float">
            <text:p>7.8335</text:p>
          </table:table-cell>
          <table:table-cell table:style-name="Default" table:number-columns-repeated="5"/>
          <table:table-cell table:number-columns-repeated="12"/>
          <table:table-cell table:formula="of:=[.W77] + [.C77]" office:value-type="float" office:value="8.64976" calcext:value-type="float">
            <text:p>8.64976</text:p>
          </table:table-cell>
          <table:table-cell table:formula="of:=SUM([.D77:.U77])" office:value-type="float" office:value="7.8335" calcext:value-type="float">
            <text:p>7.8335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Os</text:p>
          </table:table-cell>
          <table:table-cell office:value-type="float" office:value="0.060396" calcext:value-type="float">
            <text:p>0.060396</text:p>
          </table:table-cell>
          <table:table-cell office:value-type="float" office:value="8.4382" calcext:value-type="float">
            <text:p>8.4382</text:p>
          </table:table-cell>
          <table:table-cell table:style-name="Default" table:number-columns-repeated="5"/>
          <table:table-cell table:number-columns-repeated="12"/>
          <table:table-cell table:formula="of:=[.W78] + [.C78]" office:value-type="float" office:value="8.498596" calcext:value-type="float">
            <text:p>8.498596</text:p>
          </table:table-cell>
          <table:table-cell table:formula="of:=SUM([.D78:.U78])" office:value-type="float" office:value="8.4382" calcext:value-type="float">
            <text:p>8.4382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Ir</text:p>
          </table:table-cell>
          <table:table-cell office:value-type="float" office:value="1.077661" calcext:value-type="float">
            <text:p>1.077661</text:p>
          </table:table-cell>
          <table:table-cell office:value-type="float" office:value="8.967" calcext:value-type="float">
            <text:p>8.967</text:p>
          </table:table-cell>
          <table:table-cell table:style-name="Default" table:number-columns-repeated="5"/>
          <table:table-cell table:number-columns-repeated="12"/>
          <table:table-cell table:formula="of:=[.W79] + [.C79]" office:value-type="float" office:value="10.044661" calcext:value-type="float">
            <text:p>10.044661</text:p>
          </table:table-cell>
          <table:table-cell table:formula="of:=SUM([.D79:.U79])" office:value-type="float" office:value="8.967" calcext:value-type="float">
            <text:p>8.967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Pt</text:p>
          </table:table-cell>
          <table:table-cell office:value-type="float" office:value="1.564057" calcext:value-type="float">
            <text:p>1.564057</text:p>
          </table:table-cell>
          <table:table-cell office:value-type="float" office:value="8.9587" calcext:value-type="float">
            <text:p>8.9587</text:p>
          </table:table-cell>
          <table:table-cell table:style-name="Default" table:number-columns-repeated="5"/>
          <table:table-cell table:number-columns-repeated="12"/>
          <table:table-cell table:formula="of:=[.W80] + [.C80]" office:value-type="float" office:value="10.522757" calcext:value-type="float">
            <text:p>10.522757</text:p>
          </table:table-cell>
          <table:table-cell table:formula="of:=SUM([.D80:.U80])" office:value-type="float" office:value="8.9587" calcext:value-type="float">
            <text:p>8.9587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Au</text:p>
          </table:table-cell>
          <table:table-cell office:value-type="float" office:value="2.1251" calcext:value-type="float">
            <text:p>2.1251</text:p>
          </table:table-cell>
          <table:table-cell office:value-type="float" office:value="9.2255" calcext:value-type="float">
            <text:p>9.2255</text:p>
          </table:table-cell>
          <table:table-cell table:style-name="Default" table:number-columns-repeated="5"/>
          <table:table-cell table:number-columns-repeated="12"/>
          <table:table-cell table:formula="of:=[.W81] + [.C81]" office:value-type="float" office:value="11.3506" calcext:value-type="float">
            <text:p>11.3506</text:p>
          </table:table-cell>
          <table:table-cell table:formula="of:=SUM([.D81:.U81])" office:value-type="float" office:value="9.2255" calcext:value-type="float">
            <text:p>9.2255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Hg</text:p>
          </table:table-cell>
          <table:table-cell office:value-type="float" office:value="2.30861" calcext:value-type="float">
            <text:p>2.30861</text:p>
          </table:table-cell>
          <table:table-cell office:value-type="float" office:value="10.4375" calcext:value-type="float">
            <text:p>10.4375</text:p>
          </table:table-cell>
          <table:table-cell office:value-type="float" office:value="18.756" calcext:value-type="float">
            <text:p>18.756</text:p>
          </table:table-cell>
          <table:table-cell table:style-name="ce3" office:value-type="float" office:value="34.2" calcext:value-type="float">
            <text:p>34.2</text:p>
          </table:table-cell>
          <table:table-cell table:style-name="Default" table:number-columns-repeated="3"/>
          <table:table-cell table:number-columns-repeated="12"/>
          <table:table-cell table:formula="of:=[.W82] + [.C82]" office:value-type="float" office:value="65.70211" calcext:value-type="float">
            <text:p>65.70211</text:p>
          </table:table-cell>
          <table:table-cell table:formula="of:=SUM([.D82:.U82])" office:value-type="float" office:value="63.3935" calcext:value-type="float">
            <text:p>63.3935</text:p>
          </table:table-cell>
          <table:table-cell table:formula="of:=SUM([.E82:.U82])" office:value-type="float" office:value="52.956" calcext:value-type="float">
            <text:p>52.956</text:p>
          </table:table-cell>
          <table:table-cell table:formula="of:=SUM([.F82:.U82])" office:value-type="float" office:value="34.2" calcext:value-type="float">
            <text:p>34.2</text:p>
          </table:table-cell>
          <table:table-cell table:number-columns-repeated="3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Tl</text:p>
          </table:table-cell>
          <table:table-cell office:value-type="float" office:value="-0.5" calcext:value-type="float">
            <text:p>-0.5</text:p>
          </table:table-cell>
          <table:table-cell office:value-type="float" office:value="6.1082" calcext:value-type="float">
            <text:p>6.1082</text:p>
          </table:table-cell>
          <table:table-cell office:value-type="float" office:value="20.428" calcext:value-type="float">
            <text:p>20.428</text:p>
          </table:table-cell>
          <table:table-cell table:style-name="ce3" office:value-type="float" office:value="29.83" calcext:value-type="float">
            <text:p>29.83</text:p>
          </table:table-cell>
          <table:table-cell table:style-name="Default" table:number-columns-repeated="3"/>
          <table:table-cell table:number-columns-repeated="12"/>
          <table:table-cell table:formula="of:=[.W83] + [.C83]" office:value-type="float" office:value="55.8662" calcext:value-type="float">
            <text:p>55.8662</text:p>
          </table:table-cell>
          <table:table-cell table:formula="of:=SUM([.D83:.U83])" office:value-type="float" office:value="56.3662" calcext:value-type="float">
            <text:p>56.3662</text:p>
          </table:table-cell>
          <table:table-cell table:formula="of:=SUM([.E83:.U83])" office:value-type="float" office:value="50.258" calcext:value-type="float">
            <text:p>50.258</text:p>
          </table:table-cell>
          <table:table-cell table:formula="of:=SUM([.F83:.U83])" office:value-type="float" office:value="29.83" calcext:value-type="float">
            <text:p>29.83</text:p>
          </table:table-cell>
          <table:table-cell table:number-columns-repeated="3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Pb</text:p>
          </table:table-cell>
          <table:table-cell office:value-type="float" office:value="0.320053" calcext:value-type="float">
            <text:p>0.320053</text:p>
          </table:table-cell>
          <table:table-cell office:value-type="float" office:value="7.41666" calcext:value-type="float">
            <text:p>7.41666</text:p>
          </table:table-cell>
          <table:table-cell office:value-type="float" office:value="15.0322" calcext:value-type="float">
            <text:p>15.0322</text:p>
          </table:table-cell>
          <table:table-cell table:style-name="ce3" office:value-type="float" office:value="31.9373" calcext:value-type="float">
            <text:p>31.9373</text:p>
          </table:table-cell>
          <table:table-cell table:style-name="ce3" office:value-type="float" office:value="42.32" calcext:value-type="float">
            <text:p>42.32</text:p>
          </table:table-cell>
          <table:table-cell table:style-name="ce3" office:value-type="float" office:value="68.8" calcext:value-type="float">
            <text:p>68.8</text:p>
          </table:table-cell>
          <table:table-cell table:style-name="ce3"/>
          <table:table-cell table:number-columns-repeated="12"/>
          <table:table-cell table:formula="of:=[.W84] + [.C84]" office:value-type="float" office:value="165.826213" calcext:value-type="float">
            <text:p>165.826213</text:p>
          </table:table-cell>
          <table:table-cell table:formula="of:=SUM([.D84:.U84])" office:value-type="float" office:value="165.50616" calcext:value-type="float">
            <text:p>165.50616</text:p>
          </table:table-cell>
          <table:table-cell table:formula="of:=SUM([.E84:.U84])" office:value-type="float" office:value="158.0895" calcext:value-type="float">
            <text:p>158.0895</text:p>
          </table:table-cell>
          <table:table-cell table:formula="of:=SUM([.F84:.U84])" office:value-type="float" office:value="143.0573" calcext:value-type="float">
            <text:p>143.0573</text:p>
          </table:table-cell>
          <table:table-cell table:formula="of:=SUM([.G84:.U84])" office:value-type="float" office:value="111.12" calcext:value-type="float">
            <text:p>111.12</text:p>
          </table:table-cell>
          <table:table-cell table:formula="of:=SUM([.H84:.U84])" office:value-type="float" office:value="68.8" calcext:value-type="float">
            <text:p>68.8</text:p>
          </table:table-cell>
          <table:table-cell table:number-columns-repeated="3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Bi</text:p>
          </table:table-cell>
          <table:table-cell office:value-type="float" office:value="0.356721" calcext:value-type="float">
            <text:p>0.356721</text:p>
          </table:table-cell>
          <table:table-cell office:value-type="float" office:value="7.2856" calcext:value-type="float">
            <text:p>7.2856</text:p>
          </table:table-cell>
          <table:table-cell office:value-type="float" office:value="16.69" calcext:value-type="float">
            <text:p>16.69</text:p>
          </table:table-cell>
          <table:table-cell table:style-name="ce3" office:value-type="float" office:value="25.56" calcext:value-type="float">
            <text:p>25.56</text:p>
          </table:table-cell>
          <table:table-cell table:style-name="ce3" office:value-type="float" office:value="45.3" calcext:value-type="float">
            <text:p>45.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8.3" calcext:value-type="float">
            <text:p>88.3</text:p>
          </table:table-cell>
          <table:table-cell table:number-columns-repeated="12"/>
          <table:table-cell table:formula="of:=[.W85] + [.C85]" office:value-type="float" office:value="239.492321" calcext:value-type="float">
            <text:p>239.492321</text:p>
          </table:table-cell>
          <table:table-cell table:formula="of:=SUM([.D85:.U85])" office:value-type="float" office:value="239.1356" calcext:value-type="float">
            <text:p>239.1356</text:p>
          </table:table-cell>
          <table:table-cell table:formula="of:=SUM([.E85:.U85])" office:value-type="float" office:value="231.85" calcext:value-type="float">
            <text:p>231.85</text:p>
          </table:table-cell>
          <table:table-cell table:formula="of:=SUM([.F85:.U85])" office:value-type="float" office:value="215.16" calcext:value-type="float">
            <text:p>215.16</text:p>
          </table:table-cell>
          <table:table-cell table:formula="of:=SUM([.G85:.U85])" office:value-type="float" office:value="189.6" calcext:value-type="float">
            <text:p>189.6</text:p>
          </table:table-cell>
          <table:table-cell table:formula="of:=SUM([.H85:.U85])" office:value-type="float" office:value="144.3" calcext:value-type="float">
            <text:p>144.3</text:p>
          </table:table-cell>
          <table:table-cell table:formula="of:=SUM([.I85:.U85])" office:value-type="float" office:value="88.3" calcext:value-type="float">
            <text:p>88.3</text:p>
          </table:table-cell>
          <table:table-cell table:number-columns-repeated="3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Po</text:p>
          </table:table-cell>
          <table:table-cell office:value-type="float" office:value="0.942362" calcext:value-type="float">
            <text:p>0.942362</text:p>
          </table:table-cell>
          <table:table-cell office:value-type="float" office:value="8.417" calcext:value-type="float">
            <text:p>8.417</text:p>
          </table:table-cell>
          <table:table-cell table:style-name="Default" table:number-columns-repeated="5"/>
          <table:table-cell table:number-columns-repeated="12"/>
          <table:table-cell table:formula="of:=[.W86] + [.C86]" office:value-type="float" office:value="9.359362" calcext:value-type="float">
            <text:p>9.359362</text:p>
          </table:table-cell>
          <table:table-cell table:formula="of:=SUM([.D86:.U86])" office:value-type="float" office:value="8.417" calcext:value-type="float">
            <text:p>8.417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At</text:p>
          </table:table-cell>
          <table:table-cell office:value-type="float" office:value="1.4" calcext:value-type="float">
            <text:p>1.4</text:p>
          </table:table-cell>
          <table:table-cell table:style-name="Default" table:number-columns-repeated="6"/>
          <table:table-cell table:number-columns-repeated="12"/>
          <table:table-cell table:formula="of:=[.W87] + [.C87]" office:value-type="float" office:value="1.4" calcext:value-type="float">
            <text:p>1.4</text:p>
          </table:table-cell>
          <table:table-cell table:formula="of:=SUM([.D87:.U87])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Rn</text:p>
          </table:table-cell>
          <table:table-cell office:value-type="float" office:value="2.41578" calcext:value-type="float">
            <text:p>2.41578</text:p>
          </table:table-cell>
          <table:table-cell office:value-type="float" office:value="10.7485" calcext:value-type="float">
            <text:p>10.7485</text:p>
          </table:table-cell>
          <table:table-cell table:style-name="Default" table:number-columns-repeated="5"/>
          <table:table-cell table:number-columns-repeated="12"/>
          <table:table-cell table:formula="of:=[.W88] + [.C88]" office:value-type="float" office:value="13.16428" calcext:value-type="float">
            <text:p>13.16428</text:p>
          </table:table-cell>
          <table:table-cell table:formula="of:=SUM([.D88:.U88])" office:value-type="float" office:value="10.7485" calcext:value-type="float">
            <text:p>10.748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float" office:value="-0.7" calcext:value-type="float">
            <text:p>-0.7</text:p>
          </table:table-cell>
          <table:table-cell office:value-type="float" office:value="4.0727" calcext:value-type="float">
            <text:p>4.0727</text:p>
          </table:table-cell>
          <table:table-cell table:style-name="Default" table:number-columns-repeated="5"/>
          <table:table-cell table:number-columns-repeated="12"/>
          <table:table-cell table:formula="of:=[.W89] + [.C89]" office:value-type="float" office:value="3.3727" calcext:value-type="float">
            <text:p>3.3727</text:p>
          </table:table-cell>
          <table:table-cell table:formula="of:=SUM([.D89:.U89])" office:value-type="float" office:value="4.0727" calcext:value-type="float">
            <text:p>4.0727</text:p>
          </table:table-cell>
          <table:table-cell table:number-columns-repeated="17"/>
          <table:table-cell table:formula="of:=[.V89]/187.43" office:value-type="float" office:value="0.0179944512618044" calcext:value-type="float">
            <text:p>0.017994</text:p>
          </table:table-cell>
          <table:table-cell table:formula="of:=[.W89]/94.9194" office:value-type="float" office:value="0.0429069294580455" calcext:value-type="float">
            <text:p>0.04290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float" office:value="0.486" calcext:value-type="float">
            <text:p>0.486</text:p>
          </table:table-cell>
          <table:table-cell office:value-type="float" office:value="5.2784" calcext:value-type="float">
            <text:p>5.2784</text:p>
          </table:table-cell>
          <table:table-cell office:value-type="float" office:value="10.14716" calcext:value-type="float">
            <text:p>10.14716</text:p>
          </table:table-cell>
          <table:table-cell table:style-name="Default" table:number-columns-repeated="4"/>
          <table:table-cell table:number-columns-repeated="12"/>
          <table:table-cell table:formula="of:=[.W90] + [.C90]" office:value-type="float" office:value="15.91156" calcext:value-type="float">
            <text:p>15.91156</text:p>
          </table:table-cell>
          <table:table-cell table:formula="of:=SUM([.D90:.U90])" office:value-type="float" office:value="15.42556" calcext:value-type="float">
            <text:p>15.42556</text:p>
          </table:table-cell>
          <table:table-cell table:formula="of:=SUM([.E90:.U90])" office:value-type="float" office:value="10.14716" calcext:value-type="float">
            <text:p>10.14716</text:p>
          </table:table-cell>
          <table:table-cell table:number-columns-repeated="16"/>
          <table:table-cell table:formula="of:=[.V90]/456.53" office:value-type="float" office:value="0.0348532626552472" calcext:value-type="float">
            <text:p>0.034853</text:p>
          </table:table-cell>
          <table:table-cell table:formula="of:=[.W90]/308.081" office:value-type="float" office:value="0.0500698193007683" calcext:value-type="float">
            <text:p>0.050070</text:p>
          </table:table-cell>
          <table:table-cell table:formula="of:=[.X90]/155.741" office:value-type="float" office:value="0.0651540698981" calcext:value-type="float">
            <text:p>0.065154</text:p>
          </table:table-cell>
          <table:table-cell table:number-columns-repeated="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Ac</text:p>
          </table:table-cell>
          <table:table-cell office:value-type="float" office:value="0.1" calcext:value-type="float">
            <text:p>0.1</text:p>
          </table:table-cell>
          <table:table-cell office:value-type="float" office:value="5.17" calcext:value-type="float">
            <text:p>5.17</text:p>
          </table:table-cell>
          <table:table-cell office:value-type="float" office:value="12.1" calcext:value-type="float">
            <text:p>12.1</text:p>
          </table:table-cell>
          <table:table-cell table:style-name="Default" table:number-columns-repeated="4"/>
          <table:table-cell table:number-columns-repeated="12"/>
          <table:table-cell table:formula="of:=[.W91] + [.C91]" office:value-type="float" office:value="17.37" calcext:value-type="float">
            <text:p>17.37</text:p>
          </table:table-cell>
          <table:table-cell table:formula="of:=SUM([.D91:.U91])" office:value-type="float" office:value="17.27" calcext:value-type="float">
            <text:p>17.27</text:p>
          </table:table-cell>
          <table:table-cell table:formula="of:=SUM([.E91:.U91])" office:value-type="float" office:value="12.1" calcext:value-type="float">
            <text:p>12.1</text:p>
          </table:table-cell>
          <table:table-cell table:number-columns-repeated="3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float" office:value="0.35" calcext:value-type="float">
            <text:p>0.35</text:p>
          </table:table-cell>
          <table:table-cell office:value-type="float" office:value="6.3067" calcext:value-type="float">
            <text:p>6.3067</text:p>
          </table:table-cell>
          <table:table-cell office:value-type="float" office:value="11.5" calcext:value-type="float">
            <text:p>11.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.8" calcext:value-type="float">
            <text:p>28.8</text:p>
          </table:table-cell>
          <table:table-cell table:style-name="Default" table:number-columns-repeated="2"/>
          <table:table-cell table:number-columns-repeated="12"/>
          <table:table-cell table:formula="of:=[.W92] + [.C92]" office:value-type="float" office:value="66.9567" calcext:value-type="float">
            <text:p>66.9567</text:p>
          </table:table-cell>
          <table:table-cell table:formula="of:=SUM([.D92:.U92])" office:value-type="float" office:value="66.6067" calcext:value-type="float">
            <text:p>66.6067</text:p>
          </table:table-cell>
          <table:table-cell table:formula="of:=SUM([.E92:.U92])" office:value-type="float" office:value="60.3" calcext:value-type="float">
            <text:p>60.3</text:p>
          </table:table-cell>
          <table:table-cell table:formula="of:=SUM([.F92:.U92])" office:value-type="float" office:value="48.8" calcext:value-type="float">
            <text:p>48.8</text:p>
          </table:table-cell>
          <table:table-cell table:formula="of:=SUM([.G92:.U92])" office:value-type="float" office:value="28.8" calcext:value-type="float">
            <text:p>28.8</text:p>
          </table:table-cell>
          <table:table-cell table:number-columns-repeated="14"/>
          <table:table-cell table:formula="of:=[.V92]/1473.21" office:value-type="float" office:value="0.0454495285804468" calcext:value-type="float">
            <text:p>0.045450</text:p>
          </table:table-cell>
          <table:table-cell table:style-name="ce19" table:formula="of:=[.W92]/1053.69" office:value-type="float" office:value="0.0632128045250501" calcext:value-type="float">
            <text:p>0.063213</text:p>
          </table:table-cell>
          <table:table-cell table:formula="of:=[.X92]/743.718" office:value-type="float" office:value="0.0810791186982163" calcext:value-type="float">
            <text:p>0.081079</text:p>
          </table:table-cell>
          <table:table-cell table:formula="of:=[.Y92]/497.342" office:value-type="float" office:value="0.0981216145026963" calcext:value-type="float">
            <text:p>0.098122</text:p>
          </table:table-cell>
          <table:table-cell table:formula="of:=[.Z92]/250.969" office:value-type="float" office:value="0.11475520881065" calcext:value-type="float">
            <text:p>0.114755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Pr</text:p>
          </table:table-cell>
          <table:table-cell office:value-type="float" office:value="0.60769" calcext:value-type="float">
            <text:p>0.60769</text:p>
          </table:table-cell>
          <table:table-cell office:value-type="float" office:value="5.89" calcext:value-type="float">
            <text:p>5.89</text:p>
          </table:table-cell>
          <table:table-cell table:style-name="Default" table:number-columns-repeated="5"/>
          <table:table-cell table:number-columns-repeated="12"/>
          <table:table-cell table:formula="of:=[.W93] + [.C93]" office:value-type="float" office:value="6.49769" calcext:value-type="float">
            <text:p>6.49769</text:p>
          </table:table-cell>
          <table:table-cell table:formula="of:=SUM([.D93:.U93])" office:value-type="float" office:value="5.89" calcext:value-type="float">
            <text:p>5.89</text:p>
          </table:table-cell>
          <table:table-cell table:number-columns-repeated="21"/>
          <table:table-cell table:style-name="Default"/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U</text:p>
          </table:table-cell>
          <table:table-cell office:value-type="float" office:value="0.55" calcext:value-type="float">
            <text:p>0.55</text:p>
          </table:table-cell>
          <table:table-cell office:value-type="float" office:value="6.19405" calcext:value-type="float">
            <text:p>6.19405</text:p>
          </table:table-cell>
          <table:table-cell office:value-type="float" office:value="14.72" calcext:value-type="float">
            <text:p>14.72</text:p>
          </table:table-cell>
          <table:table-cell table:style-name="Default" table:number-columns-repeated="4"/>
          <table:table-cell table:number-columns-repeated="12"/>
          <table:table-cell table:formula="of:=[.W94] + [.C94]" office:value-type="float" office:value="21.46405" calcext:value-type="float">
            <text:p>21.46405</text:p>
          </table:table-cell>
          <table:table-cell table:formula="of:=SUM([.D94:.U94])" office:value-type="float" office:value="20.91405" calcext:value-type="float">
            <text:p>20.91405</text:p>
          </table:table-cell>
          <table:table-cell table:formula="of:=SUM([.E94:.U94])" office:value-type="float" office:value="14.72" calcext:value-type="float">
            <text:p>14.72</text:p>
          </table:table-cell>
          <table:table-cell table:number-columns-repeated="20"/>
          <table:table-cell table:style-name="Default"/>
          <table:table-cell table:number-columns-repeated="17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32"/>
          <table:table-cell table:formula="of:=[.AP92]*22.5" office:value-type="float" office:value="1.42228810181363" calcext:value-type="float">
            <text:p>1.42228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4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2"/>
          <table:table-cell table:style-name="Default" table:number-columns-repeated="2"/>
          <table:table-cell table:number-columns-repeated="34"/>
          <table:table-cell table:style-name="Default"/>
          <table:table-cell table:number-columns-repeated="18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52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45"/>
          <table:table-cell table:style-name="Default" table:number-columns-repeated="4"/>
          <table:table-cell table:number-columns-repeated="3"/>
        </table:table-row>
        <table:table-row table:style-name="ro1" table:number-rows-repeated="65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30"/>
          <table:table-cell table:style-name="Default" table:number-columns-repeated="19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30"/>
          <table:table-cell table:style-name="Default" table:number-columns-repeated="19"/>
          <table:table-cell table:number-columns-repeated="3"/>
        </table:table-row>
      </table:table>
      <table:table table:name="Integral_correction" table:style-name="ta1">
        <table:shapes>
          <draw:frame draw:z-index="0" draw:style-name="gr1" draw:text-style-name="P1" svg:width="15.999cm" svg:height="8.999cm" svg:x="15.244cm" svg:y="4.218cm">
            <draw:object draw:notify-on-update-of-ranges="Integral_correction.D4:Integral_correction.I4 Integral_correction.D8:Integral_correction.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304cm" svg:y="17.489cm">
            <draw:object draw:notify-on-update-of-ranges="Integral_correction.C33:Integral_correction.X33 Integral_correction.C36:Integral_correction.X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677cm" svg:y="18.055cm">
            <draw:object draw:notify-on-update-of-ranges="Integral_correction.C34:Integral_correction.R34 Integral_correction.C37:Integral_correction.R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coulombic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Wavefunction lenght 1 (a. u.):</text:p>
          </table:table-cell>
          <table:table-cell/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avefunction lenght 2 (a.u.):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m wavefunction lenght:</text:p>
          </table:table-cell>
          <table:table-cell/>
          <table:table-cell table:formula="of:=[.D4] + [.D3]" office:value-type="float" office:value="1" calcext:value-type="float">
            <text:p>1</text:p>
          </table:table-cell>
          <table:table-cell table:formula="of:=[.E4] + [.E3]" office:value-type="float" office:value="1.2" calcext:value-type="float">
            <text:p>1.2</text:p>
          </table:table-cell>
          <table:table-cell table:formula="of:=[.F4] + [.F3]" office:value-type="float" office:value="1.4" calcext:value-type="float">
            <text:p>1.4</text:p>
          </table:table-cell>
          <table:table-cell table:formula="of:=[.G4] + [.G3]" office:value-type="float" office:value="1.6" calcext:value-type="float">
            <text:p>1.6</text:p>
          </table:table-cell>
          <table:table-cell table:formula="of:=[.H4] + [.H3]" office:value-type="float" office:value="1.8" calcext:value-type="float">
            <text:p>1.8</text:p>
          </table:table-cell>
          <table:table-cell table:formula="of:=[.I4] + [.I3]" office:value-type="float" office:value="2" calcext:value-type="float">
            <text:p>2</text:p>
          </table:table-cell>
          <table:table-cell table:formula="of:=[.J4] + [.J3]" office:value-type="float" office:value="2.2" calcext:value-type="float">
            <text:p>2.2</text:p>
          </table:table-cell>
          <table:table-cell table:formula="of:=[.K4] + [.K3]" office:value-type="float" office:value="2.4" calcext:value-type="float">
            <text:p>2.4</text:p>
          </table:table-cell>
          <table:table-cell table:formula="of:=[.L4] + [.L3]" office:value-type="float" office:value="2.6" calcext:value-type="float">
            <text:p>2.6</text:p>
          </table:table-cell>
          <table:table-cell table:formula="of:=[.M4] + [.M3]" office:value-type="float" office:value="2.8" calcext:value-type="float">
            <text:p>2.8</text:p>
          </table:table-cell>
          <table:table-cell table:formula="of:=[.N4] + [.N3]" office:value-type="float" office:value="3" calcext:value-type="float">
            <text:p>3</text:p>
          </table:table-cell>
          <table:table-cell table:formula="of:=[.O4] + [.O3]" office:value-type="float" office:value="3.2" calcext:value-type="float">
            <text:p>3.2</text:p>
          </table:table-cell>
          <table:table-cell table:formula="of:=[.P4] + [.P3]" office:value-type="float" office:value="3.4" calcext:value-type="float">
            <text:p>3.4</text:p>
          </table:table-cell>
          <table:table-cell table:formula="of:=[.Q4] + [.Q3]" office:value-type="float" office:value="3.6" calcext:value-type="float">
            <text:p>3.6</text:p>
          </table:table-cell>
          <table:table-cell table:formula="of:=[.R4] + [.R3]" office:value-type="float" office:value="3.8" calcext:value-type="float">
            <text:p>3.8</text:p>
          </table:table-cell>
          <table:table-cell table:formula="of:=[.S4] + [.S3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.16497</text:p>
          </table:table-cell>
          <table:table-cell office:value-type="string" calcext:value-type="string">
            <text:p>1.24564</text:p>
          </table:table-cell>
          <table:table-cell office:value-type="string" calcext:value-type="string">
            <text:p>1.3625</text:p>
          </table:table-cell>
          <table:table-cell office:value-type="string" calcext:value-type="string">
            <text:p>1.49939</text:p>
          </table:table-cell>
          <table:table-cell office:value-type="string" calcext:value-type="string">
            <text:p>1.64809</text:p>
          </table:table-cell>
          <table:table-cell office:value-type="string" calcext:value-type="string">
            <text:p>1.80291</text:p>
          </table:table-cell>
          <table:table-cell office:value-type="string" calcext:value-type="string">
            <text:p>1.95874</text:p>
          </table:table-cell>
          <table:table-cell office:value-type="string" calcext:value-type="string">
            <text:p>2.11112</text:p>
          </table:table-cell>
          <table:table-cell office:value-type="string" calcext:value-type="string">
            <text:p>2.25672</text:p>
          </table:table-cell>
          <table:table-cell office:value-type="string" calcext:value-type="string">
            <text:p>2.39339</text:p>
          </table:table-cell>
          <table:table-cell office:value-type="string" calcext:value-type="string">
            <text:p>2.52012</text:p>
          </table:table-cell>
          <table:table-cell office:value-type="string" calcext:value-type="string">
            <text:p>2.63667</text:p>
          </table:table-cell>
          <table:table-cell office:value-type="string" calcext:value-type="string">
            <text:p>2.74331</text:p>
          </table:table-cell>
          <table:table-cell office:value-type="string" calcext:value-type="string">
            <text:p>2.84064</text:p>
          </table:table-cell>
          <table:table-cell/>
        </table:table-row>
        <table:table-row table:style-name="ro1">
          <table:table-cell table:number-columns-repeated="3"/>
          <table:table-cell table:formula="of:=[.D6] - 1" office:value-type="float" office:value="0" calcext:value-type="float">
            <text:p>0</text:p>
          </table:table-cell>
          <table:table-cell table:formula="of:=[.E6] - 1" office:value-type="float" office:value="0.16497" calcext:value-type="float">
            <text:p>0.16497</text:p>
          </table:table-cell>
          <table:table-cell table:formula="of:=[.F6] - 1" office:value-type="float" office:value="0.24564" calcext:value-type="float">
            <text:p>0.24564</text:p>
          </table:table-cell>
          <table:table-cell table:formula="of:=[.G6] - 1" office:value-type="float" office:value="0.3625" calcext:value-type="float">
            <text:p>0.3625</text:p>
          </table:table-cell>
          <table:table-cell table:formula="of:=[.H6] - 1" office:value-type="float" office:value="0.49939" calcext:value-type="float">
            <text:p>0.49939</text:p>
          </table:table-cell>
          <table:table-cell table:formula="of:=[.I6] - 1" office:value-type="float" office:value="0.64809" calcext:value-type="float">
            <text:p>0.64809</text:p>
          </table:table-cell>
          <table:table-cell table:formula="of:=[.J6] - 1" office:value-type="float" office:value="0.80291" calcext:value-type="float">
            <text:p>0.80291</text:p>
          </table:table-cell>
          <table:table-cell table:formula="of:=[.K6] - 1" office:value-type="float" office:value="0.95874" calcext:value-type="float">
            <text:p>0.95874</text:p>
          </table:table-cell>
          <table:table-cell table:formula="of:=[.L6] - 1" office:value-type="float" office:value="1.11112" calcext:value-type="float">
            <text:p>1.11112</text:p>
          </table:table-cell>
          <table:table-cell table:formula="of:=[.M6] - 1" office:value-type="float" office:value="1.25672" calcext:value-type="float">
            <text:p>1.25672</text:p>
          </table:table-cell>
          <table:table-cell table:formula="of:=[.N6] - 1" office:value-type="float" office:value="1.39339" calcext:value-type="float">
            <text:p>1.39339</text:p>
          </table:table-cell>
          <table:table-cell table:formula="of:=[.O6] - 1" office:value-type="float" office:value="1.52012" calcext:value-type="float">
            <text:p>1.52012</text:p>
          </table:table-cell>
          <table:table-cell table:formula="of:=[.P6] - 1" office:value-type="float" office:value="1.63667" calcext:value-type="float">
            <text:p>1.63667</text:p>
          </table:table-cell>
          <table:table-cell table:formula="of:=[.Q6] - 1" office:value-type="float" office:value="1.74331" calcext:value-type="float">
            <text:p>1.74331</text:p>
          </table:table-cell>
          <table:table-cell table:formula="of:=[.R6] - 1" office:value-type="float" office:value="1.84064" calcext:value-type="float">
            <text:p>1.84064</text:p>
          </table:table-cell>
          <table:table-cell table:formula="of:=[.S6] - 1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[.D7]*(0.618/[.$I$7])" office:value-type="float" office:value="0" calcext:value-type="float">
            <text:p>0</text:p>
          </table:table-cell>
          <table:table-cell table:formula="of:=[.E7]*(0.618/[.$I$7])" office:value-type="float" office:value="0.157310651298431" calcext:value-type="float">
            <text:p>0.157310651298431</text:p>
          </table:table-cell>
          <table:table-cell table:formula="of:=[.F7]*(0.618/[.$I$7])" office:value-type="float" office:value="0.234235245104847" calcext:value-type="float">
            <text:p>0.234235245104847</text:p>
          </table:table-cell>
          <table:table-cell table:formula="of:=[.G7]*(0.618/[.$I$7])" office:value-type="float" office:value="0.345669582928297" calcext:value-type="float">
            <text:p>0.345669582928297</text:p>
          </table:table-cell>
          <table:table-cell table:formula="of:=[.H7]*(0.618/[.$I$7])" office:value-type="float" office:value="0.476203953154654" calcext:value-type="float">
            <text:p>0.476203953154654</text:p>
          </table:table-cell>
          <table:table-cell table:formula="of:=[.I7]*(0.618/[.$I$7])" office:value-type="float" office:value="0.618" calcext:value-type="float">
            <text:p>0.618</text:p>
          </table:table-cell>
          <table:table-cell table:formula="of:=[.J7]*(0.618/[.$I$7])" office:value-type="float" office:value="0.765631902976438" calcext:value-type="float">
            <text:p>0.765631902976438</text:p>
          </table:table-cell>
          <table:table-cell table:formula="of:=[.K7]*(0.618/[.$I$7])" office:value-type="float" office:value="0.91422691292876" calcext:value-type="float">
            <text:p>0.91422691292876</text:p>
          </table:table-cell>
          <table:table-cell table:formula="of:=[.L7]*(0.618/[.$I$7])" office:value-type="float" office:value="1.05953210202287" calcext:value-type="float">
            <text:p>1.05953210202287</text:p>
          </table:table-cell>
          <table:table-cell table:formula="of:=[.M7]*(0.618/[.$I$7])" office:value-type="float" office:value="1.19837207795214" calcext:value-type="float">
            <text:p>1.19837207795214</text:p>
          </table:table-cell>
          <table:table-cell table:formula="of:=[.N7]*(0.618/[.$I$7])" office:value-type="float" office:value="1.32869666250058" calcext:value-type="float">
            <text:p>1.32869666250058</text:p>
          </table:table-cell>
          <table:table-cell table:formula="of:=[.O7]*(0.618/[.$I$7])" office:value-type="float" office:value="1.44954274869231" calcext:value-type="float">
            <text:p>1.44954274869231</text:p>
          </table:table-cell>
          <table:table-cell table:formula="of:=[.P7]*(0.618/[.$I$7])" office:value-type="float" office:value="1.56068147942415" calcext:value-type="float">
            <text:p>1.56068147942415</text:p>
          </table:table-cell>
          <table:table-cell table:formula="of:=[.Q7]*(0.618/[.$I$7])" office:value-type="float" office:value="1.66237031893718" calcext:value-type="float">
            <text:p>1.66237031893718</text:p>
          </table:table-cell>
          <table:table-cell table:formula="of:=[.R7]*(0.618/[.$I$7])" office:value-type="float" office:value="1.75518140998935" calcext:value-type="float">
            <text:p>1.75518140998935</text:p>
          </table:table-cell>
          <table:table-cell table:formula="of:=[.S7]*(0.618/[.$I$7])" office:value-type="float" office:value="-0.953571263250474" calcext:value-type="float">
            <text:p>-0.95357126325047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office:value-type="string" calcext:value-type="string">
            <text:p>Golden ratio:</text:p>
          </table:table-cell>
          <table:table-cell table:style-name="ce3" office:value-type="string" calcext:value-type="string">
            <text:p>1.61803398875</text:p>
          </table:table-cell>
          <table:table-cell table:number-columns-repeated="16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rezonance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teratom distance (a.u.):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6" calcext:value-type="float">
            <text:p>0.6666</text:p>
          </table:table-cell>
          <table:table-cell office:value-type="float" office:value="1" calcext:value-type="float">
            <text:p>1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6666" calcext:value-type="float">
            <text:p>1.6666</text:p>
          </table:table-cell>
          <table:table-cell office:value-type="float" office:value="2" calcext:value-type="float">
            <text:p>2</text:p>
          </table:table-cell>
          <table:table-cell office:value-type="float" office:value="2.3333" calcext:value-type="float">
            <text:p>2.3333</text:p>
          </table:table-cell>
          <table:table-cell office:value-type="float" office:value="2.6666" calcext:value-type="float">
            <text:p>2.6666</text:p>
          </table:table-cell>
          <table:table-cell office:value-type="float" office:value="3" calcext:value-type="float">
            <text:p>3</text:p>
          </table:table-cell>
          <table:table-cell office:value-type="float" office:value="3.3333" calcext:value-type="float">
            <text:p>3.3333</text:p>
          </table:table-cell>
          <table:table-cell office:value-type="float" office:value="3.6666" calcext:value-type="float">
            <text:p>3.6666</text:p>
          </table:table-cell>
          <table:table-cell office:value-type="float" office:value="4" calcext:value-type="float">
            <text:p>4</text:p>
          </table:table-cell>
          <table:table-cell office:value-type="float" office:value="4.3333" calcext:value-type="float">
            <text:p>4.3333</text:p>
          </table:table-cell>
          <table:table-cell office:value-type="float" office:value="4.6666" calcext:value-type="float">
            <text:p>4.66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lap integral S:</text:p>
          </table:table-cell>
          <table:table-cell office:value-type="float" office:value="1" calcext:value-type="float">
            <text:p>1</text:p>
          </table:table-cell>
          <table:table-cell office:value-type="float" office:value="0.975944" calcext:value-type="float">
            <text:p>0.975944</text:p>
          </table:table-cell>
          <table:table-cell office:value-type="float" office:value="0.929568" calcext:value-type="float">
            <text:p>0.929568</text:p>
          </table:table-cell>
          <table:table-cell office:value-type="float" office:value="0.858466" calcext:value-type="float">
            <text:p>0.858466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680273" calcext:value-type="float">
            <text:p>0.680273</text:p>
          </table:table-cell>
          <table:table-cell office:value-type="float" office:value="0.588092" calcext:value-type="float">
            <text:p>0.588092</text:p>
          </table:table-cell>
          <table:table-cell office:value-type="float" office:value="0.500413" calcext:value-type="float">
            <text:p>0.500413</text:p>
          </table:table-cell>
          <table:table-cell office:value-type="float" office:value="0.419933" calcext:value-type="float">
            <text:p>0.419933</text:p>
          </table:table-cell>
          <table:table-cell office:value-type="float" office:value="0.348015" calcext:value-type="float">
            <text:p>0.348015</text:p>
          </table:table-cell>
          <table:table-cell office:value-type="float" office:value="0.28506" calcext:value-type="float">
            <text:p>0.28506</text:p>
          </table:table-cell>
          <table:table-cell office:value-type="float" office:value="0.230823" calcext:value-type="float">
            <text:p>0.230823</text:p>
          </table:table-cell>
          <table:table-cell office:value-type="float" office:value="0.184668" calcext:value-type="float">
            <text:p>0.184668</text:p>
          </table:table-cell>
          <table:table-cell office:value-type="float" office:value="0.145765" calcext:value-type="float">
            <text:p>0.145765</text:p>
          </table:table-cell>
          <table:table-cell office:value-type="float" office:value="0.113241" calcext:value-type="float">
            <text:p>0.113241</text:p>
          </table:table-cell>
          <table:table-cell office:value-type="float" office:value="0.0863117" calcext:value-type="float">
            <text:p>0.0863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 distance:</text:p>
          </table:table-cell>
          <table:table-cell office:value-type="float" office:value="1.64768" calcext:value-type="float">
            <text:p>1.64768</text:p>
          </table:table-cell>
          <table:table-cell office:value-type="string" calcext:value-type="string">
            <text:p>1.66764</text:p>
          </table:table-cell>
          <table:table-cell office:value-type="float" office:value="1.68949" calcext:value-type="float">
            <text:p>1.68949</text:p>
          </table:table-cell>
          <table:table-cell office:value-type="float" office:value="1.7269" calcext:value-type="float">
            <text:p>1.7269</text:p>
          </table:table-cell>
          <table:table-cell office:value-type="float" office:value="1.77523" calcext:value-type="float">
            <text:p>1.77523</text:p>
          </table:table-cell>
          <table:table-cell office:value-type="float" office:value="1.83073" calcext:value-type="float">
            <text:p>1.83073</text:p>
          </table:table-cell>
          <table:table-cell office:value-type="float" office:value="1.8907" calcext:value-type="float">
            <text:p>1.8907</text:p>
          </table:table-cell>
          <table:table-cell office:value-type="float" office:value="1.95316" calcext:value-type="float">
            <text:p>1.95316</text:p>
          </table:table-cell>
          <table:table-cell office:value-type="float" office:value="2.01646" calcext:value-type="float">
            <text:p>2.01646</text:p>
          </table:table-cell>
          <table:table-cell office:value-type="float" office:value="2.07906" calcext:value-type="float">
            <text:p>2.07906</text:p>
          </table:table-cell>
          <table:table-cell office:value-type="float" office:value="2.13935" calcext:value-type="float">
            <text:p>2.13935</text:p>
          </table:table-cell>
          <table:table-cell office:value-type="float" office:value="2.19553" calcext:value-type="float">
            <text:p>2.19553</text:p>
          </table:table-cell>
          <table:table-cell office:value-type="float" office:value="2.24553" calcext:value-type="float">
            <text:p>2.24553</text:p>
          </table:table-cell>
          <table:table-cell office:value-type="float" office:value="2.28721" calcext:value-type="float">
            <text:p>2.28721</text:p>
          </table:table-cell>
          <table:table-cell office:value-type="float" office:value="2.31867" calcext:value-type="float">
            <text:p>2.31867</text:p>
          </table:table-cell>
          <table:table-cell office:value-type="float" office:value="2.33884" calcext:value-type="float">
            <text:p>2.33884</text:p>
          </table:table-cell>
          <table:table-cell/>
        </table:table-row>
        <table:table-row table:style-name="ro1">
          <table:table-cell office:value-type="string" calcext:value-type="string">
            <text:p>Korekce:</text:p>
          </table:table-cell>
          <table:table-cell table:formula="of:= ( [.C35])/1.61803398875" office:value-type="float" office:value="1.01832224258336" calcext:value-type="float">
            <text:p>1.01832224258336</text:p>
          </table:table-cell>
          <table:table-cell table:formula="of:=[.C35]/[.$B$36]" office:value-type="float" office:value="1.61803398875" calcext:value-type="float">
            <text:p>1.61803398875</text:p>
          </table:table-cell>
          <table:table-cell table:formula="of:=[.D35]/[.$B$36]" office:value-type="float" office:value="1.63763485688911" calcext:value-type="float">
            <text:p>1.63763485688911</text:p>
          </table:table-cell>
          <table:table-cell table:formula="of:=[.E35]/[.$B$36]" office:value-type="float" office:value="1.65909171905542" calcext:value-type="float">
            <text:p>1.65909171905542</text:p>
          </table:table-cell>
          <table:table-cell table:formula="of:=[.F35]/[.$B$36]" office:value-type="float" office:value="1.69582861670493" calcext:value-type="float">
            <text:p>1.69582861670493</text:p>
          </table:table-cell>
          <table:table-cell table:formula="of:=[.G35]/[.$B$36]" office:value-type="float" office:value="1.74328903540048" calcext:value-type="float">
            <text:p>1.74328903540048</text:p>
          </table:table-cell>
          <table:table-cell table:formula="of:=[.H35]/[.$B$36]" office:value-type="float" office:value="1.79779044731033" calcext:value-type="float">
            <text:p>1.79779044731033</text:p>
          </table:table-cell>
          <table:table-cell table:formula="of:=[.I35]/[.$B$36]" office:value-type="float" office:value="1.85668143239563" calcext:value-type="float">
            <text:p>1.85668143239563</text:p>
          </table:table-cell>
          <table:table-cell table:formula="of:=[.J35]/[.$B$36]" office:value-type="float" office:value="1.9180176159612" calcext:value-type="float">
            <text:p>1.9180176159612</text:p>
          </table:table-cell>
          <table:table-cell table:formula="of:=[.K35]/[.$B$36]" office:value-type="float" office:value="1.98017868576109" calcext:value-type="float">
            <text:p>1.98017868576109</text:p>
          </table:table-cell>
          <table:table-cell table:formula="of:=[.L35]/[.$B$36]" office:value-type="float" office:value="2.04165235036571" calcext:value-type="float">
            <text:p>2.04165235036571</text:p>
          </table:table-cell>
          <table:table-cell table:formula="of:=[.M35]/[.$B$36]" office:value-type="float" office:value="2.10085757782598" calcext:value-type="float">
            <text:p>2.10085757782598</text:p>
          </table:table-cell>
          <table:table-cell table:formula="of:=[.N35]/[.$B$36]" office:value-type="float" office:value="2.15602675478266" calcext:value-type="float">
            <text:p>2.15602675478266</text:p>
          </table:table-cell>
          <table:table-cell table:formula="of:=[.O35]/[.$B$36]" office:value-type="float" office:value="2.20512712587261" calcext:value-type="float">
            <text:p>2.20512712587261</text:p>
          </table:table-cell>
          <table:table-cell table:formula="of:=[.P35]/[.$B$36]" office:value-type="float" office:value="2.2460571952132" calcext:value-type="float">
            <text:p>2.2460571952132</text:p>
          </table:table-cell>
          <table:table-cell table:formula="of:=[.Q35]/[.$B$36]" office:value-type="float" office:value="2.276951148703" calcext:value-type="float">
            <text:p>2.276951148703</text:p>
          </table:table-cell>
          <table:table-cell table:formula="of:=[.R35]/[.$B$36]" office:value-type="float" office:value="2.29675823840069" calcext:value-type="float">
            <text:p>2.29675823840069</text:p>
          </table:table-cell>
          <table:table-cell/>
        </table:table-row>
        <table:table-row table:style-name="ro1">
          <table:table-cell office:value-type="string" calcext:value-type="string">
            <text:p>Relative distance/Phi:</text:p>
          </table:table-cell>
          <table:table-cell/>
          <table:table-cell table:formula="of:=[.C36]/1.61803398875" office:value-type="float" office:value="1" calcext:value-type="float">
            <text:p>1</text:p>
          </table:table-cell>
          <table:table-cell table:formula="of:=[.D36]/1.61803398875" office:value-type="float" office:value="1.01211400271897" calcext:value-type="float">
            <text:p>1.01211400271897</text:p>
          </table:table-cell>
          <table:table-cell table:formula="of:=[.E36]/1.61803398875" office:value-type="float" office:value="1.02537507282968" calcext:value-type="float">
            <text:p>1.02537507282968</text:p>
          </table:table-cell>
          <table:table-cell table:formula="of:=[.F36]/1.61803398875" office:value-type="float" office:value="1.04807972421829" calcext:value-type="float">
            <text:p>1.04807972421829</text:p>
          </table:table-cell>
          <table:table-cell table:formula="of:=[.G36]/1.61803398875" office:value-type="float" office:value="1.07741187609245" calcext:value-type="float">
            <text:p>1.07741187609245</text:p>
          </table:table-cell>
          <table:table-cell table:formula="of:=[.H36]/1.61803398875" office:value-type="float" office:value="1.11109560108759" calcext:value-type="float">
            <text:p>1.11109560108759</text:p>
          </table:table-cell>
          <table:table-cell table:formula="of:=[.I36]/1.61803398875" office:value-type="float" office:value="1.14749223150126" calcext:value-type="float">
            <text:p>1.14749223150126</text:p>
          </table:table-cell>
          <table:table-cell table:formula="of:=[.J36]/1.61803398875" office:value-type="float" office:value="1.18540007768499" calcext:value-type="float">
            <text:p>1.18540007768499</text:p>
          </table:table-cell>
          <table:table-cell table:formula="of:=[.K36]/1.61803398875" office:value-type="float" office:value="1.22381773159837" calcext:value-type="float">
            <text:p>1.22381773159837</text:p>
          </table:table-cell>
          <table:table-cell table:formula="of:=[.L36]/1.61803398875" office:value-type="float" office:value="1.26181054573704" calcext:value-type="float">
            <text:p>1.26181054573704</text:p>
          </table:table-cell>
          <table:table-cell table:formula="of:=[.M36]/1.61803398875" office:value-type="float" office:value="1.29840138861915" calcext:value-type="float">
            <text:p>1.29840138861915</text:p>
          </table:table-cell>
          <table:table-cell table:formula="of:=[.N36]/1.61803398875" office:value-type="float" office:value="1.33249781510973" calcext:value-type="float">
            <text:p>1.33249781510973</text:p>
          </table:table-cell>
          <table:table-cell table:formula="of:=[.O36]/1.61803398875" office:value-type="float" office:value="1.36284351330355" calcext:value-type="float">
            <text:p>1.36284351330355</text:p>
          </table:table-cell>
          <table:table-cell table:formula="of:=[.P36]/1.61803398875" office:value-type="float" office:value="1.38813968731793" calcext:value-type="float">
            <text:p>1.38813968731793</text:p>
          </table:table-cell>
          <table:table-cell table:formula="of:=[.Q36]/1.61803398875" office:value-type="float" office:value="1.40723320062148" calcext:value-type="float">
            <text:p>1.40723320062148</text:p>
          </table:table-cell>
          <table:table-cell table:formula="of:=[.R36]/1.61803398875" office:value-type="float" office:value="1.41947465527287" calcext:value-type="float">
            <text:p>1.419474655272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6" number:min-decimal-places="6" number:min-integer-digits="1"/>
    </number:number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6:37:44.523934895</meta:creation-date>
    <dc:date>2023-10-17T14:40:10.475554673</dc:date>
    <meta:editing-duration>P1DT2H25M18S</meta:editing-duration>
    <meta:editing-cycles>86</meta:editing-cycles>
    <meta:generator>LibreOffice/7.3.7.2$Linux_X86_64 LibreOffice_project/30$Build-2</meta:generator>
    <meta:document-statistic meta:table-count="2" meta:cell-count="156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51cm" svg:y="0.268cm" chart:style-name="ch2">
          <text:p>Coulombic_integral_distance function_graph</text:p>
        </chart:title>
        <chart:legend chart:legend-position="end" svg:x="11.851cm" svg:y="3.952cm" style:legend-expansion="high" chart:style-name="ch3"/>
        <chart:plot-area chart:style-name="ch4" table:cell-range-address="Integral_correction.D4:Integral_correction.I4 Integral_correction.D8:Integral_correction.I8" svg:x="1.331cm" svg:y="1.275cm" svg:width="10.2cm" svg:height="6.564cm">
          <chart:coordinate-region svg:x="2.058cm" svg:y="1.474cm" svg:width="9.233cm" svg:height="5.718cm"/>
          <chart:axis chart:dimension="x" chart:name="primary-x" chart:style-name="ch5">
            <chart:title svg:x="3.781cm" svg:y="8.019cm" chart:style-name="ch6">
              <text:p>Second_wavefunction_lenght (a. u.)</text:p>
            </chart:title>
          </chart:axis>
          <chart:axis chart:dimension="y" chart:name="primary-y" chart:style-name="ch7">
            <chart:title svg:x="0.451cm" svg:y="5.659cm" chart:style-name="ch8">
              <text:p>Distance (a.u.)</text:p>
            </chart:title>
            <chart:grid chart:style-name="ch9" chart:class="major"/>
          </chart:axis>
          <chart:series chart:style-name="ch10" chart:values-cell-range-address="Integral_correction.D8:Integral_correction.I8" chart:class="chart:scatter">
            <chart:domain table:cell-range-address="Integral_correction.D4:Integral_correction.I4"/>
            <chart:regression-curve chart:style-name="ch11">
              <chart:equation chart:display-equation="true" chart:display-r-square="true"/>
            </chart:regression-curve>
            <chart:data-point chart:repeated="5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Řádek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4:Integral_correction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Řádek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8:Integral_correction.I8</svg:desc>
                </draw:g>
              </table:table-cell>
              <table:table-cell office:value-type="float" office:value="0.157310651298431">
                <text:p>0.157310651298431</text:p>
              </table:table-cell>
              <table:table-cell office:value-type="float" office:value="0.234235245104847">
                <text:p>0.234235245104847</text:p>
              </table:table-cell>
              <table:table-cell office:value-type="float" office:value="0.345669582928297">
                <text:p>0.345669582928297</text:p>
              </table:table-cell>
              <table:table-cell office:value-type="float" office:value="0.476203953154654">
                <text:p>0.476203953154654</text:p>
              </table:table-cell>
              <table:table-cell office:value-type="float" office:value="0.618">
                <text:p>0.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1.618" chart:regression-period="2" loext:regression-extrapolate-forward="0" loext:regression-extrapolate-backward="0" chart:regression-type="linear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66cm" svg:y="0.316cm" chart:style-name="ch2">
          <text:p>Overlap integral lenght to interatomic distance</text:p>
        </chart:title>
        <chart:legend chart:legend-position="end" svg:x="11.666cm" svg:y="3.952cm" style:legend-expansion="high" chart:style-name="ch3"/>
        <chart:plot-area chart:style-name="ch4" table:cell-range-address="Integral_correction.C33:Integral_correction.X33 Integral_correction.C36:Integral_correction.X36" svg:x="1.331cm" svg:y="1.275cm" svg:width="10.015cm" svg:height="6.564cm">
          <chart:coordinate-region svg:x="2.058cm" svg:y="1.474cm" svg:width="9.194cm" svg:height="5.718cm"/>
          <chart:axis chart:dimension="x" chart:name="primary-x" chart:style-name="ch5">
            <chart:title svg:x="4.389cm" svg:y="8.019cm" chart:style-name="ch6">
              <text:p>Interatomic distance (a. u.)</text:p>
            </chart:title>
          </chart:axis>
          <chart:axis chart:dimension="y" chart:name="primary-y" chart:style-name="ch7">
            <chart:title svg:x="0.451cm" svg:y="6.704cm" chart:style-name="ch8">
              <text:p>Overlap integral lenght (a. u.)</text:p>
            </chart:title>
            <chart:grid chart:style-name="ch9" chart:class="major"/>
          </chart:axis>
          <chart:series chart:style-name="ch10" chart:values-cell-range-address="Integral_correction.C36:Integral_correction.X36" chart:class="chart:scatter">
            <chart:domain table:cell-range-address="Integral_correction.C33:Integral_correction.X33"/>
            <chart:regression-curve chart:style-name="ch11">
              <chart:equation chart:display-equation="true" chart:display-r-square="true" svg:x="2.113cm" svg:y="4.82cm"/>
            </chart:regression-curve>
            <chart:data-point/>
            <chart:data-point chart:style-name="ch12" chart:repeated="2"/>
            <chart:data-point chart:repeated="8"/>
            <chart:data-point chart:style-name="ch12"/>
            <chart:data-point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Řádek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C33:Integral_correction.X33</svg:desc>
                </draw:g>
              </table:table-cell>
              <table:table-cell office:value-type="float" office:value="0.3333">
                <text:p>0.3333</text:p>
              </table:table-cell>
              <table:table-cell office:value-type="float" office:value="0.6666">
                <text:p>0.6666</text:p>
              </table:table-cell>
              <table:table-cell office:value-type="float" office:value="1">
                <text:p>1</text:p>
              </table:table-cell>
              <table:table-cell office:value-type="float" office:value="1.3333">
                <text:p>1.3333</text:p>
              </table:table-cell>
              <table:table-cell office:value-type="float" office:value="1.6666">
                <text:p>1.6666</text:p>
              </table:table-cell>
              <table:table-cell office:value-type="float" office:value="2">
                <text:p>2</text:p>
              </table:table-cell>
              <table:table-cell office:value-type="float" office:value="2.3333">
                <text:p>2.3333</text:p>
              </table:table-cell>
              <table:table-cell office:value-type="float" office:value="2.6666">
                <text:p>2.6666</text:p>
              </table:table-cell>
              <table:table-cell office:value-type="float" office:value="3">
                <text:p>3</text:p>
              </table:table-cell>
              <table:table-cell office:value-type="float" office:value="3.3333">
                <text:p>3.3333</text:p>
              </table:table-cell>
              <table:table-cell office:value-type="float" office:value="3.6666">
                <text:p>3.6666</text:p>
              </table:table-cell>
              <table:table-cell office:value-type="float" office:value="4">
                <text:p>4</text:p>
              </table:table-cell>
              <table:table-cell office:value-type="float" office:value="4.3333">
                <text:p>4.3333</text:p>
              </table:table-cell>
              <table:table-cell office:value-type="float" office:value="4.6666">
                <text:p>4.666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Řádek 36</text:p>
                <draw:g>
                  <svg:desc/>
                </draw:g>
              </table:table-cell>
              <table:table-cell office:value-type="float" office:value="1.61803398875">
                <text:p>1.61803398875</text:p>
                <draw:g>
                  <svg:desc>Integral_correction.C36:Integral_correction.X36</svg:desc>
                </draw:g>
              </table:table-cell>
              <table:table-cell office:value-type="float" office:value="1.63763485688911">
                <text:p>1.63763485688911</text:p>
              </table:table-cell>
              <table:table-cell office:value-type="float" office:value="1.65909171905542">
                <text:p>1.65909171905542</text:p>
              </table:table-cell>
              <table:table-cell office:value-type="float" office:value="1.69582861670493">
                <text:p>1.69582861670493</text:p>
              </table:table-cell>
              <table:table-cell office:value-type="float" office:value="1.74328903540048">
                <text:p>1.74328903540048</text:p>
              </table:table-cell>
              <table:table-cell office:value-type="float" office:value="1.79779044731033">
                <text:p>1.79779044731033</text:p>
              </table:table-cell>
              <table:table-cell office:value-type="float" office:value="1.85668143239563">
                <text:p>1.85668143239563</text:p>
              </table:table-cell>
              <table:table-cell office:value-type="float" office:value="1.9180176159612">
                <text:p>1.9180176159612</text:p>
              </table:table-cell>
              <table:table-cell office:value-type="float" office:value="1.98017868576109">
                <text:p>1.98017868576109</text:p>
              </table:table-cell>
              <table:table-cell office:value-type="float" office:value="2.04165235036571">
                <text:p>2.04165235036571</text:p>
              </table:table-cell>
              <table:table-cell office:value-type="float" office:value="2.10085757782598">
                <text:p>2.10085757782598</text:p>
              </table:table-cell>
              <table:table-cell office:value-type="float" office:value="2.15602675478266">
                <text:p>2.15602675478266</text:p>
              </table:table-cell>
              <table:table-cell office:value-type="float" office:value="2.20512712587261">
                <text:p>2.20512712587261</text:p>
              </table:table-cell>
              <table:table-cell office:value-type="float" office:value="2.2460571952132">
                <text:p>2.2460571952132</text:p>
              </table:table-cell>
              <table:table-cell office:value-type="float" office:value="2.276951148703">
                <text:p>2.276951148703</text:p>
              </table:table-cell>
              <table:table-cell office:value-type="float" office:value="2.29675823840069">
                <text:p>2.2967582384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89cm" svg:y="0.316cm" chart:style-name="ch2">
          <text:p>Overlap integral lenght to Overlap integral</text:p>
        </chart:title>
        <chart:legend chart:legend-position="end" svg:x="10.899cm" svg:y="3.952cm" style:legend-expansion="high" chart:style-name="ch3"/>
        <chart:plot-area chart:style-name="ch4" table:cell-range-address="Integral_correction.C34:Integral_correction.R34 Integral_correction.C37:Integral_correction.R37" svg:x="1.331cm" svg:y="1.275cm" svg:width="9.248cm" svg:height="6.564cm">
          <chart:coordinate-region svg:x="2.058cm" svg:y="1.474cm" svg:width="8.281cm" svg:height="5.718cm"/>
          <chart:axis chart:dimension="x" chart:name="primary-x" chart:style-name="ch5">
            <chart:title svg:x="4.747cm" svg:y="8.019cm" chart:style-name="ch6">
              <text:p>Overlap integral</text:p>
            </chart:title>
          </chart:axis>
          <chart:axis chart:dimension="y" chart:name="primary-y" chart:style-name="ch7">
            <chart:title svg:x="0.451cm" svg:y="6.903cm" chart:style-name="ch8">
              <text:p>Relative overlap integral lenght </text:p>
            </chart:title>
            <chart:grid chart:style-name="ch9" chart:class="major"/>
          </chart:axis>
          <chart:series chart:style-name="ch10" chart:values-cell-range-address="Integral_correction.C37:Integral_correction.R37" chart:class="chart:scatter">
            <chart:domain table:cell-range-address="Integral_correction.C34:Integral_correction.R34"/>
            <chart:regression-curve chart:style-name="ch11">
              <chart:equation chart:display-equation="true" chart:display-r-square="true" svg:x="2.069cm" svg:y="4.998cm"/>
            </chart:regression-curve>
            <chart:data-point chart:repeated="4"/>
            <chart:data-point chart:style-name="ch12"/>
            <chart:data-point chart:repeated="3"/>
            <chart:data-point chart:style-name="ch12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Řádek 3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4:Integral_correction.R34</svg:desc>
                </draw:g>
              </table:table-cell>
              <table:table-cell office:value-type="float" office:value="0.975944">
                <text:p>0.975944</text:p>
              </table:table-cell>
              <table:table-cell office:value-type="float" office:value="0.929568">
                <text:p>0.929568</text:p>
              </table:table-cell>
              <table:table-cell office:value-type="float" office:value="0.858466">
                <text:p>0.858466</text:p>
              </table:table-cell>
              <table:table-cell office:value-type="float" office:value="0.772542">
                <text:p>0.772542</text:p>
              </table:table-cell>
              <table:table-cell office:value-type="float" office:value="0.680273">
                <text:p>0.680273</text:p>
              </table:table-cell>
              <table:table-cell office:value-type="float" office:value="0.588092">
                <text:p>0.588092</text:p>
              </table:table-cell>
              <table:table-cell office:value-type="float" office:value="0.500413">
                <text:p>0.500413</text:p>
              </table:table-cell>
              <table:table-cell office:value-type="float" office:value="0.419933">
                <text:p>0.419933</text:p>
              </table:table-cell>
              <table:table-cell office:value-type="float" office:value="0.348015">
                <text:p>0.348015</text:p>
              </table:table-cell>
              <table:table-cell office:value-type="float" office:value="0.28506">
                <text:p>0.28506</text:p>
              </table:table-cell>
              <table:table-cell office:value-type="float" office:value="0.230823">
                <text:p>0.230823</text:p>
              </table:table-cell>
              <table:table-cell office:value-type="float" office:value="0.184668">
                <text:p>0.184668</text:p>
              </table:table-cell>
              <table:table-cell office:value-type="float" office:value="0.145765">
                <text:p>0.145765</text:p>
              </table:table-cell>
              <table:table-cell office:value-type="float" office:value="0.113241">
                <text:p>0.113241</text:p>
              </table:table-cell>
              <table:table-cell office:value-type="float" office:value="0.0863117">
                <text:p>0.0863117</text:p>
              </table:table-cell>
            </table:table-row>
            <table:table-row>
              <table:table-cell office:value-type="string">
                <text:p>Řádek 3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7:Integral_correction.R37</svg:desc>
                </draw:g>
              </table:table-cell>
              <table:table-cell office:value-type="float" office:value="1.01211400271897">
                <text:p>1.01211400271897</text:p>
              </table:table-cell>
              <table:table-cell office:value-type="float" office:value="1.02537507282968">
                <text:p>1.02537507282968</text:p>
              </table:table-cell>
              <table:table-cell office:value-type="float" office:value="1.04807972421829">
                <text:p>1.04807972421829</text:p>
              </table:table-cell>
              <table:table-cell office:value-type="float" office:value="1.07741187609245">
                <text:p>1.07741187609245</text:p>
              </table:table-cell>
              <table:table-cell office:value-type="float" office:value="1.11109560108759">
                <text:p>1.11109560108759</text:p>
              </table:table-cell>
              <table:table-cell office:value-type="float" office:value="1.14749223150126">
                <text:p>1.14749223150126</text:p>
              </table:table-cell>
              <table:table-cell office:value-type="float" office:value="1.18540007768499">
                <text:p>1.18540007768499</text:p>
              </table:table-cell>
              <table:table-cell office:value-type="float" office:value="1.22381773159837">
                <text:p>1.22381773159837</text:p>
              </table:table-cell>
              <table:table-cell office:value-type="float" office:value="1.26181054573704">
                <text:p>1.26181054573704</text:p>
              </table:table-cell>
              <table:table-cell office:value-type="float" office:value="1.29840138861915">
                <text:p>1.29840138861915</text:p>
              </table:table-cell>
              <table:table-cell office:value-type="float" office:value="1.33249781510973">
                <text:p>1.33249781510973</text:p>
              </table:table-cell>
              <table:table-cell office:value-type="float" office:value="1.36284351330355">
                <text:p>1.36284351330355</text:p>
              </table:table-cell>
              <table:table-cell office:value-type="float" office:value="1.38813968731793">
                <text:p>1.38813968731793</text:p>
              </table:table-cell>
              <table:table-cell office:value-type="float" office:value="1.40723320062148">
                <text:p>1.40723320062148</text:p>
              </table:table-cell>
              <table:table-cell office:value-type="float" office:value="1.41947465527287">
                <text:p>1.41947465527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